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fo:keep-with-next="always"/>
    </style:style>
    <style:style style:name="Table1.A" style:family="table-column">
      <style:table-column-properties style:column-width="1.2979in" style:rel-column-width="12286*"/>
    </style:style>
    <style:style style:name="Table1.B" style:family="table-column">
      <style:table-column-properties style:column-width="1.2986in" style:rel-column-width="12288*"/>
    </style:style>
    <style:style style:name="Table1.C" style:family="table-column">
      <style:table-column-properties style:column-width="0.866in" style:rel-column-width="8192*"/>
    </style:style>
    <style:style style:name="Table1.G" style:family="table-column">
      <style:table-column-properties style:column-width="0.866in" style:rel-column-width="8193*"/>
    </style:style>
    <style:style style:name="Table1.A1" style:family="table-cell">
      <style:table-cell-properties fo:padding="0.0382in" fo:border-left="0.0007in solid #000000" fo:border-right="none" fo:border-top="0.0007in solid #000000" fo:border-bottom="0.0007in solid #000000"/>
    </style:style>
    <style:style style:name="Table1.G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fo:keep-with-next="always"/>
    </style:style>
    <style:style style:name="Table2.A" style:family="table-column">
      <style:table-column-properties style:column-width="1.2986in" style:rel-column-width="12287*"/>
    </style:style>
    <style:style style:name="Table2.B" style:family="table-column">
      <style:table-column-properties style:column-width="1.2986in" style:rel-column-width="12288*"/>
    </style:style>
    <style:style style:name="Table2.C" style:family="table-column">
      <style:table-column-properties style:column-width="0.8653in" style:rel-column-width="8191*"/>
    </style:style>
    <style:style style:name="Table2.G" style:family="table-column">
      <style:table-column-properties style:column-width="0.866in" style:rel-column-width="8196*"/>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fo:keep-with-next="always"/>
    </style:style>
    <style:style style:name="Table4.A" style:family="table-column">
      <style:table-column-properties style:column-width="0.9896in" style:rel-column-width="9362*"/>
    </style:style>
    <style:style style:name="Table4.G" style:family="table-column">
      <style:table-column-properties style:column-width="0.9896in" style:rel-column-width="9363*"/>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fo:keep-with-next="always"/>
    </style:style>
    <style:style style:name="Table3.A" style:family="table-column">
      <style:table-column-properties style:column-width="1.2986in" style:rel-column-width="12287*"/>
    </style:style>
    <style:style style:name="Table3.B" style:family="table-column">
      <style:table-column-properties style:column-width="1.2986in" style:rel-column-width="12288*"/>
    </style:style>
    <style:style style:name="Table3.C" style:family="table-column">
      <style:table-column-properties style:column-width="0.8653in" style:rel-column-width="8191*"/>
    </style:style>
    <style:style style:name="Table3.G" style:family="table-column">
      <style:table-column-properties style:column-width="0.866in" style:rel-column-width="8196*"/>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fo:keep-with-next="always"/>
    </style:style>
    <style:style style:name="Table5.A" style:family="table-column">
      <style:table-column-properties style:column-width="0.9896in" style:rel-column-width="9362*"/>
    </style:style>
    <style:style style:name="Table5.G" style:family="table-column">
      <style:table-column-properties style:column-width="0.9896in" style:rel-column-width="9363*"/>
    </style:style>
    <style:style style:name="Table5.A1" style:family="table-cell">
      <style:table-cell-properties fo:padding="0.0382in" fo:border-left="0.0007in solid #000000" fo:border-right="none" fo:border-top="0.0007in solid #000000" fo:border-bottom="0.0007in solid #000000"/>
    </style:style>
    <style:style style:name="Table5.G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fo:keep-with-next="always"/>
    </style:style>
    <style:style style:name="Table6.A" style:family="table-column">
      <style:table-column-properties style:column-width="0.9896in" style:rel-column-width="9362*"/>
    </style:style>
    <style:style style:name="Table6.G" style:family="table-column">
      <style:table-column-properties style:column-width="0.9896in" style:rel-column-width="9363*"/>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fo:keep-with-next="always"/>
    </style:style>
    <style:style style:name="Table7.A" style:family="table-column">
      <style:table-column-properties style:column-width="2.3083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fo:keep-with-next="always"/>
    </style:style>
    <style:style style:name="Table9.A" style:family="table-column">
      <style:table-column-properties style:column-width="2.3083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fo:keep-with-next="always"/>
    </style:style>
    <style:style style:name="Table8.A" style:family="table-column">
      <style:table-column-properties style:column-width="0.9896in" style:rel-column-width="9362*"/>
    </style:style>
    <style:style style:name="Table8.G" style:family="table-column">
      <style:table-column-properties style:column-width="0.9896in" style:rel-column-width="9363*"/>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fo:keep-with-next="always"/>
    </style:style>
    <style:style style:name="Table10.A" style:family="table-column">
      <style:table-column-properties style:column-width="2.3083in" style:rel-column-width="21845*"/>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Table12" style:family="table">
      <style:table-properties style:width="6.925in" table:align="margins"/>
    </style:style>
    <style:style style:name="Table12.A" style:family="table-column">
      <style:table-column-properties style:column-width="0.9896in" style:rel-column-width="9362*"/>
    </style:style>
    <style:style style:name="Table12.G" style:family="table-column">
      <style:table-column-properties style:column-width="0.9896in" style:rel-column-width="9363*"/>
    </style:style>
    <style:style style:name="Table12.A1" style:family="table-cell">
      <style:table-cell-properties fo:padding="0.0382in" fo:border-left="0.0007in solid #000000" fo:border-right="none" fo:border-top="0.0007in solid #000000" fo:border-bottom="0.0007in solid #000000"/>
    </style:style>
    <style:style style:name="Table12.G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G2" style:family="table-cell">
      <style:table-cell-properties fo:padding="0.0382in" fo:border-left="0.0007in solid #000000" fo:border-right="0.0007in solid #000000" fo:border-top="none" fo:border-bottom="0.0007in solid #000000"/>
    </style:style>
    <style:style style:name="Table11" style:family="table">
      <style:table-properties style:width="6.925in" table:align="margins"/>
    </style:style>
    <style:style style:name="Table11.A" style:family="table-column">
      <style:table-column-properties style:column-width="0.9896in" style:rel-column-width="9362*"/>
    </style:style>
    <style:style style:name="Table11.G" style:family="table-column">
      <style:table-column-properties style:column-width="0.9896in" style:rel-column-width="9363*"/>
    </style:style>
    <style:style style:name="Table11.A1" style:family="table-cell">
      <style:table-cell-properties fo:padding="0.0382in" fo:border-left="0.0007in solid #000000" fo:border-right="none" fo:border-top="0.0007in solid #000000" fo:border-bottom="0.0007in solid #000000"/>
    </style:style>
    <style:style style:name="Table11.G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G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style:font-name="DejaVu Sans" fo:font-size="11pt" style:font-size-asian="11pt" style:font-size-complex="11pt"/>
    </style:style>
    <style:style style:name="P7" style:family="paragraph" style:parent-style-name="Illustration">
      <style:paragraph-properties fo:text-align="center" style:justify-single-word="false"/>
    </style:style>
    <style:style style:name="P8" style:family="paragraph" style:parent-style-name="Table_20_Heading">
      <style:paragraph-properties fo:text-align="center" style:justify-single-word="false"/>
    </style:style>
    <style:style style:name="P9" style:family="paragraph" style:parent-style-name="Table">
      <style:paragraph-properties fo:text-align="center" style:justify-single-word="false"/>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text-properties fo:font-weight="normal" style:font-weight-asian="normal" style:font-weight-complex="normal"/>
    </style:style>
    <style:style style:name="P18" style:family="paragraph" style:parent-style-name="Table_20_Contents">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1"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style:paragraph-properties fo:margin-left="0in" fo:margin-right="0in" fo:margin-top="0in" fo:margin-bottom="0in" fo:line-height="100%" fo:text-indent="0in"/>
    </style:style>
    <style:style style:name="P22" style:family="paragraph">
      <style:paragraph-properties fo:margin-left="0in" fo:margin-right="0in" fo:margin-top="0in" fo:margin-bottom="0in" fo:line-height="100%" fo:text-indent="0in"/>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3" style:family="paragraph">
      <style:paragraph-properties fo:margin-left="0in" fo:margin-right="0in" fo:margin-top="0in" fo:margin-bottom="0in" fo:line-height="100%"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5"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6" style:family="paragraph">
      <style:paragraph-properties fo:margin-left="0in" fo:margin-right="0in" fo:margin-top="0in" fo:margin-bottom="0in" fo:line-height="100%" fo:text-align="end" fo:text-indent="0in"/>
    </style:style>
    <style:style style:name="P27" style:family="paragraph">
      <style:paragraph-properties fo:margin-left="0in" fo:margin-right="0in" fo:margin-top="0in" fo:margin-bottom="0in" fo:line-height="100%" fo:text-align="end" fo:text-indent="0in"/>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style>
    <style:style style:name="P29" style:family="paragraph">
      <style:paragraph-properties fo:margin-left="0in" fo:margin-right="0in" fo:margin-top="0in" fo:margin-bottom="0in" fo:line-height="100%" fo:text-align="start" fo:text-indent="0in"/>
    </style:style>
    <style:style style:name="T1" style:family="text">
      <style:text-properties style:font-name="Times New Roman"/>
    </style:style>
    <style:style style:name="T2" style:family="text">
      <style:text-properties style:font-name="DejaVu Sans"/>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line-through-style="solid" style:font-size-asian="10.5pt"/>
    </style:style>
    <style:style style:name="T6"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ejaVu Sans1"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WenQuanYi Micro Hei"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font-name="Liberation Sans2"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Liberation Sans" fo:font-size="12pt" fo:font-style="normal" fo:text-shadow="none" style:text-underline-style="none" fo:font-weight="normal" style:letter-kerning="true" style:font-name-asian="Liberation Sans2" style:font-size-asian="12pt" style:font-style-asian="normal" style:font-weight-asian="normal" style:font-name-complex="Liberation Sans2"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run-through" style:number-wrapped-paragraphs="1" style:vertical-pos="from-top" style:vertical-rel="paragraph" style:horizontal-pos="center" style:horizontal-rel="paragraph" fo:padding="0in" fo:border="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1516in" fo:min-width="0.053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11"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fo:margin-left="0in" fo:margin-right="0in" fo:margin-top="0in" fo:margin-bottom="0in" style:run-through="foreground" style:wrap="parallel" style:number-wrapped-paragraphs="1" style:wrap-contour="false" style:vertical-pos="top" style:vertical-rel="paragraph" style:horizontal-pos="center" style:horizontal-rel="paragraph" draw:wrap-influence-on-position="once-concurrent" style:flow-with-text="false"/>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00ff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1319in" fo:min-width="0in"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18"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9" style:family="graphic">
      <style:graphic-properties draw:stroke="solid"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fo:margin-left="0in" fo:margin-right="0in" fo:margin-top="0in" fo:margin-bottom="0in" style:run-through="foreground" style:wrap="none" style:vertical-pos="top" style:vertical-rel="paragraph" style:horizontal-pos="center" style:horizontal-rel="paragraph"/>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2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1"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3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3"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3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3"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44"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45"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4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4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49"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size" style:run-through="foreground"/>
    </style:style>
    <style:style style:name="gr5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1"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52" style:family="graphic">
      <style:graphic-properties draw:stroke="dash" draw:stroke-dash="Fine_20_Dashed_20__28_var_29_"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53"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5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5"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56"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5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5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6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61"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3"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4"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5"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6"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6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6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3"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8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85"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8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88"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8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9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4"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run-through="foreground"/>
    </style:style>
    <style:style style:name="gr9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6"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4"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105"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106" style:family="graphic">
      <style:graphic-properties draw:stroke="solid" svg:stroke-width="0in" svg:stroke-color="#000000" draw:marker-start="" draw:marker-start-width="0.1181in" draw:marker-start-center="false" draw:marker-end="" draw:marker-end-width="0.1181in" draw:marker-end-center="false" draw:fill="solid" draw:fill-color="#ff0000"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10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09" style:family="graphic">
      <style:graphic-properties draw:stroke="solid" svg:stroke-width="0in" svg:stroke-color="#000000" draw:marker-start="" draw:marker-start-width="0.1181in" draw:marker-start-center="false" draw:marker-end="" draw:marker-end-width="0.1181in" draw:marker-end-center="false" draw:fill="solid" draw:fill-color="#99ccff" draw:opacity="25%"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25%" style:protect="position size" style:run-through="foreground"/>
    </style:style>
    <style:style style:name="gr11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1"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2"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1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5"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11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protect="size" style:run-through="foreground"/>
    </style:style>
    <style:style style:name="gr117"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protect="size" style:run-through="foreground"/>
    </style:style>
    <style:style style:name="gr11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1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1"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2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6"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7"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8"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9"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0"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32"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3"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4" style:family="graphic">
      <style:graphic-properties draw:stroke="dash" draw:stroke-dash="Fine_20_Dashed_20__28_var_29_"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3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14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tended FAs</text:p>
      <text:p text:style-name="Standard">Extending finite automata</text:p>
      <text:p text:style-name="Standard">use syntax similar to back references for variables \@1</text:p>
      <text:p text:style-name="Standard">transitions that don't match are not shown and transition to the 0 trap state.</text:p>
      <text:p text:style-name="Standard"/>
      <text:p text:style-name="Standard">Extending DFAs to match variables</text:p>
      <text:p text:style-name="Standard">To extend DFAs with variables we need to understand what extension are needed to dfa states and transitions as well as how these affect DFA construction. <text:s/>To do this we will extend NFAs <text:s/>to do variable matching and then extend the rules of the subset construction.</text:p>
      <text:p text:style-name="Standard"/>
      <text:p text:style-name="Standard">Nfas can have multiple transitions for a single character – try each transition</text:p>
      <text:p text:style-name="Standard">Nfas can have lambda transitions</text:p>
      <text:p text:style-name="Standard"/>
      <text:p text:style-name="Standard">Need to cleanup to indicate the difference between anchored and unanchored expressions.</text:p>
      <text:list xml:id="list272278159" text:style-name="L1">
        <text:list-item>
          <text:p text:style-name="P10">how to handle tail anchored expressions</text:p>
        </text:list-item>
        <text:list-item>
          <text:p text:style-name="P10">how to handle head anchored</text:p>
        </text:list-item>
      </text:list>
      <text:p text:style-name="Standard"/>
      <text:p text:style-name="Standard">cleanup NFA transition vs. DFA transition.</text:p>
      <text:p text:style-name="Standard"/>
      <text:p text:style-name="Standard">NOTE: add info about notation</text:p>
      <text:p text:style-name="Standard"><text:s/>a (b, c) – shows set with states reached via lamda transition listed in ( ), this is not needed but is done as a guide to help show where parts of the set are coming from. <text:s/>This is also the only part of the set that will ever pick up the |= qualifier as it can only be inherited from <text:s/>λ|=</text:p>
      <text:p text:style-name="Standard"/>
      <text:p text:style-name="Standard"/>
      <text:p text:style-name="Standard">NFAs implementation can be split into two broad catogories, depth first traversal where potential matches are tried one at a time and backtracking is used to find the “best” match, and breadth first where each potential set of transitions is tested simultaneously. <text:s/>The subset construction creates a DFA that executes the equivalent of the breadth first approach, that is it works on sets of NFA states.</text:p>
      <text:p text:style-name="Standard"/>
      <text:p text:style-name="Standard"/>
      <text:p text:style-name="Standard">We start by extending the NFA with a new state that does the variable matching (<text:sequence-ref text:reference-format="category-and-value" text:ref-name="refIllustration0">Illustration 1</text:sequence-ref>). <text:s/>It is modeled after Kleen closure matching any input character so that it can accept any input except its transitions are conditional on matching the values in the variable. <text:s/>The condition on the transition is indicated by using a | and then the condition for the match, eg. *|@ means match any character given it matches the current position in the variable. <text:s/></text:p>
      <text:p text:style-name="Standard"/>
      <text:p text:style-name="Standard"/>
      <text:p text:style-name="Standard"><draw:frame draw:style-name="fr1" draw:name="Frame1" text:anchor-type="paragraph" svg:y="0.0008in" svg:width="3.4965in" draw:z-index="1"><draw:text-box fo:min-height="1.0374in"><text:p text:style-name="Illustration"><draw:g text:anchor-type="paragraph" draw:z-index="2" draw:style-name="gr9"><draw:g draw:style-name="gr5"><draw:g draw:style-name="gr5"><draw:connector draw:style-name="gr2" draw:text-style-name="P24" draw:type="line" svg:x1="0in" svg:y1="0.7862in" svg:x2="0.4965in" svg:y2="0.7846in" svg:d="m0 1997 1261-4"><text:p/></draw:connector><draw:custom-shape draw:style-name="gr7" draw:text-style-name="P20" xml:id="id10" draw:id="id10" svg:width="0.5024in" svg:height="0.5016in" svg:x="0.496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52in" svg:y1="0.6071in" svg:x2="0.5701in" svg:y2="0.6071in" draw:start-shape="id10" draw:start-glue-point="11" draw:end-shape="id10" draw:end-glue-point="5" svg:d="m2350 1542c0-1029-902-1029-902 0"><text:p/></draw:connector><draw:connector draw:style-name="gr2" draw:text-style-name="P24" draw:type="curve" svg:x1="0.9984in" svg:y1="0.7846in" svg:x2="1.4965in" svg:y2="0.7862in" draw:start-shape="id10" draw:start-glue-point="10" svg:d="m2536 1993c1325 0 694 4 1265 4"><text:p/></draw:connector></draw:g><draw:frame draw:style-name="gr3" draw:text-style-name="P23" svg:width="0.476in" svg:height="0.2913in" svg:x="0.4984in" svg:y="0in"><draw:text-box><text:p text:style-name="P21"><text:span text:style-name="T7">*|@</text:span></text:p></draw:text-box></draw:frame><draw:frame draw:style-name="gr3" draw:text-style-name="P23" svg:width="0.4043in" svg:height="0.2913in" svg:x="0.9984in" svg:y="0.5in"><draw:text-box><text:p text:style-name="P21"><text:span text:style-name="T7">*|=</text:span></text:p></draw:text-box></draw:frame></draw:g><draw:g draw:style-name="gr5"><draw:g draw:style-name="gr5"><draw:connector draw:style-name="gr2" draw:text-style-name="P24" draw:type="line" svg:x1="1.9984in" svg:y1="0.7862in" svg:x2="2.4953in" svg:y2="0.7846in" svg:d="m5076 1997 1262-4"><text:p/></draw:connector><draw:custom-shape draw:style-name="gr7" draw:text-style-name="P20" xml:id="id11" draw:id="id11" svg:width="0.5016in" svg:height="0.5016in" svg:x="2.4953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2.9236in" svg:y1="0.6071in" svg:x2="2.5681in" svg:y2="0.6071in" draw:start-shape="id11" draw:start-glue-point="11" draw:end-shape="id11" draw:end-glue-point="5" svg:d="m7426 1542c0-1029-903-1029-903 0"><text:p/></draw:connector><draw:connector draw:style-name="gr2" draw:text-style-name="P24" draw:type="curve" svg:x1="2.9965in" svg:y1="0.7846in" svg:x2="3.4953in" svg:y2="0.7862in" draw:start-shape="id11" draw:start-glue-point="10" svg:d="m7611 1993c1328 0 695 4 1267 4"><text:p/></draw:connector></draw:g><draw:frame draw:style-name="gr3" draw:text-style-name="P23" svg:width="0.4232in" svg:height="0.2913in" svg:x="2.9984in" svg:y="0.5in"><draw:text-box><text:p text:style-name="P21"><text:span text:style-name="T8">λ</text:span><text:span text:style-name="T9">|=</text:span></text:p></draw:text-box></draw:frame><draw:frame draw:style-name="gr3" draw:text-style-name="P23" svg:width="0.476in" svg:height="0.2913in" svg:x="2.4984in" svg:y="0in"><draw:text-box><text:p text:style-name="P21"><text:span text:style-name="T7">*|@</text:span></text:p></draw:text-box></draw:frame></draw:g></draw:g>Illustration <text:sequence text:ref-name="refIllustration0" text:name="Illustration" text:formula="ooow:Illustration+1" style:num-format="1">1</text:sequence>: The variable matching state. <text:s/>Left - a state that does not match null variables. <text:s/>Right - a state that can match null variables.</text:p></draw:text-box></draw:frame></text:p>
      <text:p text:style-name="Standard"/>
      <text:p text:style-name="Standard">Two versions of the matching state are provided, the left hand version can not match variables that are <text:soft-page-break/>empty, while the right hand version can. <text:s/>The meaning of *|@ is slightly different in each version, in the left hand version it will consume all input matching the variable except the one matching the last character which is matched by *|=. <text:s/>Where in the right hand version *|@ matches all characters within the variable and then we make a lambda transition out of the variable state when the variable is fully matched. <text:s/>The left hand version can result in smaller DFAs, while the right hand version is more flexible. <text:s/>For the purposes of the following discussion we will use the <text:span text:style-name="T2">λ</text:span><text:span text:style-name="T1">|= variant. <text:s/></text:span>After the basics of the extended DFA construction are established we will explore this and other constraints and trade offs that can be made.</text:p>
      <text:p text:style-name="Standard"/>
      <text:p text:style-name="Standard">Since we are using a single state to match against a string, the *|@ transition will need to operate on some memory to remember the matches current position. <text:s/>This can be done with either a pointer or index value into the variables string, which is incremented with each transition. <text:s/>The memory is set up by the transition into the state, but not by the *|@ transition that loops back into the state, and can be discarded when the state is left using either the *|= or <text:span text:style-name="T2">λ</text:span><text:span text:style-name="T1">|= transitions.</text:span></text:p>
      <text:p text:style-name="Standard"/>
      <text:p text:style-name="Standard">To extend the subset construction we will work through a set of examples constructing NFAs matching a pattern, stepping through the NFA and then building its associated DFA.</text:p>
      <text:p text:style-name="Standard"/>
      <text:p text:style-name="Standard"><text:span text:style-name="T3">Example 1:</text:span> A pattern matching only a single variable (\@)</text:p>
      <text:p text:style-name="Standard">We start by building a DFA that matches just the variable (<text:sequence-ref text:reference-format="category-and-value" text:ref-name="refIllustration7">Illustration 8</text:sequence-ref>), and compare it to the dfa constructed from the .* expression (<text:sequence-ref text:reference-format="category-and-value" text:ref-name="refIllustration1">Illustration 2</text:sequence-ref>)which we have modeled the variable pattern match on.</text:p>
      <text:p text:style-name="Standard"><draw:frame draw:style-name="fr1" draw:name="Frame2" text:anchor-type="paragraph" svg:y="0in" svg:width="3.5028in" draw:z-index="3"><draw:text-box fo:min-height="1.0402in"><text:p text:style-name="P7"><draw:g text:anchor-type="paragraph" draw:z-index="4" draw:style-name="gr9"><draw:connector draw:style-name="gr2" draw:text-style-name="P24" draw:type="line" svg:x1="0.0016in" svg:y1="0.7874in" svg:x2="0.498in" svg:y2="0.7862in" svg:d="m4 2000 1261-3"><text:p/></draw:connector><draw:g draw:style-name="gr5"><draw:custom-shape draw:style-name="gr7" draw:text-style-name="P20" xml:id="id12" draw:id="id12"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64in" svg:y1="0.6083in" svg:x2="0.5717in" svg:y2="0.6083in" draw:start-shape="id12" draw:start-glue-point="11" draw:end-shape="id12" draw:end-glue-point="5" svg:d="m2353 1545c0-1028-901-1028-901 0"><text:p/></draw:connector><draw:connector draw:style-name="gr2" draw:text-style-name="P24" draw:type="curve" svg:x1="1in" svg:y1="0.7862in" svg:x2="1.498in" svg:y2="0.7874in" draw:start-shape="id12" draw:start-glue-point="10" svg:d="m2540 1997c1325 0 693 3 1265 3"><text:p/></draw:connector><draw:frame draw:style-name="gr3" draw:text-style-name="P23" svg:width="0.2823in" svg:height="0.2913in" svg:x="1.0016in" svg:y="0.5016in"><draw:text-box><text:p text:style-name="P21"><text:span text:style-name="T8">λ</text:span></text:p></draw:text-box></draw:frame><draw:frame draw:style-name="gr3" draw:text-style-name="P23" svg:width="0.2634in" svg:height="0.2913in" svg:x="0.5016in" svg:y="0.0035in"><draw:text-box><text:p text:style-name="P21"><text:span text:style-name="T7">*</text:span></text:p></draw:text-box></draw:frame><draw:frame draw:style-name="gr3" draw:text-style-name="P23" svg:width="0.2921in" svg:height="0.2913in" svg:x="0.6035in" svg:y="0.6437in"><draw:text-box><text:p text:style-name="P21"><text:span text:style-name="T7">1</text:span></text:p></draw:text-box></draw:frame><draw:g draw:style-name="gr5"><draw:custom-shape draw:style-name="gr10" draw:text-style-name="P20"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6035in" svg:y="0.6453in"><draw:text-box><text:p text:style-name="P21"><text:span text:style-name="T7">2</text:span></text:p></draw:text-box></draw:frame></draw:g></draw:g><draw:g draw:style-name="gr5"><draw:connector draw:style-name="gr2" draw:text-style-name="P24" draw:type="line" svg:x1="2.5in" svg:y1="0.7862in" svg:x2="2.9965in" svg:y2="0.7846in" svg:d="m6350 1997 1261-4"><text:p/></draw:connector><draw:custom-shape draw:style-name="gr7" draw:text-style-name="P20" xml:id="id13" draw:id="id13"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3.4256in" svg:y1="0.6071in" svg:x2="3.0697in" svg:y2="0.6071in" draw:start-shape="id13" draw:start-glue-point="11" draw:end-shape="id13" draw:end-glue-point="5" svg:d="m8701 1542c0-1029-904-1029-904 0"><text:p/></draw:connector><draw:frame draw:style-name="gr3" draw:text-style-name="P23" svg:width="0.2634in" svg:height="0.2913in" svg:x="3in" svg:y="0in"><draw:text-box><text:p text:style-name="P21"><text:span text:style-name="T7">*</text:span></text:p></draw:text-box></draw:frame><draw:g draw:style-name="gr5"><draw:custom-shape draw:style-name="gr10" draw:text-style-name="P20"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3.0354in" svg:y="0.6453in"><draw:text-box><text:p text:style-name="P21"><text:span text:style-name="T7">1,2</text:span></text:p></draw:text-box></draw:frame></draw:g></draw:g></draw:g>Illustration <text:sequence text:ref-name="refIllustration1" text:name="Illustration" text:formula="ooow:Illustration+1" style:num-format="1">2</text:sequence>: NFA (left) and its associated DFA (right) for matching .*</text:p></draw:text-box></draw:frame></text:p>
      <text:p text:style-name="Standard"/>
      <text:p text:style-name="Standard">The .* expression collapses into a single state that consumes all input, and is always the final accept state.</text:p>
      <text:p text:style-name="Standard"/>
      <text:p text:style-name="Standard"><draw:frame draw:style-name="fr1" draw:name="Frame7" text:anchor-type="paragraph" svg:y="0in" svg:width="3.5028in" draw:z-index="13"><draw:text-box fo:min-height="1.0402in"><text:p text:style-name="P7"><draw:g text:anchor-type="paragraph" draw:z-index="14" draw:style-name="gr12"><draw:custom-shape draw:style-name="gr7" draw:text-style-name="P20" xml:id="id29" draw:id="id29" svg:width="0.5016in" svg:height="0.5016in" svg:x="2.99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 draw:text-style-name="P20" svg:width="0.5016in" svg:height="0.5024in" svg:x="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3.0354in" svg:y="0.6453in"><draw:text-box><text:p text:style-name="P21"><text:span text:style-name="T7">1,2</text:span></text:p></draw:text-box></draw:frame><draw:g draw:style-name="gr5"><draw:connector draw:style-name="gr2" draw:text-style-name="P24" draw:type="line" svg:x1="0.0016in" svg:y1="0.7874in" svg:x2="0.498in" svg:y2="0.7862in" svg:d="m4 2000 1261-3"><text:p/></draw:connector><draw:custom-shape draw:style-name="gr7" draw:text-style-name="P20" xml:id="id28" draw:id="id28" svg:width="0.5024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64in" svg:y1="0.6083in" svg:x2="0.5717in" svg:y2="0.6083in" draw:start-shape="id28" draw:start-glue-point="11" draw:end-shape="id28" draw:end-glue-point="5" svg:d="m2353 1545c0-1028-901-1028-901 0"><text:p/></draw:connector><draw:connector draw:style-name="gr2" draw:text-style-name="P24" draw:type="curve" svg:x1="1in" svg:y1="0.7862in" svg:x2="1.498in" svg:y2="0.7874in" draw:start-shape="id28" draw:start-glue-point="10" svg:d="m2540 1997c1325 0 693 3 1265 3"><text:p/></draw:connector><draw:frame draw:style-name="gr3" draw:text-style-name="P23" svg:width="0.4232in" svg:height="0.2913in" svg:x="1.0016in" svg:y="0.5016in"><draw:text-box><text:p text:style-name="P21"><text:span text:style-name="T8">λ</text:span><text:span text:style-name="T9">|=</text:span></text:p></draw:text-box></draw:frame><draw:frame draw:style-name="gr3" draw:text-style-name="P23" svg:width="0.476in" svg:height="0.2913in" svg:x="0.5016in" svg:y="0.0016in"><draw:text-box><text:p text:style-name="P21"><text:span text:style-name="T7">*|@</text:span></text:p></draw:text-box></draw:frame><draw:frame draw:style-name="gr3" draw:text-style-name="P23" svg:width="0.2921in" svg:height="0.2913in" svg:x="0.6035in" svg:y="0.6437in"><draw:text-box><text:p text:style-name="P21"><text:span text:style-name="T7">1</text:span></text:p></draw:text-box></draw:frame><draw:g draw:style-name="gr5"><draw:custom-shape draw:style-name="gr10" draw:text-style-name="P20" svg:width="0.5024in" svg:height="0.5024in" svg:x="1.49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24in" svg:height="0.3024in" svg:x="1.59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6035in" svg:y="0.6453in"><draw:text-box><text:p text:style-name="P21"><text:span text:style-name="T7">2</text:span></text:p></draw:text-box></draw:frame></draw:g></draw:g><draw:connector draw:style-name="gr2" draw:text-style-name="P24" draw:type="line" svg:x1="2.5in" svg:y1="0.7862in" svg:x2="2.9965in" svg:y2="0.7846in" svg:d="m6350 1997 1261-4"><text:p/></draw:connector><draw:connector draw:style-name="gr2" draw:text-style-name="P24" draw:type="curve" svg:x1="3.4256in" svg:y1="0.6071in" svg:x2="3.0697in" svg:y2="0.6071in" draw:start-shape="id29" draw:start-glue-point="11" draw:end-shape="id29" draw:end-glue-point="5" svg:d="m8701 1542c0-1029-904-1029-904 0"><text:p/></draw:connector><draw:frame draw:style-name="gr3" draw:text-style-name="P23" svg:width="0.476in" svg:height="0.2913in" svg:x="3in" svg:y="0in"><draw:text-box><text:p text:style-name="P21"><text:span text:style-name="T7">*|@</text:span></text:p></draw:text-box></draw:frame><draw:custom-shape draw:style-name="gr11" draw:text-style-name="P20" svg:width="0.3016in" svg:height="0.3024in" svg:x="3.1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g>Illustration <text:sequence text:ref-name="refIllustration2" text:name="Illustration" text:formula="ooow:Illustration+1" style:num-format="1">3</text:sequence>: NFA (left) and its associated DFA (right) for matching \@ where the variable string length &gt;= 0</text:p></draw:text-box></draw:frame></text:p>
      <text:p text:style-name="Standard"/>
      <text:p text:style-name="Standard">The variable pattern is similar except the transition for input is conditional. <text:s/>When considering the next input symbol it is compared to the current variable position, if it matches the transition back to the variable is taken and the position in the variable is incremented. <text:s/>If the input symbol does not match, the dfa state does not have a matching transition defined so the dfa transitions to the nonmatching trap state, which is not shown.</text:p>
      <text:p text:style-name="Standard"/>
      <text:p text:style-name="Standard"><text:soft-page-break/>If the input is longer than the variable match the matching engine can either terminate the match in the accept state (no anchored tail match), or fail transitioning to the trap state as there are no matching transitions defined for the input (anchored tail match).</text:p>
      <text:p text:style-name="Standard"/>
      <text:p text:style-name="Standard">The accept condition for the variable match is different than that of the .* expression. <text:s/>In the .* expression a match can be accepted for any character, this is not the case for the variable match its accept is conditional on the |= condition being matched. <text:s/>This is indicated by using a dotted line for the inner circle of the accept state in the diagram.</text:p>
      <text:p text:style-name="Standard"/>
      <text:p text:style-name="Standard"><text:span text:style-name="T3">Example 2:</text:span> A pattern matching a variable followed by a letter (\@a)</text:p>
      <text:p text:style-name="Standard">We now examine what happens when the pattern to match is extended by a single trailing character.</text:p>
      <text:p text:style-name="Standard"/>
      <text:p text:style-name="Standard"><draw:frame draw:style-name="fr1" draw:name="Frame4" text:anchor-type="paragraph" svg:y="0.0098in" svg:width="5.5362in" draw:z-index="5"><draw:text-box fo:min-height="1.5772in"><text:p text:style-name="P7"><draw:g text:anchor-type="paragraph" draw:z-index="6" draw:style-name="gr9"><draw:g draw:style-name="gr5"><draw:connector draw:style-name="gr2" draw:text-style-name="P24" draw:type="line" svg:x1="0.0008in" svg:y1="0.7862in" svg:x2="0.4972in" svg:y2="0.7846in" svg:d="m2 1997 1261-4"><text:p/></draw:connector><draw:custom-shape draw:style-name="gr7" draw:text-style-name="P20" xml:id="id14" draw:id="id14"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56in" svg:y1="0.6071in" svg:x2="0.5709in" svg:y2="0.6071in" draw:start-shape="id14" draw:start-glue-point="11" draw:end-shape="id14" draw:end-glue-point="5" svg:d="m2351 1542c0-1029-901-1029-901 0"><text:p/></draw:connector><draw:connector draw:style-name="gr2" draw:text-style-name="P24" draw:type="curve" svg:x1="0.9992in" svg:y1="0.7846in" svg:x2="1.4972in" svg:y2="0.7862in" draw:start-shape="id14" draw:start-glue-point="10" svg:d="m2538 1993c1325 0 693 4 1265 4"><text:p/></draw:connector><draw:frame draw:style-name="gr3" draw:text-style-name="P23" svg:width="0.2823in" svg:height="0.2913in" svg:x="1.0008in" svg:y="0.5in"><draw:text-box><text:p text:style-name="P21"><text:span text:style-name="T8">λ</text:span></text:p></draw:text-box></draw:frame><draw:frame draw:style-name="gr3" draw:text-style-name="P23" svg:width="0.2634in" svg:height="0.2913in" svg:x="0.5008in" svg:y="0in"><draw:text-box><text:p text:style-name="P21"><text:span text:style-name="T7">*</text:span></text:p></draw:text-box></draw:frame><draw:frame draw:style-name="gr3" draw:text-style-name="P23" svg:width="0.2921in" svg:height="0.2913in" svg:x="0.6028in" svg:y="0.6425in"><draw:text-box><text:p text:style-name="P21"><text:span text:style-name="T7">1</text:span></text:p></draw:text-box></draw:frame><draw:custom-shape draw:style-name="gr10" draw:text-style-name="P20"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63in" svg:y="0.6437in"><draw:text-box><text:p text:style-name="P21"><text:span text:style-name="T7">3</text:span></text:p></draw:text-box></draw:frame><draw:custom-shape draw:style-name="gr6" draw:text-style-name="P20" xml:id="id15" draw:id="id15"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0024in" svg:y1="0.7862in" svg:x2="2.5024in" svg:y2="0.7862in" draw:start-shape="id15" draw:start-glue-point="10" svg:d="m5086 1997h1270"><text:p/></draw:connector><draw:frame draw:style-name="gr3" draw:text-style-name="P23" svg:width="0.2921in" svg:height="0.2913in" svg:x="1.6063in" svg:y="0.6437in"><draw:text-box><text:p text:style-name="P21"><text:span text:style-name="T7">2</text:span></text:p></draw:text-box></draw:frame><draw:frame draw:style-name="gr3" draw:text-style-name="P23" svg:width="0.2921in" svg:height="0.2913in" svg:x="2.0008in" svg:y="0.5in"><draw:text-box><text:p text:style-name="P21"><text:span text:style-name="T7">a</text:span></text:p></draw:text-box></draw:frame></draw:g><draw:g draw:style-name="gr5"><draw:connector draw:style-name="gr2" draw:text-style-name="P24" draw:type="line" svg:x1="3.4992in" svg:y1="0.7846in" svg:x2="3.9957in" svg:y2="0.7835in" svg:d="m8888 1993 1261-3"><text:p/></draw:connector><draw:custom-shape draw:style-name="gr7" draw:text-style-name="P20" xml:id="id16" draw:id="id16" svg:width="0.5016in" svg:height="0.5024in" svg:x="4.0134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4.4417in" svg:y1="0.6055in" svg:x2="4.0862in" svg:y2="0.6055in" draw:start-shape="id16" draw:start-glue-point="11" draw:end-shape="id16" draw:end-glue-point="5" svg:d="m11282 1538c0-1034-903-1034-903 0"><text:p/></draw:connector><draw:connector draw:style-name="gr2" draw:text-style-name="P24" draw:type="curve" svg:x1="4.5146in" svg:y1="0.7835in" svg:x2="4.9957in" svg:y2="0.7846in" draw:start-shape="id16" draw:start-glue-point="10" svg:d="m11467 1990c1293 0 683 3 1222 3"><text:p/></draw:connector><draw:frame draw:style-name="gr3" draw:text-style-name="P23" svg:width="0.463in" svg:height="0.2913in" svg:x="4.0008in" svg:y="0.0354in"><draw:text-box><text:p text:style-name="P21"><text:span text:style-name="T7">[^a]</text:span></text:p></draw:text-box></draw:frame><draw:frame draw:style-name="gr3" draw:text-style-name="P23" svg:width="0.4307in" svg:height="0.2913in" svg:x="4.0488in" svg:y="0.6402in"><draw:text-box><text:p text:style-name="P21"><text:span text:style-name="T7">1,2</text:span></text:p></draw:text-box></draw:frame><draw:custom-shape draw:style-name="gr10" draw:text-style-name="P20" xml:id="id17" draw:id="id17" svg:width="0.5016in" svg:height="0.5016in" svg:x="5.0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5.1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4.5008in" svg:y="0.5in"><draw:text-box><text:p text:style-name="P21"><text:span text:style-name="T7">a</text:span></text:p></draw:text-box></draw:frame><draw:connector draw:style-name="gr2" draw:text-style-name="P25" draw:type="curve" svg:x1="5.4291in" svg:y1="0.6083in" svg:x2="5.0736in" svg:y2="0.6083in" draw:start-shape="id17" draw:start-glue-point="11" draw:end-shape="id17" draw:end-glue-point="5" svg:d="m13790 1545c0-1028-903-1028-903 0"><text:p/></draw:connector><draw:connector draw:style-name="gr2" draw:text-style-name="P25" draw:type="curve" svg:x1="5.252in" svg:y1="1.0366in" svg:x2="4.2642in" svg:y2="1.0339in" draw:start-shape="id17" draw:start-glue-point="8" draw:end-shape="id16" draw:end-glue-point="8" svg:d="m13340 2633c0 754-2509 757-2509-7"><text:p/></draw:connector><draw:frame draw:style-name="gr3" draw:text-style-name="P23" svg:width="0.2921in" svg:height="0.2913in" svg:x="5.0008in" svg:y="0in"><draw:text-box><text:p text:style-name="P21"><text:span text:style-name="T7">a</text:span></text:p></draw:text-box></draw:frame><draw:frame draw:style-name="gr3" draw:text-style-name="P23" svg:width="0.463in" svg:height="0.2913in" svg:x="4.5252in" svg:y="1.2854in"><draw:text-box><text:p text:style-name="P21"><text:span text:style-name="T7">[^a]</text:span></text:p></draw:text-box></draw:frame><draw:frame draw:style-name="gr3" draw:text-style-name="P23" svg:width="0.5697in" svg:height="0.2913in" svg:x="4.9661in" svg:y="0.6437in"><draw:text-box><text:p text:style-name="P21"><text:span text:style-name="T7">1,2,3</text:span></text:p></draw:text-box></draw:frame></draw:g></draw:g>Illustration <text:sequence text:ref-name="refIllustration3" text:name="Illustration" text:formula="ooow:Illustration+1" style:num-format="1">4</text:sequence>: NFA (left) and its associated DFA (right) for matching .*a</text:p></draw:text-box></draw:frame></text:p>
      <text:p text:style-name="Standard"/>
      <text:p text:style-name="Standard">The DFA for the .*a (<text:sequence-ref text:reference-format="category-and-value" text:ref-name="refIllustration3">Illustration 4</text:sequence-ref>) reduces to two states, the {1,2} state which consumes most characters and the {1,2,3} state which consumes the letter a.</text:p>
      <text:p text:style-name="Standard"/>
      <text:p text:style-name="Standard"><draw:frame draw:style-name="fr1" draw:name="Frame8" text:anchor-type="paragraph" svg:y="0in" svg:width="5.5055in" draw:z-index="9"><draw:text-box fo:min-height="1.0744in"><text:p text:style-name="P7"><draw:g text:anchor-type="paragraph" draw:z-index="10" draw:style-name="gr9"><draw:g draw:style-name="gr5"><draw:connector draw:style-name="gr2" draw:text-style-name="P24" draw:type="line" svg:x1="0.0008in" svg:y1="0.8217in" svg:x2="0.4972in" svg:y2="0.8201in" svg:d="m2 2087 1261-4"><text:p/></draw:connector><draw:custom-shape draw:style-name="gr7" draw:text-style-name="P20" xml:id="id21" draw:id="id21" svg:width="0.5024in" svg:height="0.5016in" svg:x="0.4972in" svg:y="0.5693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56in" svg:y1="0.6425in" svg:x2="0.5709in" svg:y2="0.6425in" draw:start-shape="id21" draw:start-glue-point="11" draw:end-shape="id21" draw:end-glue-point="5" svg:d="m2351 1632c0-1029-901-1029-901 0"><text:p/></draw:connector><draw:connector draw:style-name="gr2" draw:text-style-name="P24" draw:type="curve" svg:x1="0.9992in" svg:y1="0.8201in" svg:x2="1.4972in" svg:y2="0.8217in" draw:start-shape="id21" draw:start-glue-point="10" svg:d="m2538 2083c1325 0 693 4 1265 4"><text:p/></draw:connector><draw:frame draw:style-name="gr3" draw:text-style-name="P23" svg:width="0.4232in" svg:height="0.2913in" svg:x="1.0008in" svg:y="0.5354in"><draw:text-box><text:p text:style-name="P21"><text:span text:style-name="T8">λ</text:span><text:span text:style-name="T9">|=</text:span></text:p></draw:text-box></draw:frame><draw:frame draw:style-name="gr3" draw:text-style-name="P23" svg:width="0.476in" svg:height="0.2913in" svg:x="0.5008in" svg:y="0.0354in"><draw:text-box><text:p text:style-name="P21"><text:span text:style-name="T7">*|@</text:span></text:p></draw:text-box></draw:frame><draw:frame draw:style-name="gr3" draw:text-style-name="P23" svg:width="0.2921in" svg:height="0.2913in" svg:x="0.6028in" svg:y="0.678in"><draw:text-box><text:p text:style-name="P21"><text:span text:style-name="T7">1</text:span></text:p></draw:text-box></draw:frame></draw:g><draw:custom-shape draw:style-name="gr10" draw:text-style-name="P20" svg:width="0.5016in" svg:height="0.5016in" svg:x="2.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2.6008in" svg:y="0.670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63in" svg:y="0.6791in"><draw:text-box><text:p text:style-name="P21"><text:span text:style-name="T7">3</text:span></text:p></draw:text-box></draw:frame><draw:custom-shape draw:style-name="gr6" draw:text-style-name="P20" xml:id="id22" draw:id="id22" svg:width="0.5016in" svg:height="0.5016in" svg:x="1.5008in" svg:y="0.570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0024in" svg:y1="0.8217in" svg:x2="2.5024in" svg:y2="0.8217in" draw:start-shape="id22" draw:start-glue-point="10" svg:d="m5086 2087h1270"><text:p/></draw:connector><draw:frame draw:style-name="gr3" draw:text-style-name="P23" svg:width="0.2921in" svg:height="0.2913in" svg:x="1.6063in" svg:y="0.6791in"><draw:text-box><text:p text:style-name="P21"><text:span text:style-name="T7">2</text:span></text:p></draw:text-box></draw:frame><draw:frame draw:style-name="gr3" draw:text-style-name="P23" svg:width="0.2921in" svg:height="0.2913in" svg:x="2.0008in" svg:y="0.5354in"><draw:text-box><text:p text:style-name="P21"><text:span text:style-name="T7">a</text:span></text:p></draw:text-box></draw:frame><draw:connector draw:style-name="gr2" draw:text-style-name="P24" draw:type="line" svg:x1="3.5008in" svg:y1="0.7862in" svg:x2="3.9972in" svg:y2="0.7846in" svg:d="m8892 1997 1261-4"><text:p/></draw:connector><draw:custom-shape draw:style-name="gr7" draw:text-style-name="P20" xml:id="id23" draw:id="id23" svg:width="0.5024in" svg:height="0.5016in" svg:x="4.0146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4.4429in" svg:y1="0.6071in" svg:x2="4.0882in" svg:y2="0.6071in" draw:start-shape="id23" draw:start-glue-point="11" draw:end-shape="id23" draw:end-glue-point="5" svg:d="m11285 1542c0-1029-901-1029-901 0"><text:p/></draw:connector><draw:connector draw:style-name="gr2" draw:text-style-name="P24" draw:type="curve" svg:x1="4.5169in" svg:y1="0.7846in" svg:x2="4.9988in" svg:y2="0.7862in" draw:start-shape="id23" draw:start-glue-point="10" svg:d="m11473 1993c1293 0 683 4 1224 4"><text:p/></draw:connector><draw:frame draw:style-name="gr3" draw:text-style-name="P23" svg:width="0.476in" svg:height="0.2913in" svg:x="4.0008in" svg:y="0in"><draw:text-box><text:p text:style-name="P21"><text:span text:style-name="T7">*|@</text:span></text:p></draw:text-box></draw:frame><draw:frame draw:style-name="gr3" draw:text-style-name="P23" svg:width="0.4307in" svg:height="0.2913in" svg:x="4.05in" svg:y="0.6425in"><draw:text-box><text:p text:style-name="P21"><text:span text:style-name="T7">1,2</text:span></text:p></draw:text-box></draw:frame><draw:custom-shape draw:style-name="gr10" draw:text-style-name="P20" svg:width="0.5024in" svg:height="0.5024in" svg:x="5.0024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24in" svg:height="0.3024in" svg:x="5.1024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23in" svg:height="0.2913in" svg:x="4.5024in" svg:y="0.5016in"><draw:text-box><text:p text:style-name="P21"><text:span text:style-name="T7">a|=</text:span></text:p></draw:text-box></draw:frame><draw:frame draw:style-name="gr3" draw:text-style-name="P23" svg:width="0.2921in" svg:height="0.2913in" svg:x="5.1079in" svg:y="0.6453in"><draw:text-box><text:p text:style-name="P21"><text:span text:style-name="T7">3</text:span></text:p></draw:text-box></draw:frame></draw:g>Illustration <text:sequence text:ref-name="refIllustration4" text:name="Illustration" text:formula="ooow:Illustration+1" style:num-format="1">5</text:sequence>: NFA (left) and DFA (right) for matching \@a</text:p></draw:text-box></draw:frame></text:p>
      <text:p text:style-name="Standard"/>
      <text:p text:style-name="Standard">The variable match DFA (<text:sequence-ref text:reference-format="category-and-value" text:ref-name="refIllustration6">Illustration 7</text:sequence-ref>) is again similar to the DFA created by the .*a expression. <text:s/>The λ transition pushes its condition on to the states and subsequent transitions reached by it. <text:s/>To be more precision if state is reached λ-closure that traverses a λ|= condition then the transition also must inherit that condition.</text:p>
      <text:p text:style-name="Standard"/>
      <text:p text:style-name="Standard">Stepping through the subset construction we can see where some of the differences occur. <text:s/><text:sequence-ref text:reference-format="category-and-value" text:ref-name="refTable0">Table 1</text:sequence-ref> shows the transitions generated by the subset construction. <text:s/>Down the left side are the DFA states which are sets of NFA states, the remaining columns are the NFA transitions for each character. <text:s/>DFA states which contain an NFA variable matching state have the extra transitions of symbol|@ and symbol|= potentially defined. <text:s/>The |@ will only ever be defined for DFA states that contain an NFA variable matching state. <text:s/>The |= column may be defined any time the DFA contains an NFA state marked with |=.</text:p>
      <text:p text:style-name="Standard"/>
      <table:table table:name="Table1" table:style-name="Table1">
        <table:table-column table:style-name="Table1.A"/>
        <table:table-column table:style-name="Table1.B"/>
        <table:table-column table:style-name="Table1.C" table:number-columns-repeated="4"/>
        <table:table-column table:style-name="Table1.G"/>
        <text:soft-page-break/>
        <table:table-row>
          <table:table-cell table:style-name="Table1.A1" office:value-type="string">
            <text:p text:style-name="P2">DFA State</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a|=</text:p>
          </table:table-cell>
          <table:table-cell table:style-name="Table1.A1" office:value-type="string">
            <text:p text:style-name="P2">b</text:p>
          </table:table-cell>
          <table:table-cell table:style-name="Table1.A1" office:value-type="string">
            <text:p text:style-name="P2">b|@</text:p>
          </table:table-cell>
          <table:table-cell table:style-name="Table1.G1" office:value-type="string">
            <text:p text:style-name="P2">b|=</text:p>
          </table:table-cell>
        </table:table-row>
        <table:table-row>
          <table:table-cell table:style-name="Table1.A2" office:value-type="string">
            <text:p text:style-name="Standard">1 (2|=)</text:p>
          </table:table-cell>
          <table:table-cell table:style-name="Table1.A2" office:value-type="string">
            <text:p text:style-name="Standard"/>
          </table:table-cell>
          <table:table-cell table:style-name="Table1.A2" office:value-type="string">
            <text:p text:style-name="Standard">1 (2|=)</text:p>
          </table:table-cell>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1 (2|=)</text:p>
          </table:table-cell>
          <table:table-cell table:style-name="Table1.G2" office:value-type="string">
            <text:p text:style-name="Standard"/>
          </table:table-cell>
        </table:table-row>
        <table:table-row>
          <table:table-cell table:style-name="Table1.A2" office:value-type="string">
            <text:p text:style-name="Standard">3</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cell table:style-name="Table1.G2" office:value-type="string">
            <text:p text:style-name="Standard"/>
          </table:table-cell>
        </table:table-row>
      </table:table>
      <text:p text:style-name="P4">Table <text:sequence text:ref-name="refTable0" text:name="Table" text:formula="ooow:Table+1" style:num-format="1">1</text:sequence>: Transitions for the subset construction on \@a</text:p>
      <text:p text:style-name="Standard"/>
      <text:p text:style-name="Standard">The subset construction as shown in <text:sequence-ref text:reference-format="category-and-value" text:ref-name="refTable0">Table 1</text:sequence-ref> has been modified to handle the NFA |@ and |= transition conditions. <text:s/>States reached via a condition are marked with the condition, which will then be used later to determine if the condition is applied to a transition. <text:s/>The |@ transition is implicit as it can always be determined because the variable state transitioning to itself.</text:p>
      <text:p text:style-name="Standard"/>
      <text:p text:style-name="Standard">Walking through the subset construction, we start in NFA state 1, and then do <text:s/>λ-closure(1) to get to our dfa start state of {1,2|=}. <text:s/>The 2 in the set picks up the |= condition because it is reached by <text:s/>λ|=.</text:p>
      <text:p text:style-name="Standard"/>
      <text:p text:style-name="Standard">Building the subsets for the transitions from the DFA start state {1,2|=}, from NFA state 1 there are no unconditional transitions inputs symbols for 'a' and 'b'. <text:s/>The a|@ and b|@ transitions loop back into NFA state 1, and there are no other potential transitions, λ-closure({1}) is then applied resulting in {1,2|=}. <text:s/>For 2|= the only defined transition is a to NFA state 3, however since 2 is marked with |=, the transition is on a|= instead of 'a'. <text:s/>λ-closure({3}) is then performed, but there are no λ transitions from 3 so the final state is {3}. <text:s/>Note the |= mark that was on 2 does not carry to state 3 as it is not reached via a conditional λ-transition. <text:s/>For DFA state {3} there are no possible transitions, so there are no entries in the table.</text:p>
      <text:p text:style-name="Standard"/>
      <text:p text:style-name="Standard">The mutually exclusive handling of the |@ and |= transition results in a dfa that doesn't loop on it self like the dfa for .*a does. <text:s/>This makes sense as .*a can't know in advance when the .* portion of the expression so any a is treated as a potential final a. <text:s/>With the variable match it is known when the variable is matched so only if that match is followed by a will the match succeed.</text:p>
      <text:p text:style-name="Standard"/>
      <text:p text:style-name="Standard"><text:span text:style-name="T3">Example 3:</text:span> A pattern matching a variable followed by any text (\@.*)</text:p>
      <text:p text:style-name="Standard">We now extend example 2 to examine what happens when a variable match is followed by an arbitrary match.</text:p>
      <text:p text:style-name="Standard"/>
      <text:p text:style-name="Standard"><draw:frame draw:style-name="fr1" draw:name="Frame6" text:anchor-type="paragraph" svg:y="0in" svg:width="4.5362in" draw:z-index="7"><draw:text-box fo:min-height="1.0402in"><text:p text:style-name="P7"><draw:g text:anchor-type="paragraph" draw:z-index="8" draw:style-name="gr9"><draw:connector draw:style-name="gr2" draw:text-style-name="P24" draw:type="line" svg:x1="0.0008in" svg:y1="0.7862in" svg:x2="0.4972in" svg:y2="0.7846in" svg:d="m2 1997 1261-4"><text:p/></draw:connector><draw:custom-shape draw:style-name="gr7" draw:text-style-name="P20" xml:id="id18" draw:id="id18" svg:width="0.5024in" svg:height="0.5016in" svg:x="0.497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56in" svg:y1="0.6071in" svg:x2="0.5709in" svg:y2="0.6071in" draw:start-shape="id18" draw:start-glue-point="11" draw:end-shape="id18" draw:end-glue-point="5" svg:d="m2351 1542c0-1029-901-1029-901 0"><text:p/></draw:connector><draw:connector draw:style-name="gr2" draw:text-style-name="P24" draw:type="curve" svg:x1="0.9992in" svg:y1="0.7846in" svg:x2="1.4972in" svg:y2="0.7862in" draw:start-shape="id18" draw:start-glue-point="10" svg:d="m2538 1993c1325 0 693 4 1265 4"><text:p/></draw:connector><draw:frame draw:style-name="gr3" draw:text-style-name="P23" svg:width="0.2823in" svg:height="0.2913in" svg:x="1.0008in" svg:y="0.5in"><draw:text-box><text:p text:style-name="P21"><text:span text:style-name="T8">λ</text:span></text:p></draw:text-box></draw:frame><draw:frame draw:style-name="gr3" draw:text-style-name="P23" svg:width="0.2634in" svg:height="0.2913in" svg:x="0.5008in" svg:y="0in"><draw:text-box><text:p text:style-name="P21"><text:span text:style-name="T7">*</text:span></text:p></draw:text-box></draw:frame><draw:frame draw:style-name="gr3" draw:text-style-name="P23" svg:width="0.2921in" svg:height="0.2913in" svg:x="0.6028in" svg:y="0.6425in"><draw:text-box><text:p text:style-name="P21"><text:span text:style-name="T7">1</text:span></text:p></draw:text-box></draw:frame><draw:custom-shape draw:style-name="gr10" draw:text-style-name="P20" svg:width="0.5016in" svg:height="0.5016in" svg:x="2.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2.6008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63in" svg:y="0.6437in"><draw:text-box><text:p text:style-name="P21"><text:span text:style-name="T7">3</text:span></text:p></draw:text-box></draw:frame><draw:custom-shape draw:style-name="gr6" draw:text-style-name="P20" xml:id="id19" draw:id="id19" svg:width="0.5016in" svg:height="0.5016in" svg:x="1.500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0024in" svg:y1="0.7862in" svg:x2="2.5024in" svg:y2="0.7862in" draw:start-shape="id19" draw:start-glue-point="10" svg:d="m5086 1997h1270"><text:p/></draw:connector><draw:frame draw:style-name="gr3" draw:text-style-name="P23" svg:width="0.2921in" svg:height="0.2913in" svg:x="1.6063in" svg:y="0.6437in"><draw:text-box><text:p text:style-name="P21"><text:span text:style-name="T7">2</text:span></text:p></draw:text-box></draw:frame><draw:connector draw:style-name="gr2" draw:text-style-name="P25" draw:type="curve" svg:x1="1.9291in" svg:y1="0.6083in" svg:x2="1.5736in" svg:y2="0.6083in" draw:start-shape="id19" draw:start-glue-point="11" draw:end-shape="id19" draw:end-glue-point="5" svg:d="m4900 1545c0-1028-903-1028-903 0"><text:p/></draw:connector><draw:frame draw:style-name="gr3" draw:text-style-name="P23" svg:width="0.2634in" svg:height="0.2913in" svg:x="1.5008in" svg:y="0.0354in"><draw:text-box><text:p text:style-name="P21"><text:span text:style-name="T7">*</text:span></text:p></draw:text-box></draw:frame><draw:frame draw:style-name="gr3" draw:text-style-name="P23" svg:width="0.2823in" svg:height="0.2913in" svg:x="2.0008in" svg:y="0.5354in"><draw:text-box><text:p text:style-name="P21"><text:span text:style-name="T8">λ</text:span></text:p></draw:text-box></draw:frame><draw:custom-shape draw:style-name="gr10" draw:text-style-name="P20" xml:id="id20" draw:id="id20" svg:width="0.5016in" svg:height="0.5024in" svg:x="4.0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24in" svg:x="4.1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634in" svg:height="0.2913in" svg:x="4.0024in" svg:y="0.0366in"><draw:text-box><text:p text:style-name="P21"><text:span text:style-name="T7">*</text:span></text:p></draw:text-box></draw:frame><draw:frame draw:style-name="gr3" draw:text-style-name="P23" svg:width="0.5697in" svg:height="0.2913in" svg:x="3.9661in" svg:y="0.6453in"><draw:text-box><text:p text:style-name="P21"><text:span text:style-name="T7">1,2,3</text:span></text:p></draw:text-box></draw:frame><draw:connector draw:style-name="gr2" draw:text-style-name="P25" draw:type="line" svg:x1="3.5024in" svg:y1="0.778in" svg:x2="4.0012in" svg:y2="0.7882in" draw:end-shape="id20" draw:end-glue-point="6" svg:d="m8896 1976 1267 26"><text:p/></draw:connector><draw:connector draw:style-name="gr2" draw:text-style-name="P25" draw:type="curve" svg:x1="4.4291in" svg:y1="0.6102in" svg:x2="4.0736in" svg:y2="0.6102in" draw:start-shape="id20" draw:start-glue-point="11" draw:end-shape="id20" draw:end-glue-point="5" svg:d="m11250 1550c0-1033-903-1033-903 0"><text:p/></draw:connector></draw:g>Illustration <text:sequence text:ref-name="refIllustration5" text:name="Illustration" text:formula="ooow:Illustration+1" style:num-format="1">6</text:sequence>: NFA (left) and DFA (right) for matching .*.*</text:p></draw:text-box></draw:frame></text:p>
      <text:p text:style-name="Standard"/>
      <text:p text:style-name="Standard">Two consecutive arbitrary matches merge into a single match pattern as shown in <text:sequence-ref text:reference-format="category-and-value" text:ref-name="refIllustration5">Illustration 6</text:sequence-ref>. <text:s/>The variable match shown in <text:sequence-ref text:reference-format="category-and-value" text:ref-name="refIllustration6">Illustration 7</text:sequence-ref> is much closer to the results from <text:sequence-ref text:reference-format="category-and-value" text:ref-name="refIllustration3">Illustration 4</text:sequence-ref>. <text:s/>This is because the variable match keeps the states from collapsing together because of the behavior of the conditional transitions.</text:p>
      <text:p text:style-name="Standard"/>
      <text:p text:style-name="Standard"><draw:frame draw:style-name="fr1" draw:name="Frame5" text:anchor-type="paragraph" svg:y="0in" svg:width="5.5075in" draw:z-index="11"><draw:text-box fo:min-height="1.0402in"><text:p text:style-name="P7"><draw:g text:anchor-type="paragraph" draw:z-index="12" draw:style-name="gr9"><draw:connector draw:style-name="gr2" draw:text-style-name="P24" draw:type="line" svg:x1="3.5024in" svg:y1="0.7862in" svg:x2="3.9996in" svg:y2="0.7846in" svg:d="m8896 1997 1263-4"><text:p/></draw:connector><draw:custom-shape draw:style-name="gr7" draw:text-style-name="P20" xml:id="id24" draw:id="id24" svg:width="0.5016in" svg:height="0.5016in" svg:x="4.01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4.4453in" svg:y1="0.6071in" svg:x2="4.0898in" svg:y2="0.6071in" draw:start-shape="id24" draw:start-glue-point="11" draw:end-shape="id24" draw:end-glue-point="5" svg:d="m11291 1542c0-1029-903-1029-903 0"><text:p/></draw:connector><draw:connector draw:style-name="gr2" draw:text-style-name="P24" draw:type="curve" svg:x1="4.5181in" svg:y1="0.7846in" svg:x2="4.9992in" svg:y2="0.7862in" draw:start-shape="id24" draw:start-glue-point="10" svg:d="m11476 1993c1293 0 682 4 1222 4"><text:p/></draw:connector><draw:frame draw:style-name="gr3" draw:text-style-name="P23" svg:width="0.476in" svg:height="0.2913in" svg:x="4.0024in" svg:y="0in"><draw:text-box><text:p text:style-name="P21"><text:span text:style-name="T7">*|@</text:span></text:p></draw:text-box></draw:frame><draw:frame draw:style-name="gr3" draw:text-style-name="P23" svg:width="0.5697in" svg:height="0.2913in" svg:x="3.9819in" svg:y="0.6425in"><draw:text-box><text:p text:style-name="P21"><text:span text:style-name="T7">1,2,3</text:span></text:p></draw:text-box></draw:frame><draw:custom-shape draw:style-name="gr10" draw:text-style-name="P20" xml:id="id25" draw:id="id25" svg:width="0.5016in" svg:height="0.5024in" svg:x="5.0043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24in" svg:x="5.1043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043in" svg:height="0.2913in" svg:x="4.5043in" svg:y="0.5016in"><draw:text-box><text:p text:style-name="P21"><text:span text:style-name="T7">*|=</text:span></text:p></draw:text-box></draw:frame><draw:connector draw:style-name="gr2" draw:text-style-name="P25" draw:type="curve" svg:x1="5.4327in" svg:y1="0.6102in" svg:x2="5.0772in" svg:y2="0.6102in" draw:start-shape="id25" draw:start-glue-point="11" draw:end-shape="id25" draw:end-glue-point="5" svg:d="m13799 1550c0-1033-903-1033-903 0"><text:p/></draw:connector><draw:frame draw:style-name="gr3" draw:text-style-name="P23" svg:width="0.2634in" svg:height="0.2913in" svg:x="5.0043in" svg:y="0.0016in"><draw:text-box><text:p text:style-name="P21"><text:span text:style-name="T7">*</text:span></text:p></draw:text-box></draw:frame><draw:frame draw:style-name="gr3" draw:text-style-name="P23" svg:width="0.4307in" svg:height="0.2913in" svg:x="5.0398in" svg:y="0.6453in"><draw:text-box><text:p text:style-name="P21"><text:span text:style-name="T7">2,3</text:span></text:p></draw:text-box></draw:frame><draw:connector draw:style-name="gr2" draw:text-style-name="P24" draw:type="line" svg:x1="0.0008in" svg:y1="0.7874in" svg:x2="0.4972in" svg:y2="0.7862in" svg:d="m2 2000 1261-3"><text:p/></draw:connector><draw:custom-shape draw:style-name="gr7" draw:text-style-name="P20" xml:id="id26" draw:id="id26" svg:width="0.5024in" svg:height="0.5016in" svg:x="0.497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0.9256in" svg:y1="0.6083in" svg:x2="0.5709in" svg:y2="0.6083in" draw:start-shape="id26" draw:start-glue-point="11" draw:end-shape="id26" draw:end-glue-point="5" svg:d="m2351 1545c0-1028-901-1028-901 0"><text:p/></draw:connector><draw:connector draw:style-name="gr2" draw:text-style-name="P24" draw:type="curve" svg:x1="0.9992in" svg:y1="0.7862in" svg:x2="1.4972in" svg:y2="0.7874in" draw:start-shape="id26" draw:start-glue-point="10" svg:d="m2538 1997c1325 0 693 3 1265 3"><text:p/></draw:connector><draw:frame draw:style-name="gr3" draw:text-style-name="P23" svg:width="0.2921in" svg:height="0.2913in" svg:x="0.6028in" svg:y="0.6437in"><draw:text-box><text:p text:style-name="P21"><text:span text:style-name="T7">1</text:span></text:p></draw:text-box></draw:frame><draw:custom-shape draw:style-name="gr10" draw:text-style-name="P20" svg:width="0.5016in" svg:height="0.5024in" svg:x="2.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24in" svg:x="2.6008in" svg:y="0.6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63in" svg:y="0.6453in"><draw:text-box><text:p text:style-name="P21"><text:span text:style-name="T7">3</text:span></text:p></draw:text-box></draw:frame><draw:custom-shape draw:style-name="gr6" draw:text-style-name="P20" xml:id="id27" draw:id="id27" svg:width="0.5016in" svg:height="0.5024in" svg:x="1.5008in" svg:y="0.5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0024in" svg:y1="0.7882in" svg:x2="2.5024in" svg:y2="0.7874in" draw:start-shape="id27" draw:start-glue-point="10" svg:d="m5086 2002 1270-2"><text:p/></draw:connector><draw:frame draw:style-name="gr3" draw:text-style-name="P23" svg:width="0.2921in" svg:height="0.2913in" svg:x="1.6063in" svg:y="0.6453in"><draw:text-box><text:p text:style-name="P21"><text:span text:style-name="T7">2</text:span></text:p></draw:text-box></draw:frame><draw:connector draw:style-name="gr2" draw:text-style-name="P25" draw:type="curve" svg:x1="1.9291in" svg:y1="0.6102in" svg:x2="1.5736in" svg:y2="0.6102in" draw:start-shape="id27" draw:start-glue-point="11" draw:end-shape="id27" draw:end-glue-point="5" svg:d="m4900 1550c0-1033-903-1033-903 0"><text:p/></draw:connector><draw:frame draw:style-name="gr3" draw:text-style-name="P23" svg:width="0.2634in" svg:height="0.2913in" svg:x="1.5008in" svg:y="0.0366in"><draw:text-box><text:p text:style-name="P21"><text:span text:style-name="T7">*</text:span></text:p></draw:text-box></draw:frame><draw:frame draw:style-name="gr3" draw:text-style-name="P23" svg:width="0.2823in" svg:height="0.2913in" svg:x="2.0008in" svg:y="0.5366in"><draw:text-box><text:p text:style-name="P21"><text:span text:style-name="T8">λ</text:span></text:p></draw:text-box></draw:frame><draw:frame draw:style-name="gr3" draw:text-style-name="P23" svg:width="0.476in" svg:height="0.2913in" svg:x="0.5024in" svg:y="0.0035in"><draw:text-box><text:p text:style-name="P21"><text:span text:style-name="T7">*|@</text:span></text:p></draw:text-box></draw:frame><draw:frame draw:style-name="gr3" draw:text-style-name="P23" svg:width="0.4232in" svg:height="0.2913in" svg:x="1.0024in" svg:y="0.5035in"><draw:text-box><text:p text:style-name="P21"><text:span text:style-name="T8">λ</text:span><text:span text:style-name="T9">|=</text:span></text:p></draw:text-box></draw:frame><draw:custom-shape draw:style-name="gr11" draw:text-style-name="P20" svg:width="0.3031in" svg:height="0.3031in" svg:x="4.1161in" svg:y="0.633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Illustration <text:sequence text:ref-name="refIllustration6" text:name="Illustration" text:formula="ooow:Illustration+1" style:num-format="1">7</text:sequence>: NFA (left) and DFA convertion (right) for matching \@.*</text:p></draw:text-box></draw:frame><text:soft-page-break/></text:p>
      <text:p text:style-name="Standard"/>
      <text:p text:style-name="Standard">We again see the formation of a conditional accept state, this is because NFA state 3 is reached through a conditional <text:s/>λ-closure as shown in <text:sequence-ref text:reference-format="category-and-value" text:ref-name="refTable1">Table 2</text:sequence-ref>. <text:s/>Note how in the table the transition for a|= does not mark the set of states it is transitioning to as conditional. <text:s/>That is because taking the transition guarantees that condition has been met, where the mark is used by the subset construction to find the transitions that inherit the |= condition during λ removal, and also determine when an accept state has been entered conditionally.</text:p>
      <text:p text:style-name="P6"/>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3">DFA State</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a|=</text:p>
          </table:table-cell>
          <table:table-cell table:style-name="Table2.A1" office:value-type="string">
            <text:p text:style-name="P3">b</text:p>
          </table:table-cell>
          <table:table-cell table:style-name="Table2.A1" office:value-type="string">
            <text:p text:style-name="P3">b|@</text:p>
          </table:table-cell>
          <table:table-cell table:style-name="Table2.G1" office:value-type="string">
            <text:p text:style-name="P3">b|=</text:p>
          </table:table-cell>
        </table:table-row>
        <table:table-row>
          <table:table-cell table:style-name="Table2.A2" office:value-type="string">
            <text:p text:style-name="P4">1 (2|=,3|=)</text:p>
          </table:table-cell>
          <table:table-cell table:style-name="Table2.A2" office:value-type="string">
            <text:p text:style-name="P4"/>
          </table:table-cell>
          <table:table-cell table:style-name="Table2.A2" office:value-type="string">
            <text:p text:style-name="P4">1 (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1 (2|=,3|=)</text:p>
          </table:table-cell>
          <table:table-cell table:style-name="Table2.G2" office:value-type="string">
            <text:p text:style-name="P4">2,3</text:p>
          </table:table-cell>
        </table:table-row>
        <table:table-row>
          <table:table-cell table:style-name="Table2.A2" office:value-type="string">
            <text:p text:style-name="P4">2,3</text:p>
          </table:table-cell>
          <table:table-cell table:style-name="Table2.A2" office:value-type="string">
            <text:p text:style-name="P4">2,3</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2,3</text:p>
          </table:table-cell>
          <table:table-cell table:style-name="Table2.A2" office:value-type="string">
            <text:p text:style-name="P4"/>
          </table:table-cell>
          <table:table-cell table:style-name="Table2.G2" office:value-type="string">
            <text:p text:style-name="P4"/>
          </table:table-cell>
        </table:table-row>
      </table:table>
      <text:p text:style-name="P4">Table <text:sequence text:ref-name="refTable1" text:name="Table" text:formula="ooow:Table+1" style:num-format="1">2</text:sequence>: Subset construction for \@.*</text:p>
      <text:p text:style-name="Standard"/>
      <text:p text:style-name="Standard">The next two examples will revisit examples 2 and 3 to explore what should be done when the variable match is optional.</text:p>
      <text:p text:style-name="Standard"/>
      <text:p text:style-name="Standard"><text:span text:style-name="T3">Example 4:</text:span> an optional variable followed by a latter (\@?a)</text:p>
      <text:p text:style-name="Standard">In this case we must match an a optionally proceeded by by a variable match. <text:s/>This means that the generated DFA will have to be able to deal with the first character if it is an 'a' potentially being the final character or the first character of the variable.</text:p>
      <text:p text:style-name="Standard"/>
      <text:p text:style-name="Standard"><draw:frame draw:style-name="fr1" draw:name="Frame3" text:anchor-type="paragraph" svg:y="0.0035in" svg:width="6.752in" draw:z-index="15"><draw:text-box fo:min-height="1.5429in"><text:p text:style-name="P7"><draw:g text:anchor-type="paragraph" draw:z-index="16" draw:style-name="gr9"><draw:g draw:style-name="gr5"><draw:custom-shape draw:style-name="gr10" draw:text-style-name="P20" xml:id="id31" draw:id="id31" svg:width="0.5016in" svg:height="0.5024in" svg:x="5.7484in" svg:y="0.0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0" xml:id="id32" draw:id="id32" svg:width="0.5016in" svg:height="0.5016in" svg:x="5.75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0" xml:id="id30" draw:id="id30" svg:width="0.5016in" svg:height="0.5016in" svg:x="4.7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5.7854in" svg:y="1.1437in"><draw:text-box><text:p text:style-name="P21"><text:span text:style-name="T7">2,3</text:span></text:p></draw:text-box></draw:frame><draw:custom-shape draw:style-name="gr8" draw:text-style-name="P20" svg:width="0.3016in" svg:height="0.3024in" svg:x="5.8484in" svg:y="0.1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5697in" svg:height="0.2913in" svg:x="4.7154in" svg:y="0.6437in"><draw:text-box><text:p text:style-name="P21"><text:span text:style-name="T7">1,2,3</text:span></text:p></draw:text-box></draw:frame><draw:connector draw:style-name="gr2" draw:text-style-name="P24" draw:type="line" svg:x1="4.2598in" svg:y1="0.7835in" svg:x2="4.75in" svg:y2="0.7862in" draw:end-shape="id30" draw:end-glue-point="6" svg:d="m10820 1990 1245 7"><text:p/></draw:connector><draw:frame draw:style-name="gr3" draw:text-style-name="P23" svg:width="0.5697in" svg:height="0.2913in" svg:x="5.7138in" svg:y="0.1453in"><draw:text-box><text:p text:style-name="P21"><text:span text:style-name="T7">2,3,4</text:span></text:p></draw:text-box></draw:frame><draw:connector draw:style-name="gr2" draw:text-style-name="P25" draw:type="curve" svg:x1="5.8217in" svg:y1="0.4654in" svg:x2="5.8228in" svg:y2="1.1083in" draw:start-shape="id31" draw:start-glue-point="7" draw:end-shape="id32" draw:end-glue-point="5" svg:d="m14787 1182c0 1227 3 411 3 1633"><text:p/></draw:connector><draw:connector draw:style-name="gr2" draw:text-style-name="P25" draw:type="curve" svg:x1="6.1783in" svg:y1="1.1083in" svg:x2="6.1772in" svg:y2="0.4654in" draw:start-shape="id32" draw:start-glue-point="11" draw:end-shape="id31" draw:end-glue-point="9" svg:d="m15693 2815c0-1222-3-406-3-1633"><text:p/></draw:connector><draw:connector draw:style-name="gr2" draw:text-style-name="P25" draw:type="curve" svg:x1="6.1783in" svg:y1="1.1083in" svg:x2="6.1783in" svg:y2="1.4638in" draw:start-shape="id32" draw:start-glue-point="11" draw:end-shape="id32" draw:end-glue-point="9" svg:d="m15693 2815c1032 0 1032 903 0 903"><text:p/></draw:connector><draw:connector draw:style-name="gr2" draw:text-style-name="P25" draw:type="curve" svg:x1="6.1772in" svg:y1="0.4654in" svg:x2="6.1772in" svg:y2="0.1102in" draw:start-shape="id31" draw:start-glue-point="9" draw:end-shape="id31" draw:end-glue-point="11" svg:d="m15690 1182c1032 0 1032-902 0-902"><text:p/></draw:connector><draw:connector draw:style-name="gr2" draw:text-style-name="P25" draw:type="line" svg:x1="5.1783in" svg:y1="0.9638in" svg:x2="5.75in" svg:y2="1.2862in" draw:start-shape="id30" draw:start-glue-point="9" draw:end-shape="id32" draw:end-glue-point="6" svg:d="m13153 2448 1452 819"><text:p/></draw:connector><draw:connector draw:style-name="gr2" draw:text-style-name="P25" draw:type="line" svg:x1="5.1783in" svg:y1="0.6083in" svg:x2="5.7484in" svg:y2="0.2882in" draw:start-shape="id30" draw:start-glue-point="11" draw:end-shape="id31" draw:end-glue-point="6" svg:d="m13153 1545 1448-813"><text:p/></draw:connector><draw:frame draw:style-name="gr3" draw:text-style-name="P23" svg:width="0.2921in" svg:height="0.2913in" svg:x="6.2091in" svg:y="0.7516in"><draw:text-box><text:p text:style-name="P21"><text:span text:style-name="T8">a</text:span></text:p></draw:text-box></draw:frame><draw:frame draw:style-name="gr3" draw:text-style-name="P23" svg:width="0.2921in" svg:height="0.2913in" svg:x="5.2091in" svg:y="0.2516in"><draw:text-box><text:p text:style-name="P21"><text:span text:style-name="T8">a</text:span></text:p></draw:text-box></draw:frame><draw:frame draw:style-name="gr3" draw:text-style-name="P23" svg:width="0.2921in" svg:height="0.2913in" svg:x="6.4591in" svg:y="0.0366in"><draw:text-box><text:p text:style-name="P21"><text:span text:style-name="T8">a</text:span></text:p></draw:text-box></draw:frame><draw:frame draw:style-name="gr3" draw:text-style-name="P23" svg:width="0.2921in" svg:height="0.2913in" svg:x="6.4591in" svg:y="1.2516in"><draw:text-box><text:p text:style-name="P21"><text:span text:style-name="T8">b</text:span></text:p></draw:text-box></draw:frame><draw:frame draw:style-name="gr3" draw:text-style-name="P23" svg:width="0.2921in" svg:height="0.2913in" svg:x="5.2091in" svg:y="1.0366in"><draw:text-box><text:p text:style-name="P21"><text:span text:style-name="T8">b</text:span></text:p></draw:text-box></draw:frame><draw:frame draw:style-name="gr3" draw:text-style-name="P23" svg:width="0.2921in" svg:height="0.2913in" svg:x="5.75in" svg:y="0.5366in"><draw:text-box><text:p text:style-name="P21"><text:span text:style-name="T8">b</text:span></text:p></draw:text-box></draw:frame></draw:g><draw:g draw:style-name="gr5"><draw:custom-shape draw:style-name="gr7" draw:text-style-name="P20" xml:id="id33" draw:id="id33" svg:width="0.5031in" svg:height="0.5016in" svg:x="1.49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1.9272in" svg:y1="0.6071in" svg:x2="1.5717in" svg:y2="0.6071in" draw:start-shape="id33" draw:start-glue-point="11" draw:end-shape="id33" draw:end-glue-point="5" svg:d="m4895 1542c0-1029-903-1029-903 0"><text:p/></draw:connector><draw:connector draw:style-name="gr2" draw:text-style-name="P24" draw:type="curve" svg:x1="2.0008in" svg:y1="0.7846in" svg:x2="2.498in" svg:y2="0.7862in" draw:start-shape="id33" draw:start-glue-point="10" svg:d="m5082 1993c1324 0 695 4 1263 4"><text:p/></draw:connector><draw:frame draw:style-name="gr3" draw:text-style-name="P23" svg:width="0.2823in" svg:height="0.2913in" svg:x="1.998in" svg:y="0.5016in"><draw:text-box><text:p text:style-name="P21"><text:span text:style-name="T8">λ</text:span></text:p></draw:text-box></draw:frame><draw:frame draw:style-name="gr3" draw:text-style-name="P23" svg:width="0.2634in" svg:height="0.2913in" svg:x="1.5016in" svg:y="0in"><draw:text-box><text:p text:style-name="P21"><text:span text:style-name="T7">*</text:span></text:p></draw:text-box></draw:frame><draw:frame draw:style-name="gr3" draw:text-style-name="P23" svg:width="0.2921in" svg:height="0.2913in" svg:x="0.6035in" svg:y="0.6437in"><draw:text-box><text:p text:style-name="P21"><text:span text:style-name="T7">1</text:span></text:p></draw:text-box></draw:frame><draw:custom-shape draw:style-name="gr10" draw:text-style-name="P20" svg:width="0.5024in" svg:height="0.5016in" svg:x="3.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24in" svg:height="0.3016in" svg:x="3.6016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71in" svg:y="0.6437in"><draw:text-box><text:p text:style-name="P21"><text:span text:style-name="T7">3</text:span></text:p></draw:text-box></draw:frame><draw:custom-shape draw:style-name="gr6" draw:text-style-name="P20" xml:id="id34" draw:id="id34" svg:width="0.5024in" svg:height="0.5016in" svg:x="2.5016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3.0035in" svg:y1="0.7862in" svg:x2="3.5028in" svg:y2="0.7862in" draw:start-shape="id34" draw:start-glue-point="10" svg:d="m7629 1997h1268"><text:p/></draw:connector><draw:frame draw:style-name="gr3" draw:text-style-name="P23" svg:width="0.2921in" svg:height="0.2913in" svg:x="1.6043in" svg:y="0.6425in"><draw:text-box><text:p text:style-name="P21"><text:span text:style-name="T7">2</text:span></text:p></draw:text-box></draw:frame><draw:custom-shape draw:style-name="gr6" draw:text-style-name="P20" xml:id="id35" draw:id="id35" svg:width="0.5016in" svg:height="0.5016in" svg:x="0.498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line" svg:x1="0.9992in" svg:y1="0.7862in" svg:x2="1.498in" svg:y2="0.7846in" draw:start-shape="id35" draw:start-glue-point="10" draw:end-shape="id33" draw:end-glue-point="6" svg:d="m2538 1997 1267-4"><text:p/></draw:connector><draw:connector draw:style-name="gr2" draw:text-style-name="P24" draw:type="line" svg:x1="0in" svg:y1="0.7709in" svg:x2="0.498in" svg:y2="0.7862in" draw:end-shape="id35" draw:end-glue-point="6" svg:d="m0 1958 1265 39"><text:p/></draw:connector><draw:frame draw:style-name="gr3" draw:text-style-name="P23" svg:width="0.2921in" svg:height="0.2913in" svg:x="3.6071in" svg:y="0.6437in"><draw:text-box><text:p text:style-name="P21"><text:span text:style-name="T7">4</text:span></text:p></draw:text-box></draw:frame><draw:frame draw:style-name="gr3" draw:text-style-name="P23" svg:width="0.2823in" svg:height="0.2913in" svg:x="0.998in" svg:y="0.5016in"><draw:text-box><text:p text:style-name="P21"><text:span text:style-name="T8">λ</text:span></text:p></draw:text-box></draw:frame><draw:frame draw:style-name="gr3" draw:text-style-name="P23" svg:width="0.2823in" svg:height="0.2913in" svg:x="1.25in" svg:y="1.0016in"><draw:text-box><text:p text:style-name="P21"><text:span text:style-name="T8">λ</text:span></text:p></draw:text-box></draw:frame><draw:frame draw:style-name="gr3" draw:text-style-name="P23" svg:width="0.2921in" svg:height="0.2913in" svg:x="2.998in" svg:y="0.5016in"><draw:text-box><text:p text:style-name="P21"><text:span text:style-name="T8">a</text:span></text:p></draw:text-box></draw:frame><draw:connector draw:style-name="gr2" draw:text-style-name="P25" draw:type="curve" svg:x1="0.7484in" svg:y1="1.0366in" svg:x2="2.752in" svg:y2="1.0366in" draw:start-shape="id35" draw:start-glue-point="8" draw:end-shape="id34" svg:d="m1901 2633c0 754 5089 754 5089 0"><text:p/></draw:connector></draw:g></draw:g>Illustration <text:sequence text:ref-name="refIllustration7" text:name="Illustration" text:formula="ooow:Illustration+1" style:num-format="1">8</text:sequence>: NFA (left) and DFA (right) for matching (.*)?a</text:p></draw:text-box></draw:frame></text:p>
      <text:p text:style-name="P5"/>
      <text:p text:style-name="P5">Comparing <text:sequence-ref text:reference-format="category-and-value" text:ref-name="refIllustration7">Illustration 8</text:sequence-ref> and <text:sequence-ref text:reference-format="category-and-value" text:ref-name="refIllustration8">Illustration 9</text:sequence-ref> we once again see that while the NFAs for the variable match and the pattern match it is modeled on the resultant DFAs are different. <text:s/>This will continue to be the case, as the conditional transitions, not only provide more potential transitions to encode for but also more combinations of state sets to transition to. <text:s/>As such this is the last plain pattern match NFA and DFA to be presented for comparison to the variable match NFA and DFA.</text:p>
      <text:p text:style-name="P5"/>
      <text:p text:style-name="P5"><draw:frame draw:style-name="fr1" draw:name="Frame10" text:anchor-type="paragraph" svg:y="0.0075in" svg:width="6.7374in" draw:z-index="17"><draw:text-box fo:min-height="2.5071in"><text:p text:style-name="P7"><draw:g text:anchor-type="paragraph" draw:z-index="18" draw:style-name="gr9"><draw:g draw:style-name="gr5"><draw:frame draw:style-name="gr3" draw:text-style-name="P23" svg:width="0.2921in" svg:height="0.2913in" svg:x="5.2362in" svg:y="1.2146in"><draw:text-box><text:p text:style-name="P21"><text:span text:style-name="T8">b</text:span></text:p></draw:text-box></draw:frame><draw:custom-shape draw:style-name="gr13" draw:text-style-name="P20" xml:id="id38" draw:id="id38" svg:width="0.5016in" svg:height="0.5016in" svg:x="4.735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0" xml:id="id39" draw:id="id39" svg:width="0.5016in" svg:height="0.5016in" svg:x="4.735in" svg:y="1.49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20" xml:id="id36" draw:id="id36" svg:width="0.5016in" svg:height="0.5016in" svg:x="5.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4.7705in" svg:y="1.6071in"><draw:text-box><text:p text:style-name="P21"><text:span text:style-name="T7">2,3</text:span></text:p></draw:text-box></draw:frame><draw:custom-shape draw:style-name="gr8" draw:text-style-name="P20" svg:width="0.3016in" svg:height="0.3016in" svg:x="6.33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5697in" svg:height="0.2913in" svg:x="5.2in" svg:y="0.8571in"><draw:text-box><text:p text:style-name="P21"><text:span text:style-name="T7">1,2,3</text:span></text:p></draw:text-box></draw:frame><draw:frame draw:style-name="gr15" draw:text-style-name="P23" svg:width="0.5697in" svg:height="0.2913in" svg:x="4.7in" svg:y="0.1083in"><draw:text-box><text:p text:style-name="P21"><text:span text:style-name="T7">2,3,4</text:span></text:p></draw:text-box></draw:frame><draw:frame draw:style-name="gr3" draw:text-style-name="P23" svg:width="0.4323in" svg:height="0.2913in" svg:x="5.4862in" svg:y="0in"><draw:text-box><text:p text:style-name="P21"><text:span text:style-name="T8">a|=</text:span></text:p></draw:text-box></draw:frame><draw:frame draw:style-name="gr3" draw:text-style-name="P23" svg:width="0.2921in" svg:height="0.2913in" svg:x="5.7362in" svg:y="0.75in"><draw:text-box><text:p text:style-name="P21"><text:span text:style-name="T8">a</text:span></text:p></draw:text-box></draw:frame><draw:frame draw:style-name="gr3" draw:text-style-name="P23" svg:width="0.6433in" svg:height="0.2913in" svg:x="5.2362in" svg:y="0.4646in"><draw:text-box><text:p text:style-name="P21"><text:span text:style-name="T8">a,a|@</text:span></text:p></draw:text-box></draw:frame><draw:frame draw:style-name="gr3" draw:text-style-name="P23" svg:width="0.476in" svg:height="0.2913in" svg:x="4.2362in" svg:y="0.25in"><draw:text-box><text:p text:style-name="P21"><text:span text:style-name="T8">*|@</text:span></text:p></draw:text-box></draw:frame><draw:connector draw:style-name="gr16" draw:text-style-name="P25" draw:type="line" svg:x1="4.7496in" svg:y1="1.0008in" svg:x2="5.235in" svg:y2="0.9992in" draw:end-shape="id36" draw:end-glue-point="6" svg:d="m12064 2542 1233-4"><text:p/></draw:connector><draw:custom-shape draw:style-name="gr13" draw:text-style-name="P20" xml:id="id37" draw:id="id37" svg:width="0.5016in" svg:height="0.5016in" svg:x="6.23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25" draw:type="line" svg:x1="5.7362in" svg:y1="0.9992in" svg:x2="6.2346in" svg:y2="0.9992in" draw:start-shape="id36" draw:start-glue-point="10" draw:end-shape="id37" draw:end-glue-point="6" svg:d="m14570 2538h1266"><text:p/></draw:connector><draw:connector draw:style-name="gr16" draw:text-style-name="P25" draw:type="line" svg:x1="5.3075in" svg:y1="0.8217in" svg:x2="5.1634in" svg:y2="0.4283in" draw:start-shape="id36" draw:start-glue-point="5" draw:end-shape="id38" draw:end-glue-point="9" svg:d="m13481 2087-366-999"><text:p/></draw:connector><draw:connector draw:style-name="gr16" draw:text-style-name="P25" draw:type="line" svg:x1="5.3075in" svg:y1="1.1772in" svg:x2="5.1634in" svg:y2="1.5717in" draw:start-shape="id36" draw:start-glue-point="7" draw:end-shape="id39" draw:end-glue-point="11" svg:d="m13481 2990-366 1002"><text:p/></draw:connector><draw:connector draw:style-name="gr16" draw:text-style-name="P25" draw:type="curve" svg:x1="4.8079in" svg:y1="0.4283in" svg:x2="4.735in" svg:y2="1.7492in" draw:start-shape="id38" draw:start-glue-point="7" draw:end-shape="id39" draw:end-glue-point="6" svg:d="m12212 1088c-1028 0-936 3355-185 3355"><text:p/></draw:connector><draw:connector draw:style-name="gr16" draw:text-style-name="P25" draw:type="curve" svg:x1="5.2362in" svg:y1="0.2508in" svg:x2="6.4854in" svg:y2="0.7484in" draw:start-shape="id38" draw:start-glue-point="10" draw:end-shape="id37" draw:end-glue-point="4" svg:d="m13300 637c2116 0 3173 421 3173 1264"><text:p/></draw:connector><draw:connector draw:style-name="gr16" draw:text-style-name="P25" draw:type="curve" svg:x1="5.2362in" svg:y1="1.7492in" svg:x2="6.4854in" svg:y2="1.25in" draw:start-shape="id39" draw:start-glue-point="10" draw:end-shape="id37" draw:end-glue-point="8" svg:d="m13300 4443c2116 0 3173-421 3173-1268"><text:p/></draw:connector><draw:custom-shape draw:style-name="gr8" draw:text-style-name="P20" svg:width="0.3016in" svg:height="0.3016in" svg:x="4.835in" svg:y="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6.3406in" svg:y="0.8571in"><draw:text-box><text:p text:style-name="P21"><text:span text:style-name="T7">4</text:span></text:p></draw:text-box></draw:frame><draw:frame draw:style-name="gr3" draw:text-style-name="P23" svg:width="0.4323in" svg:height="0.2913in" svg:x="5.4862in" svg:y="1.7146in"><draw:text-box><text:p text:style-name="P21"><text:span text:style-name="T8">a|=</text:span></text:p></draw:text-box></draw:frame><draw:connector draw:style-name="gr2" draw:text-style-name="P25" draw:type="curve" svg:x1="5.1638in" svg:y1="1.9272in" svg:x2="4.8079in" svg:y2="1.9272in" draw:start-shape="id39" draw:start-glue-point="9" draw:end-shape="id39" draw:end-glue-point="7" svg:d="m13116 4895c0 1032-904 1032-904 0"><text:p/></draw:connector><draw:frame draw:style-name="gr3" draw:text-style-name="P23" svg:width="0.476in" svg:height="0.2913in" svg:x="4.7606in" svg:y="2.2146in"><draw:text-box><text:p text:style-name="P21"><text:span text:style-name="T8">*|@</text:span></text:p></draw:text-box></draw:frame></draw:g><draw:g draw:style-name="gr5"><draw:custom-shape draw:style-name="gr7" draw:text-style-name="P20" xml:id="id40" draw:id="id40" svg:width="0.5024in" svg:height="0.5024in" svg:x="1.4815in" svg:y="0.7465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1.9835in" svg:y1="0.998in" svg:x2="2.4811in" svg:y2="0.9992in" draw:start-shape="id40" draw:start-glue-point="10" svg:d="m5038 2535c1324 0 693 3 1264 3"><text:p/></draw:connector><draw:frame draw:style-name="gr3" draw:text-style-name="P23" svg:width="0.4232in" svg:height="0.2913in" svg:x="1.9815in" svg:y="0.7146in"><draw:text-box><text:p text:style-name="P21"><text:span text:style-name="T8">λ</text:span><text:span text:style-name="T9">|=</text:span></text:p></draw:text-box></draw:frame><draw:frame draw:style-name="gr3" draw:text-style-name="P23" svg:width="0.476in" svg:height="0.2913in" svg:x="1.5106in" svg:y="0.2146in"><draw:text-box><text:p text:style-name="P21"><text:span text:style-name="T7">*|@</text:span></text:p></draw:text-box></draw:frame><draw:frame draw:style-name="gr3" draw:text-style-name="P23" svg:width="0.2921in" svg:height="0.2913in" svg:x="0.587in" svg:y="0.8571in"><draw:text-box><text:p text:style-name="P21"><text:span text:style-name="T7">1</text:span></text:p></draw:text-box></draw:frame><draw:custom-shape draw:style-name="gr10" draw:text-style-name="P20" svg:width="0.5016in" svg:height="0.5016in" svg:x="3.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3.585in" svg:y="0.8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5906in" svg:y="0.8571in"><draw:text-box><text:p text:style-name="P21"><text:span text:style-name="T7">3</text:span></text:p></draw:text-box></draw:frame><draw:custom-shape draw:style-name="gr6" draw:text-style-name="P20" xml:id="id41" draw:id="id41" svg:width="0.5016in" svg:height="0.5016in" svg:x="2.48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9862in" svg:y1="0.9992in" svg:x2="3.4862in" svg:y2="0.9992in" draw:start-shape="id41" draw:start-glue-point="10" svg:d="m7585 2538h1270"><text:p/></draw:connector><draw:frame draw:style-name="gr3" draw:text-style-name="P23" svg:width="0.2921in" svg:height="0.2913in" svg:x="1.5878in" svg:y="0.8547in"><draw:text-box><text:p text:style-name="P21"><text:span text:style-name="T7">2</text:span></text:p></draw:text-box></draw:frame><draw:custom-shape draw:style-name="gr6" draw:text-style-name="P20" xml:id="id42" draw:id="id42" svg:width="0.5016in" svg:height="0.5016in" svg:x="0.4815in" svg:y="0.7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line" svg:x1="0.9827in" svg:y1="0.9992in" svg:x2="1.4811in" svg:y2="0.998in" draw:start-shape="id42" draw:start-glue-point="10" draw:end-shape="id40" draw:end-glue-point="6" svg:d="m2496 2538 1266-3"><text:p/></draw:connector><draw:frame draw:style-name="gr3" draw:text-style-name="P23" svg:width="0.2921in" svg:height="0.2913in" svg:x="3.5906in" svg:y="0.8571in"><draw:text-box><text:p text:style-name="P21"><text:span text:style-name="T7">4</text:span></text:p></draw:text-box></draw:frame><draw:frame draw:style-name="gr3" draw:text-style-name="P23" svg:width="0.2823in" svg:height="0.2913in" svg:x="0.9815in" svg:y="0.7146in"><draw:text-box><text:p text:style-name="P21"><text:span text:style-name="T8">λ</text:span></text:p></draw:text-box></draw:frame><draw:frame draw:style-name="gr3" draw:text-style-name="P23" svg:width="0.2823in" svg:height="0.2913in" svg:x="1.2362in" svg:y="1.2146in"><draw:text-box><text:p text:style-name="P21"><text:span text:style-name="T8">λ</text:span></text:p></draw:text-box></draw:frame><draw:frame draw:style-name="gr3" draw:text-style-name="P23" svg:width="0.2921in" svg:height="0.2913in" svg:x="2.9815in" svg:y="0.7146in"><draw:text-box><text:p text:style-name="P21"><text:span text:style-name="T8">a</text:span></text:p></draw:text-box></draw:frame><draw:connector draw:style-name="gr2" draw:text-style-name="P25" draw:type="line" svg:x1="0.0016in" svg:y1="1.0028in" svg:x2="0.4811in" svg:y2="0.9992in" draw:end-shape="id42" draw:end-glue-point="6" svg:d="m4 2547 1218-9"><text:p/></draw:connector><draw:connector draw:style-name="gr2" draw:text-style-name="P25" draw:type="curve" svg:x1="0.7323in" svg:y1="1.25in" svg:x2="2.7358in" svg:y2="1.25in" draw:start-shape="id42" draw:start-glue-point="8" draw:end-shape="id41" svg:d="m1860 3175c0 753 5089 753 5089 0"><text:p/></draw:connector><draw:connector draw:style-name="gr2" draw:text-style-name="P25" draw:type="curve" svg:x1="1.9102in" svg:y1="0.8201in" svg:x2="1.5551in" svg:y2="0.8201in" draw:start-shape="id40" draw:start-glue-point="11" draw:end-shape="id40" draw:end-glue-point="5" svg:d="m4852 2083c0-1033-902-1033-902 0"><text:p/></draw:connector></draw:g></draw:g>Illustration <text:sequence text:ref-name="refIllustration8" text:name="Illustration" text:formula="ooow:Illustration+1" style:num-format="1">9</text:sequence>: NFA (left) and DFA (right) for matching \@?a</text:p></draw:text-box></draw:frame><text:soft-page-break/></text:p>
      <text:p text:style-name="P5"/>
      <text:p text:style-name="P5">The other important point to focus on from <text:sequence-ref text:reference-format="category-and-value" text:ref-name="refIllustration8">Illustration 9</text:sequence-ref> is the transition from {1,2,3} to {2,3,4}. <text:s/>It is labeled with both 'a' and a|@, and there is a separate transition for just 'a' that goes to {4}. <text:s/>Looking at <text:sequence-ref text:reference-format="category-and-value" text:ref-name="refTable2">Table 3</text:sequence-ref> we can see the transitions for {1,2,3}. <text:s/>The transition for 'a' is listed as {4}, while the transition for a|@ is listed as {2 (3|=)}, and yet in the DFA we have 'a' transitioning to {4} and 'a' and a|@ going to {2,3,4}.</text:p>
      <text:p text:style-name="P5"/>
      <text:p text:style-name="P5">This happens because the conditional forces the split. <text:s/>For the input character 'a' there are really two choices, if the a|@ condition is false it can transition directly to {4}. <text:s/>However if a|@ is true there is a transition to both {4} and {2 (3|=)}. <text:s/>This is no different than an ordinary NFA having two transitions listed for an input character, where the destination state sets are combined by the subset construction to find the final state. <text:s/>The difference being that the |@ condition is true only sometimes giving us two different states to transition to.</text:p>
      <text:p text:style-name="P5"/>
      <table:table table:name="Table4" table:style-name="Table4">
        <table:table-column table:style-name="Table4.A" table:number-columns-repeated="6"/>
        <table:table-column table:style-name="Table4.G"/>
        <table:table-row>
          <table:table-cell table:style-name="Table4.A1" office:value-type="string">
            <text:p text:style-name="P8">DFA State</text:p>
          </table:table-cell>
          <table:table-cell table:style-name="Table4.A1" office:value-type="string">
            <text:p text:style-name="P8">a</text:p>
          </table:table-cell>
          <table:table-cell table:style-name="Table4.A1" office:value-type="string">
            <text:p text:style-name="P8">a|@</text:p>
          </table:table-cell>
          <table:table-cell table:style-name="Table4.A1" office:value-type="string">
            <text:p text:style-name="P8">a|=</text:p>
          </table:table-cell>
          <table:table-cell table:style-name="Table4.A1" office:value-type="string">
            <text:p text:style-name="P8">b</text:p>
          </table:table-cell>
          <table:table-cell table:style-name="Table4.A1" office:value-type="string">
            <text:p text:style-name="P8">b|@</text:p>
          </table:table-cell>
          <table:table-cell table:style-name="Table4.G1" office:value-type="string">
            <text:p text:style-name="P8">b|=</text:p>
          </table:table-cell>
        </table:table-row>
        <table:table-row>
          <table:table-cell table:style-name="Table4.A2" office:value-type="string">
            <text:p text:style-name="P1">1 (2,3)</text:p>
          </table:table-cell>
          <table:table-cell table:style-name="Table4.A2" office:value-type="string">
            <text:p text:style-name="P1">4</text:p>
          </table:table-cell>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 4</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2 (3|=)</text:p>
          </table:table-cell>
          <table:table-cell table:style-name="Table4.A2" office:value-type="string">
            <text:p text:style-name="P1"/>
          </table:table-cell>
          <table:table-cell table:style-name="Table4.A2" office:value-type="string">
            <text:p text:style-name="P1">2 (3|=)</text:p>
          </table:table-cell>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2 (3=)</text:p>
          </table:table-cell>
          <table:table-cell table:style-name="Table4.G2" office:value-type="string">
            <text:p text:style-name="P1"/>
          </table:table-cell>
        </table:table-row>
        <table:table-row>
          <table:table-cell table:style-name="Table4.A2" office:value-type="string">
            <text:p text:style-name="P1">4</text:p>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A2" office:value-type="string">
            <text:p text:style-name="P1"/>
          </table:table-cell>
          <table:table-cell table:style-name="Table4.G2" office:value-type="string">
            <text:p text:style-name="P1"/>
          </table:table-cell>
        </table:table-row>
      </table:table>
      <text:p text:style-name="P9">Table <text:sequence text:ref-name="refTable2" text:name="Table" text:formula="ooow:Table+1" style:num-format="1">3</text:sequence>: Subset construction for \@?a</text:p>
      <text:p text:style-name="P5">While the syntax of a,a|@ was used in this example to emphasize that this transition is using the targets for both 'a' and a|@, it is incorrect and confusing. <text:s/>The meaning of |@ in the NFA and table is different than that in the DFA, in the DFA |@ transitions to everything from a|@ and 'a' in the NFA. <text:s/>In the future only a|@ will be listed on the transition, and 'a' will be used for when the other conditions aren't true.</text:p>
      <text:p text:style-name="P5"/>
      <text:p text:style-name="Standard"><text:span text:style-name="T3">Example 5:</text:span> an optional variable followed by any text (\@?.*)</text:p>
      <text:p text:style-name="Standard">We now revisit example 3, this time with the variable match being conditional.</text:p>
      <text:p text:style-name="Standard"/>
      <text:p text:style-name="Standard"><draw:frame draw:style-name="fr1" draw:name="Frame9" text:anchor-type="paragraph" svg:y="0.0083in" svg:width="6.4764in" draw:z-index="19"><draw:text-box fo:min-height="2.5417in"><text:p text:style-name="P7"><draw:g text:anchor-type="paragraph" draw:z-index="20" draw:style-name="gr9"><draw:g draw:style-name="gr5"><draw:frame draw:style-name="gr3" draw:text-style-name="P23" svg:width="0.2823in" svg:height="0.2913in" svg:x="2.9854in" svg:y="1in"><draw:text-box><text:p text:style-name="P21"><text:span text:style-name="T8">λ</text:span></text:p></draw:text-box></draw:frame><draw:custom-shape draw:style-name="gr7" draw:text-style-name="P20" xml:id="id43" draw:id="id43" svg:width="0.5024in" svg:height="0.5024in" svg:x="1.4807in" svg:y="1.031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curve" svg:x1="1.9827in" svg:y1="1.2835in" svg:x2="2.4807in" svg:y2="1.2846in" draw:start-shape="id43" draw:start-glue-point="10" svg:d="m5036 3260c1325 0 693 3 1265 3"><text:p/></draw:connector><draw:frame draw:style-name="gr3" draw:text-style-name="P23" svg:width="0.4232in" svg:height="0.2913in" svg:x="1.9807in" svg:y="1in"><draw:text-box><text:p text:style-name="P21"><text:span text:style-name="T8">λ</text:span><text:span text:style-name="T9">|=</text:span></text:p></draw:text-box></draw:frame><draw:frame draw:style-name="gr3" draw:text-style-name="P23" svg:width="0.476in" svg:height="0.2913in" svg:x="1.5098in" svg:y="0.5in"><draw:text-box><text:p text:style-name="P21"><text:span text:style-name="T7">*|@</text:span></text:p></draw:text-box></draw:frame><draw:frame draw:style-name="gr3" draw:text-style-name="P23" svg:width="0.2921in" svg:height="0.2913in" svg:x="0.5862in" svg:y="1.1425in"><draw:text-box><text:p text:style-name="P21"><text:span text:style-name="T7">1</text:span></text:p></draw:text-box></draw:frame><draw:custom-shape draw:style-name="gr10" draw:text-style-name="P20" svg:width="0.5016in" svg:height="0.5016in" svg:x="3.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3.5843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5898in" svg:y="1.1425in"><draw:text-box><text:p text:style-name="P21"><text:span text:style-name="T7">3</text:span></text:p></draw:text-box></draw:frame><draw:custom-shape draw:style-name="gr6" draw:text-style-name="P20" xml:id="id44" draw:id="id44" svg:width="0.5016in" svg:height="0.5016in" svg:x="2.4843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2.9854in" svg:y1="1.2846in" svg:x2="3.4854in" svg:y2="1.2846in" draw:start-shape="id44" draw:start-glue-point="10" svg:d="m7583 3263h1270"><text:p/></draw:connector><draw:frame draw:style-name="gr3" draw:text-style-name="P23" svg:width="0.2921in" svg:height="0.2913in" svg:x="1.587in" svg:y="1.1402in"><draw:text-box><text:p text:style-name="P21"><text:span text:style-name="T7">2</text:span></text:p></draw:text-box></draw:frame><draw:custom-shape draw:style-name="gr6" draw:text-style-name="P20" xml:id="id45" draw:id="id4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line" svg:x1="0.9819in" svg:y1="1.2846in" svg:x2="1.4807in" svg:y2="1.2835in" draw:start-shape="id45" draw:start-glue-point="10" draw:end-shape="id43" draw:end-glue-point="6" svg:d="m2494 3263 1267-3"><text:p/></draw:connector><draw:frame draw:style-name="gr3" draw:text-style-name="P23" svg:width="0.2921in" svg:height="0.2913in" svg:x="3.5898in" svg:y="1.1425in"><draw:text-box><text:p text:style-name="P21"><text:span text:style-name="T7">4</text:span></text:p></draw:text-box></draw:frame><draw:frame draw:style-name="gr3" draw:text-style-name="P23" svg:width="0.2823in" svg:height="0.2913in" svg:x="0.9807in" svg:y="1in"><draw:text-box><text:p text:style-name="P21"><text:span text:style-name="T8">λ</text:span></text:p></draw:text-box></draw:frame><draw:frame draw:style-name="gr3" draw:text-style-name="P23" svg:width="0.2823in" svg:height="0.2913in" svg:x="1.2354in" svg:y="1.5in"><draw:text-box><text:p text:style-name="P21"><text:span text:style-name="T8">λ</text:span></text:p></draw:text-box></draw:frame><draw:connector draw:style-name="gr2" draw:text-style-name="P25" draw:type="line" svg:x1="0.0008in" svg:y1="1.2882in" svg:x2="0.4807in" svg:y2="1.2846in" draw:end-shape="id45" draw:end-glue-point="6" svg:d="m2 3272 1219-9"><text:p/></draw:connector><draw:connector draw:style-name="gr2" draw:text-style-name="P25" draw:type="curve" svg:x1="0.7315in" svg:y1="1.5354in" svg:x2="2.735in" svg:y2="1.5354in" draw:start-shape="id45" draw:start-glue-point="8" draw:end-shape="id44" svg:d="m1858 3900c0 753 5089 753 5089 0"><text:p/></draw:connector><draw:connector draw:style-name="gr2" draw:text-style-name="P25" draw:type="curve" svg:x1="1.9091in" svg:y1="1.1055in" svg:x2="1.5543in" svg:y2="1.1055in" draw:start-shape="id43" draw:start-glue-point="11" draw:end-shape="id43" draw:end-glue-point="5" svg:d="m4849 2808c0-1034-901-1034-901 0"><text:p/></draw:connector><draw:connector draw:style-name="gr2" draw:text-style-name="P25" draw:type="curve" svg:x1="2.9126in" svg:y1="1.1071in" svg:x2="2.5571in" svg:y2="1.1071in" draw:start-shape="id44" draw:start-glue-point="11" draw:end-shape="id44" draw:end-glue-point="5" svg:d="m7398 2812c0-1029-903-1029-903 0"><text:p/></draw:connector><draw:frame draw:style-name="gr3" draw:text-style-name="P23" svg:width="0.2634in" svg:height="0.2913in" svg:x="2.4854in" svg:y="0.5in"><draw:text-box><text:p text:style-name="P21"><text:span text:style-name="T7">*</text:span></text:p></draw:text-box></draw:frame></draw:g><draw:custom-shape draw:style-name="gr14" draw:text-style-name="P20" xml:id="id46" draw:id="id46" svg:width="0.5016in" svg:height="0.5016in" svg:x="4.971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20" xml:id="id47" draw:id="id47" svg:width="0.5024in" svg:height="0.5016in" svg:x="4.9709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4831in" svg:x="5.0071in" svg:y="1.0484in"><draw:text-box><text:p text:style-name="P21"><text:span text:style-name="T7">1,2</text:span></text:p><text:p text:style-name="P21"><text:span text:style-name="T7">3,4</text:span></text:p></draw:text-box></draw:frame><draw:custom-shape draw:style-name="gr8" draw:text-style-name="P20" svg:width="0.3024in" svg:height="0.3031in" svg:x="5.0709in" svg:y="1.133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5157in" svg:height="0.2913in" svg:x="5.9606in" svg:y="1.0354in"><draw:text-box><text:p text:style-name="P21"><text:span text:style-name="T8">*|=,*</text:span></text:p></draw:text-box></draw:frame><draw:custom-shape draw:style-name="gr13" draw:text-style-name="P20" svg:width="0.5016in" svg:height="0.5016in" svg:x="5.7217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24in" svg:height="0.3016in" svg:x="5.8228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6" draw:text-style-name="P25" draw:type="line" svg:x1="4.4854in" svg:y1="1.2862in" svg:x2="4.9717in" svg:y2="1.2846in" draw:end-shape="id46" draw:end-glue-point="6" svg:d="m11393 3267 1235-4"><text:p/></draw:connector><draw:custom-shape draw:style-name="gr10" draw:text-style-name="P20" xml:id="id48" draw:id="id48" svg:width="0.5024in" svg:height="0.5016in" svg:x="5.7228in" svg:y="1.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5.8236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5.7583in" svg:y="1.6437in"><draw:text-box><text:p text:style-name="P21"><text:span text:style-name="T7">3,4</text:span></text:p></draw:text-box></draw:frame><draw:custom-shape draw:style-name="gr7" draw:text-style-name="P20" xml:id="id49" draw:id="id49" svg:width="0.5031in" svg:height="0.5016in" svg:x="5.7228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5" draw:text-style-name="P23" svg:width="0.5697in" svg:height="0.2913in" svg:x="5.689in" svg:y="0.6425in"><draw:text-box><text:p text:style-name="P21"><text:span text:style-name="T7">2,3,4</text:span></text:p></draw:text-box></draw:frame><draw:connector draw:style-name="gr2" draw:text-style-name="P25" draw:type="line" svg:x1="5.3992in" svg:y1="1.4626in" svg:x2="5.7965in" svg:y2="1.6083in" draw:start-shape="id47" draw:start-glue-point="9" draw:end-shape="id48" draw:end-glue-point="5" svg:d="m13714 3715 1009 370"><text:p/></draw:connector><draw:connector draw:style-name="gr2" draw:text-style-name="P25" draw:type="line" svg:x1="5.3992in" svg:y1="1.1071in" svg:x2="5.7965in" svg:y2="0.9626in" draw:start-shape="id47" draw:start-glue-point="11" draw:end-shape="id49" draw:end-glue-point="7" svg:d="m13714 2812 1009-367"><text:p/></draw:connector><draw:connector draw:style-name="gr2" draw:text-style-name="P25" draw:type="line" svg:x1="5.9744in" svg:y1="1.0354in" svg:x2="5.9744in" svg:y2="1.5354in" draw:start-shape="id49" draw:start-glue-point="8" draw:end-shape="id48" draw:end-glue-point="4" svg:d="m15175 2630v1270"><text:p/></draw:connector><draw:frame draw:style-name="gr3" draw:text-style-name="P23" svg:width="0.2634in" svg:height="0.2913in" svg:x="5.7228in" svg:y="2.25in"><draw:text-box><text:p text:style-name="P21"><text:span text:style-name="T8">*</text:span></text:p></draw:text-box></draw:frame><draw:connector draw:style-name="gr2" draw:text-style-name="P25" draw:type="curve" svg:x1="5.7965in" svg:y1="1.9638in" svg:x2="6.1516in" svg:y2="1.9638in" draw:start-shape="id48" draw:start-glue-point="7" draw:end-shape="id48" draw:end-glue-point="9" svg:d="m14723 4988c0 1032 902 1032 902 0"><text:p/></draw:connector><draw:connector draw:style-name="gr2" draw:text-style-name="P25" draw:type="curve" svg:x1="6.152in" svg:y1="0.6071in" svg:x2="5.7965in" svg:y2="0.6071in" draw:start-shape="id49" draw:start-glue-point="11" draw:end-shape="id49" draw:end-glue-point="5" svg:d="m15626 1542c0-1029-903-1029-903 0"><text:p/></draw:connector><draw:frame draw:style-name="gr3" draw:text-style-name="P23" svg:width="0.2634in" svg:height="0.2913in" svg:x="5.4606in" svg:y="1.2854in"><draw:text-box><text:p text:style-name="P21"><text:span text:style-name="T8">*</text:span></text:p></draw:text-box></draw:frame><draw:frame draw:style-name="gr3" draw:text-style-name="P23" svg:width="0.476in" svg:height="0.2913in" svg:x="5.2228in" svg:y="0.75in"><draw:text-box><text:p text:style-name="P21"><text:span text:style-name="T8">*|@</text:span></text:p></draw:text-box></draw:frame><draw:frame draw:style-name="gr3" draw:text-style-name="P23" svg:width="0.476in" svg:height="0.2913in" svg:x="5.7228in" svg:y="0in"><draw:text-box><text:p text:style-name="P21"><text:span text:style-name="T8">*|@</text:span></text:p></draw:text-box></draw:frame></draw:g>Illustration <text:sequence text:ref-name="refIllustration9" text:name="Illustration" text:formula="ooow:Illustration+1" style:num-format="1">10</text:sequence>: NFA (left) and DFA (right) for matching \@?.*</text:p></draw:text-box></draw:frame><text:soft-page-break/></text:p>
      <text:p text:style-name="Standard"/>
      <text:p text:style-name="Standard"/>
      <text:p text:style-name="Standard">Following through the subset construction shown in <text:sequence-ref text:reference-format="category-and-value" text:ref-name="refTable3">Table 4</text:sequence-ref>, we see the start state is {1,2,3,4} and following through the NFA, we see for λ-closure (1) there are two paths that can be taken 1 (2, 3|=, 4|=) and 1 (3, 4). <text:s/>Since states 3, and 4 can be reached unconditionally during λ-closure, when merging the two sets the |= condition is removed, leaving a start state that is unconditional, and since it contains a reference to the NFA accept state it is also an accept state. <text:s/>This is correct as the NFA can accept null input.</text:p>
      <text:p text:style-name="Standard"/>
      <table:table table:name="Table3" table:style-name="Table3">
        <table:table-column table:style-name="Table3.A"/>
        <table:table-column table:style-name="Table3.B"/>
        <table:table-column table:style-name="Table3.C" table:number-columns-repeated="4"/>
        <table:table-column table:style-name="Table3.G"/>
        <table:table-row>
          <table:table-cell table:style-name="Table3.A1" office:value-type="string">
            <text:p text:style-name="P8">DFA State</text:p>
          </table:table-cell>
          <table:table-cell table:style-name="Table3.A1" office:value-type="string">
            <text:p text:style-name="P8">a</text:p>
          </table:table-cell>
          <table:table-cell table:style-name="Table3.A1" office:value-type="string">
            <text:p text:style-name="P8">a|@</text:p>
          </table:table-cell>
          <table:table-cell table:style-name="Table3.A1" office:value-type="string">
            <text:p text:style-name="P8">a|=</text:p>
          </table:table-cell>
          <table:table-cell table:style-name="Table3.A1" office:value-type="string">
            <text:p text:style-name="P8">b</text:p>
          </table:table-cell>
          <table:table-cell table:style-name="Table3.A1" office:value-type="string">
            <text:p text:style-name="P8">b|@</text:p>
          </table:table-cell>
          <table:table-cell table:style-name="Table3.G1" office:value-type="string">
            <text:p text:style-name="P8">b|=</text:p>
          </table:table-cell>
        </table:table-row>
        <table:table-row>
          <table:table-cell table:style-name="Table3.A2" office:value-type="string">
            <text:p text:style-name="P1">1 (2,3,4)</text:p>
          </table:table-cell>
          <table:table-cell table:style-name="Table3.A2" office:value-type="string">
            <text:p text:style-name="P1">3 (4)</text:p>
          </table:table-cell>
          <table:table-cell table:style-name="Table3.A2" office:value-type="string">
            <text:p text:style-name="P1">2 (3|=, 4|=)</text:p>
          </table:table-cell>
          <table:table-cell table:style-name="Table3.A2" office:value-type="string">
            <text:p text:style-name="P1"/>
          </table:table-cell>
          <table:table-cell table:style-name="Table3.A2" office:value-type="string">
            <text:p text:style-name="P1">3 (4)</text:p>
          </table:table-cell>
          <table:table-cell table:style-name="Table3.A2" office:value-type="string">
            <text:p text:style-name="P1">2 (3|=,4|=)</text:p>
          </table:table-cell>
          <table:table-cell table:style-name="Table3.G2" office:value-type="string">
            <text:p text:style-name="P1"/>
          </table:table-cell>
        </table:table-row>
        <table:table-row>
          <table:table-cell table:style-name="Table3.A2" office:value-type="string">
            <text:p text:style-name="P1">2 (3,4)</text:p>
          </table:table-cell>
          <table:table-cell table:style-name="Table3.A2" office:value-type="string">
            <text:p text:style-name="P1">3 (4)</text:p>
          </table:table-cell>
          <table:table-cell table:style-name="Table3.A2" office:value-type="string">
            <text:p text:style-name="P1">2 (3|=, 4|=)</text:p>
          </table:table-cell>
          <table:table-cell table:style-name="Table3.A2" office:value-type="string">
            <text:p text:style-name="P1">3 (4)</text:p>
          </table:table-cell>
          <table:table-cell table:style-name="Table3.A2" office:value-type="string">
            <text:p text:style-name="P1">3 (4)</text:p>
          </table:table-cell>
          <table:table-cell table:style-name="Table3.A2" office:value-type="string">
            <text:p text:style-name="P1">2 (3|=,4|=)</text:p>
          </table:table-cell>
          <table:table-cell table:style-name="Table3.G2" office:value-type="string">
            <text:p text:style-name="P1">3 (4)</text:p>
          </table:table-cell>
        </table:table-row>
        <table:table-row>
          <table:table-cell table:style-name="Table3.A2" office:value-type="string">
            <text:p text:style-name="P1">3 (4)</text:p>
          </table:table-cell>
          <table:table-cell table:style-name="Table3.A2" office:value-type="string">
            <text:p text:style-name="P1">3 (4)</text:p>
          </table:table-cell>
          <table:table-cell table:style-name="Table3.A2" office:value-type="string">
            <text:p text:style-name="P1"/>
          </table:table-cell>
          <table:table-cell table:style-name="Table3.A2" office:value-type="string">
            <text:p text:style-name="P1"/>
          </table:table-cell>
          <table:table-cell table:style-name="Table3.A2" office:value-type="string">
            <text:p text:style-name="P1">3 (4)</text:p>
          </table:table-cell>
          <table:table-cell table:style-name="Table3.A2" office:value-type="string">
            <text:p text:style-name="P1"/>
          </table:table-cell>
          <table:table-cell table:style-name="Table3.G2" office:value-type="string">
            <text:p text:style-name="P1"/>
          </table:table-cell>
        </table:table-row>
      </table:table>
      <text:p text:style-name="P9">Table <text:sequence text:ref-name="refTable3" text:name="Table" text:formula="ooow:Table+1" style:num-format="1">4</text:sequence>: Subset construction for \@?.*</text:p>
      <text:p text:style-name="Standard">The points to focus on in this example are the transitions for {2,3,4}. <text:s/>Its *|@ transition, contains the a|@ and b|@ transitions, and both of these are examples of the a|@ transition from the previous example, with the transitions sets of a and a|@ being combined to find the final target set.</text:p>
      <text:p text:style-name="Standard"/>
      <text:p text:style-name="Standard">The transition from {2,3,4} to {3,4} is double labeled with *<text:span text:style-name="T4">|= and '*'. <text:s/>Unlike in the previous example this is actually the case as 'a' and 'b' transition to {3,4} when no conditionals are met, and a|=, b|= transition to {3,4} as well. <text:s/>Notice that in this case the subset construction transition listed in </text:span><text:span text:style-name="T4"><text:sequence-ref text:reference-format="category-and-value" text:ref-name="refTable3">Table 4</text:sequence-ref></text:span><text:span text:style-name="T4"> for a|= is the same a the final target state, because 'a' transition in the table is the same, so the merging of the two sets does create a new target state.</text:span></text:p>
      <text:p text:style-name="P5"/>
      <text:p text:style-name="P5">There is one more point in this example that is worth taking note of the accept state is reach both conditionally and unconditionally via λ transitions, and all the resultant DFA states have unconditional accept states. <text:s/>With proper DFA minimization this example could reduce to a single accept state.</text:p>
      <text:p text:style-name="P5"/>
      <text:p text:style-name="P5"><text:span text:style-name="T3">Example 6:</text:span> the letter 'a' followed by a variable (a\@)</text:p>
      <text:p text:style-name="P5">We now flip the some of the previous examples and see what happens when the variable match is at the tail of the expression.</text:p>
      <text:p text:style-name="P5"/>
      <text:p text:style-name="P5"><draw:frame draw:style-name="fr1" draw:name="Frame11" text:anchor-type="paragraph" svg:y="0.0008in" svg:width="5.4902in" draw:z-index="21"><draw:text-box fo:min-height="1.039in"><text:p text:style-name="P7"><draw:g text:anchor-type="paragraph" draw:z-index="22" draw:style-name="gr9"><draw:connector draw:style-name="gr2" draw:text-style-name="P25" draw:type="line" svg:x1="0.0016in" svg:y1="0.7882in" svg:x2="0.4811in" svg:y2="0.7846in" draw:end-shape="id50" draw:end-glue-point="6" svg:d="m4 2002 1218-9"><text:p/></draw:connector><draw:g draw:style-name="gr5"><draw:custom-shape draw:style-name="gr7" draw:text-style-name="P20" xml:id="id51" draw:id="id51" svg:width="0.5024in" svg:height="0.5024in" svg:x="1.4815in" svg:y="0.5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232in" svg:height="0.2913in" svg:x="1.9815in" svg:y="0.5in"><draw:text-box><text:p text:style-name="P21"><text:span text:style-name="T8">λ</text:span><text:span text:style-name="T9">|=</text:span></text:p></draw:text-box></draw:frame><draw:frame draw:style-name="gr3" draw:text-style-name="P23" svg:width="0.476in" svg:height="0.2913in" svg:x="1.5106in" svg:y="0in"><draw:text-box><text:p text:style-name="P21"><text:span text:style-name="T7">*|@</text:span></text:p></draw:text-box></draw:frame><draw:frame draw:style-name="gr3" draw:text-style-name="P23" svg:width="0.2921in" svg:height="0.2913in" svg:x="0.587in" svg:y="0.6425in"><draw:text-box><text:p text:style-name="P21"><text:span text:style-name="T7">1</text:span></text:p></draw:text-box></draw:frame><draw:custom-shape draw:style-name="gr10" draw:text-style-name="P20" xml:id="id52" draw:id="id52" svg:width="0.5016in" svg:height="0.5016in" svg:x="2.48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5906in" svg:y="0.6425in"><draw:text-box><text:p text:style-name="P21"><text:span text:style-name="T7">3</text:span></text:p></draw:text-box></draw:frame><draw:custom-shape draw:style-name="gr8" draw:text-style-name="P20" svg:width="0.3016in" svg:height="0.3016in" svg:x="2.585in" svg:y="0.6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5878in" svg:y="0.6402in"><draw:text-box><text:p text:style-name="P21"><text:span text:style-name="T7">2</text:span></text:p></draw:text-box></draw:frame><draw:custom-shape draw:style-name="gr6" draw:text-style-name="P20" xml:id="id50" draw:id="id50" svg:width="0.5016in" svg:height="0.5016in" svg:x="0.4815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line" svg:x1="0.9827in" svg:y1="0.7846in" svg:x2="1.4811in" svg:y2="0.7835in" draw:start-shape="id50" draw:start-glue-point="10" draw:end-shape="id51" draw:end-glue-point="6" svg:d="m2496 1993 1266-3"><text:p/></draw:connector><draw:frame draw:style-name="gr3" draw:text-style-name="P23" svg:width="0.2921in" svg:height="0.2913in" svg:x="0.9815in" svg:y="0.5in"><draw:text-box><text:p text:style-name="P21"><text:span text:style-name="T8">a</text:span></text:p></draw:text-box></draw:frame><draw:connector draw:style-name="gr2" draw:text-style-name="P25" draw:type="curve" svg:x1="1.9102in" svg:y1="0.6055in" svg:x2="1.5551in" svg:y2="0.6055in" draw:start-shape="id51" draw:start-glue-point="11" draw:end-shape="id51" draw:end-glue-point="5" svg:d="m4852 1538c0-1034-902-1034-902 0"><text:p/></draw:connector><draw:connector draw:style-name="gr2" draw:text-style-name="P25" draw:type="line" svg:x1="1.9835in" svg:y1="0.7835in" svg:x2="2.4846in" svg:y2="0.7846in" draw:start-shape="id51" draw:start-glue-point="10" draw:end-shape="id52" draw:end-glue-point="6" svg:d="m5038 1990 1273 3"><text:p/></draw:connector></draw:g><draw:connector draw:style-name="gr2" draw:text-style-name="P25" draw:type="line" svg:x1="3.4862in" svg:y1="0.7882in" svg:x2="3.9665in" svg:y2="0.7846in" draw:end-shape="id53" draw:end-glue-point="6" svg:d="m8855 2002 1220-9"><text:p/></draw:connector><draw:custom-shape draw:style-name="gr7" draw:text-style-name="P20" xml:id="id54" draw:id="id54" svg:width="0.5031in" svg:height="0.5016in" svg:x="4.9862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76in" svg:height="0.2913in" svg:x="4.9862in" svg:y="0in"><draw:text-box><text:p text:style-name="P21"><text:span text:style-name="T7">*|@</text:span></text:p></draw:text-box></draw:frame><draw:frame draw:style-name="gr3" draw:text-style-name="P23" svg:width="0.2921in" svg:height="0.2913in" svg:x="4.0717in" svg:y="0.6425in"><draw:text-box><text:p text:style-name="P21"><text:span text:style-name="T7">1</text:span></text:p></draw:text-box></draw:frame><draw:custom-shape draw:style-name="gr10" draw:text-style-name="P20" svg:width="0.5024in" svg:height="0.5016in" svg:x="4.9862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2913in" svg:x="5.0217in" svg:y="0.6437in"><draw:text-box><text:p text:style-name="P21"><text:span text:style-name="T7">2,3</text:span></text:p></draw:text-box></draw:frame><draw:custom-shape draw:style-name="gr11" draw:text-style-name="P20" svg:width="0.3024in" svg:height="0.3016in" svg:x="5.0862in" svg:y="0.6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20" xml:id="id53" draw:id="id53" svg:width="0.5016in" svg:height="0.5016in" svg:x="3.9669in" svg:y="0.5339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4" draw:type="line" svg:x1="4.4681in" svg:y1="0.7846in" svg:x2="4.9862in" svg:y2="0.7846in" draw:start-shape="id53" draw:start-glue-point="10" draw:end-shape="id54" draw:end-glue-point="6" svg:d="m11349 1993h1316"><text:p/></draw:connector><draw:frame draw:style-name="gr3" draw:text-style-name="P23" svg:width="0.2921in" svg:height="0.2913in" svg:x="4.4669in" svg:y="0.5in"><draw:text-box><text:p text:style-name="P21"><text:span text:style-name="T8">a</text:span></text:p></draw:text-box></draw:frame><draw:connector draw:style-name="gr2" draw:text-style-name="P25" draw:type="curve" svg:x1="5.4154in" svg:y1="0.6071in" svg:x2="5.0598in" svg:y2="0.6071in" draw:start-shape="id54" draw:start-glue-point="11" draw:end-shape="id54" draw:end-glue-point="5" svg:d="m13755 1542c0-1029-903-1029-903 0"><text:p/></draw:connector></draw:g>Illustration <text:sequence text:ref-name="refIllustration10" text:name="Illustration" text:formula="ooow:Illustration+1" style:num-format="1">11</text:sequence>: NFA (left) and DFA (right) for matching a\@</text:p></draw:text-box></draw:frame><text:soft-page-break/></text:p>
      <text:p text:style-name="P5"/>
      <text:p text:style-name="P5">There is nothing surprising or to build on from this example, the subset construction works as we expect it should.</text:p>
      <text:p text:style-name="P5"/>
      <table:table table:name="Table5" table:style-name="Table5">
        <table:table-column table:style-name="Table5.A" table:number-columns-repeated="6"/>
        <table:table-column table:style-name="Table5.G"/>
        <table:table-row>
          <table:table-cell table:style-name="Table5.A1" office:value-type="string">
            <text:p text:style-name="Table_20_Heading">DFA State</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a|=</text:p>
          </table:table-cell>
          <table:table-cell table:style-name="Table5.A1" office:value-type="string">
            <text:p text:style-name="Table_20_Heading">b</text:p>
          </table:table-cell>
          <table:table-cell table:style-name="Table5.A1" office:value-type="string">
            <text:p text:style-name="Table_20_Heading">b|@</text:p>
          </table:table-cell>
          <table:table-cell table:style-name="Table5.G1" office:value-type="string">
            <text:p text:style-name="Table_20_Heading">b|=</text:p>
          </table:table-cell>
        </table:table-row>
        <table:table-row>
          <table:table-cell table:style-name="Table5.A2" office:value-type="string">
            <text:p text:style-name="P1">1</text:p>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
          </table:table-cell>
          <table:table-cell table:style-name="Table5.G2" office:value-type="string">
            <text:p text:style-name="P1"/>
          </table:table-cell>
        </table:table-row>
        <table:table-row>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2 (3|=)</text:p>
          </table:table-cell>
          <table:table-cell table:style-name="Table5.A2" office:value-type="string">
            <text:p text:style-name="P1"/>
          </table:table-cell>
          <table:table-cell table:style-name="Table5.A2" office:value-type="string">
            <text:p text:style-name="P1"/>
          </table:table-cell>
          <table:table-cell table:style-name="Table5.A2" office:value-type="string">
            <text:p text:style-name="P1">2 (3|=)</text:p>
          </table:table-cell>
          <table:table-cell table:style-name="Table5.G2" office:value-type="string">
            <text:p text:style-name="P1"/>
          </table:table-cell>
        </table:table-row>
      </table:table>
      <text:p text:style-name="P9">Table <text:sequence text:ref-name="refTable4" text:name="Table" text:formula="ooow:Table+1" style:num-format="1">5</text:sequence>: Subset construction for a\@</text:p>
      <text:p text:style-name="P5"/>
      <text:p text:style-name="P5"><text:span text:style-name="T3">Example 7</text:span>: an arbitrary number of 'a's followed by a variable (a*\@)</text:p>
      <text:p text:style-name="P5">We now look at an example that forces us to extend both the subset construction and how the variable matching is performed.</text:p>
      <text:p text:style-name="P5"/>
      <text:p text:style-name="P5"><draw:frame draw:style-name="fr1" draw:name="Frame13" text:anchor-type="paragraph" svg:y="0.0075in" svg:width="6.7402in" draw:z-index="23"><draw:text-box fo:min-height="2.5772in"><text:p text:style-name="P7"><draw:g text:anchor-type="paragraph" draw:z-index="24" draw:style-name="gr9"><draw:custom-shape draw:style-name="gr17" draw:text-style-name="P20" xml:id="id60" draw:id="id60"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0" xml:id="id59" draw:id="id59"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0"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4831in" svg:x="5.0217in" svg:y="1.0508in"><draw:text-box><text:p text:style-name="P21"><text:span text:style-name="T7">1,2</text:span></text:p><text:p text:style-name="P21"><text:span text:style-name="T7">3,4</text:span></text:p></draw:text-box></draw:frame><draw:frame draw:style-name="gr3" draw:text-style-name="P23" svg:width="0.5043in" svg:height="0.2913in" svg:x="6.2354in" svg:y="1.25in"><draw:text-box><text:p text:style-name="P21"><text:span text:style-name="T7">b|@</text:span></text:p></draw:text-box></draw:frame><draw:connector draw:style-name="gr2" draw:text-style-name="P25" draw:type="line" svg:x1="0.0008in" svg:y1="1.2882in" svg:x2="0.4807in" svg:y2="1.2846in" draw:end-shape="id55" draw:end-glue-point="6" svg:d="m2 3272 1219-9"><text:p/></draw:connector><draw:custom-shape draw:style-name="gr7" draw:text-style-name="P20" xml:id="id56" draw:id="id56"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232in" svg:height="0.2913in" svg:x="2.9854in" svg:y="1in"><draw:text-box><text:p text:style-name="P21"><text:span text:style-name="T8">λ</text:span><text:span text:style-name="T9">|=</text:span></text:p></draw:text-box></draw:frame><draw:frame draw:style-name="gr3" draw:text-style-name="P23" svg:width="0.476in" svg:height="0.2913in" svg:x="2.5146in" svg:y="0.5in"><draw:text-box><text:p text:style-name="P21"><text:span text:style-name="T7">*|@</text:span></text:p></draw:text-box></draw:frame><draw:frame draw:style-name="gr3" draw:text-style-name="P23" svg:width="0.2921in" svg:height="0.2913in" svg:x="0.5862in" svg:y="1.1425in"><draw:text-box><text:p text:style-name="P21"><text:span text:style-name="T7">1</text:span></text:p></draw:text-box></draw:frame><draw:custom-shape draw:style-name="gr6" draw:text-style-name="P20" xml:id="id57" draw:id="id57"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3.5945in" svg:y="1.1425in"><draw:text-box><text:p text:style-name="P21"><text:span text:style-name="T7">4</text:span></text:p></draw:text-box></draw:frame><draw:custom-shape draw:style-name="gr8" draw:text-style-name="P20"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5917in" svg:y="1.1402in"><draw:text-box><text:p text:style-name="P21"><text:span text:style-name="T7">3</text:span></text:p></draw:text-box></draw:frame><draw:custom-shape draw:style-name="gr6" draw:text-style-name="P20" xml:id="id55" draw:id="id55"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4854in" svg:y="0.5354in"><draw:text-box><text:p text:style-name="P21"><text:span text:style-name="T8">a</text:span></text:p></draw:text-box></draw:frame><draw:connector draw:style-name="gr2" draw:text-style-name="P25" draw:type="curve" svg:x1="2.9146in" svg:y1="1.1083in" svg:x2="2.5591in" svg:y2="1.1083in" draw:start-shape="id56" draw:start-glue-point="11" draw:end-shape="id56" draw:end-glue-point="5" svg:d="m7403 2815c0-1028-903-1028-903 0"><text:p/></draw:connector><draw:connector draw:style-name="gr2" draw:text-style-name="P25" draw:type="line" svg:x1="2.9882in" svg:y1="1.2862in" svg:x2="3.4898in" svg:y2="1.2846in" draw:start-shape="id56" draw:start-glue-point="10" draw:end-shape="id57" draw:end-glue-point="6" svg:d="m7590 3267 1274-4"><text:p/></draw:connector><draw:custom-shape draw:style-name="gr6" draw:text-style-name="P20" xml:id="id58" draw:id="id58"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0.9819in" svg:y1="1.2846in" svg:x2="1.4839in" svg:y2="1.2862in" draw:start-shape="id55" draw:start-glue-point="10" draw:end-shape="id58" draw:end-glue-point="6" svg:d="m2494 3263 1275 4"><text:p/></draw:connector><draw:connector draw:style-name="gr18" draw:text-style-name="P25" draw:type="line" svg:x1="1.9854in" svg:y1="1.2862in" svg:x2="2.4854in" svg:y2="1.2862in" draw:start-shape="id58" draw:start-glue-point="10" draw:end-shape="id56" draw:end-glue-point="6" svg:d="m5043 3267h1270"><text:p/></draw:connector><draw:frame draw:style-name="gr3" draw:text-style-name="P23" svg:width="0.2823in" svg:height="0.2913in" svg:x="0.9854in" svg:y="1in"><draw:text-box><text:p text:style-name="P21"><text:span text:style-name="T8">λ</text:span></text:p></draw:text-box></draw:frame><draw:connector draw:style-name="gr2" draw:text-style-name="P25" draw:type="curve" svg:x1="1.9126in" svg:y1="1.1083in" svg:x2="1.5571in" svg:y2="1.1083in" draw:start-shape="id58" draw:start-glue-point="11" draw:end-shape="id58" draw:end-glue-point="5" svg:d="m4858 2815c0-1028-903-1028-903 0"><text:p/></draw:connector><draw:frame draw:style-name="gr3" draw:text-style-name="P23" svg:width="0.5295in" svg:height="0.2913in" svg:x="1.9571in" svg:y="1in"><draw:text-box><text:p text:style-name="P21"><text:span text:style-name="T8">λ^@</text:span></text:p></draw:text-box></draw:frame><draw:frame draw:style-name="gr3" draw:text-style-name="P23" svg:width="0.2921in" svg:height="0.2913in" svg:x="1.5898in" svg:y="1.1437in"><draw:text-box><text:p text:style-name="P21"><text:span text:style-name="T7">2</text:span></text:p></draw:text-box></draw:frame><draw:frame draw:style-name="gr3" draw:text-style-name="P23" svg:width="0.5697in" svg:height="0.2913in" svg:x="5.9492in" svg:y="1.6437in"><draw:text-box><text:p text:style-name="P21"><text:span text:style-name="T7">2,3,4</text:span></text:p></draw:text-box></draw:frame><draw:frame draw:style-name="gr3" draw:text-style-name="P23" svg:width="0.4307in" svg:height="0.2913in" svg:x="6.0197in" svg:y="0.6417in"><draw:text-box><text:p text:style-name="P21"><text:span text:style-name="T7">3,4</text:span></text:p></draw:text-box></draw:frame><draw:connector draw:style-name="gr19" draw:text-style-name="P25" draw:type="line" svg:x1="5.4146in" svg:y1="1.4646in" svg:x2="5.9835in" svg:y2="1.7866in" svg:d="m13753 3720 1445 818"><text:p/></draw:connector><draw:connector draw:style-name="gr19" draw:text-style-name="P25" draw:type="line" svg:x1="5.4146in" svg:y1="1.1083in" svg:x2="5.9835in" svg:y2="0.7839in" svg:d="m13753 2815 1445-824"><text:p/></draw:connector><draw:connector draw:style-name="gr2" draw:text-style-name="P25" draw:type="line" svg:x1="6.2346in" svg:y1="1.5354in" svg:x2="6.2346in" svg:y2="1.0354in" svg:d="m15836 3900v-1270"><text:p/></draw:connector><draw:custom-shape draw:style-name="gr11" draw:text-style-name="P20"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0"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0"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7" svg:width="0.5386in" svg:height="0.2913in" svg:x="5.1965in" svg:y="1.5354in"><draw:text-box><text:p text:style-name="P26"><text:span text:style-name="T7">a,a|*</text:span></text:p></draw:text-box></draw:frame><draw:frame draw:style-name="gr3" draw:text-style-name="P27" svg:width="0.5224in" svg:height="0.2913in" svg:x="5.2354in" svg:y="0.75in"><draw:text-box><text:p text:style-name="P26"><text:span text:style-name="T7">B|@</text:span></text:p></draw:text-box></draw:frame><draw:frame draw:style-name="gr3" draw:text-style-name="P23" svg:width="0.476in" svg:height="0.2913in" svg:x="5.9815in" svg:y="0in"><draw:text-box><text:p text:style-name="P21"><text:span text:style-name="T7">*|@</text:span></text:p></draw:text-box></draw:frame><draw:frame draw:style-name="gr3" draw:text-style-name="P25" svg:width="0.6433in" svg:height="0.2913in" svg:x="5.9854in" svg:y="2.2854in"><draw:text-box><text:p text:style-name="P28"><text:span text:style-name="T7">a,a|@</text:span></text:p></draw:text-box></draw:frame><draw:line draw:style-name="gr19" draw:text-style-name="P24" svg:x1="4.4858in" svg:y1="1.2854in" svg:x2="4.9858in" svg:y2="1.2854in"><text:p/></draw:line><draw:connector draw:style-name="gr2" draw:text-style-name="P24" draw:type="curve" svg:x1="6.4118in" svg:y1="0.6083in" svg:x2="6.0571in" svg:y2="0.6083in" draw:start-shape="id59" draw:start-glue-point="11" draw:end-shape="id59" draw:end-glue-point="5" svg:d="m16286 1545c0-1028-901-1028-901 0"><text:p/></draw:connector><draw:connector draw:style-name="gr2" draw:text-style-name="P24" draw:type="curve" svg:x1="6.4118in" svg:y1="1.9626in" svg:x2="6.0571in" svg:y2="1.9626in" draw:start-shape="id60" draw:start-glue-point="9" draw:end-shape="id60" draw:end-glue-point="7" svg:d="m16286 4985c0 1032-901 1032-901 0"><text:p/></draw:connector></draw:g>Illustration <text:sequence text:ref-name="refIllustration11" text:name="Illustration" text:formula="ooow:Illustration+1" style:num-format="1">12</text:sequence>: NFA (left) and <text:s/>incorrect DFA from current subset construction rules (right) for matching a*\@</text:p></draw:text-box></draw:frame></text:p>
      <text:p text:style-name="P5"/>
      <text:p text:style-name="P5">At first glance the DFA generated in <text:sequence-ref text:reference-format="category-and-value" text:ref-name="refIllustration11">Illustration 12</text:sequence-ref> would seem correct and it work for some input and variable combinations. <text:s/>It correctly matches the null string if the variable is empty. <text:s/>It also correctly handles a transition to {3,4} state, which only does variable matching, when a 'b' is matched in the variable. <text:s/>However it handles the interaction of a* and \@ matching incorrectly.</text:p>
      <text:p text:style-name="P5"/>
      <table:table table:name="Table6" table:style-name="Table6">
        <table:table-column table:style-name="Table6.A" table:number-columns-repeated="6"/>
        <table:table-column table:style-name="Table6.G"/>
        <text:soft-page-break/>
        <table:table-row>
          <table:table-cell table:style-name="Table6.A1" office:value-type="string">
            <text:p text:style-name="Table_20_Heading">DFA State</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a|=</text:p>
          </table:table-cell>
          <table:table-cell table:style-name="Table6.A1" office:value-type="string">
            <text:p text:style-name="Table_20_Heading">b</text:p>
          </table:table-cell>
          <table:table-cell table:style-name="Table6.A1" office:value-type="string">
            <text:p text:style-name="Table_20_Heading">b|@</text:p>
          </table:table-cell>
          <table:table-cell table:style-name="Table6.G1" office:value-type="string">
            <text:p text:style-name="Table_20_Heading">b|=</text:p>
          </table:table-cell>
        </table:table-row>
        <table:table-row>
          <table:table-cell table:style-name="Table6.A2" office:value-type="string">
            <text:p text:style-name="P1">1 (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2 (3, 4|=)</text:p>
          </table:table-cell>
          <table:table-cell table:style-name="Table6.A2" office:value-type="string">
            <text:p text:style-name="P1">2 (3, 4|=)</text:p>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row>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3 (4|=)</text:p>
          </table:table-cell>
          <table:table-cell table:style-name="Table6.A2" office:value-type="string">
            <text:p text:style-name="P1"/>
          </table:table-cell>
          <table:table-cell table:style-name="Table6.A2" office:value-type="string">
            <text:p text:style-name="P1"/>
          </table:table-cell>
          <table:table-cell table:style-name="Table6.A2" office:value-type="string">
            <text:p text:style-name="P1">3 (4|=)</text:p>
          </table:table-cell>
          <table:table-cell table:style-name="Table6.G2" office:value-type="string">
            <text:p text:style-name="P1"/>
          </table:table-cell>
        </table:table-row>
      </table:table>
      <text:p text:style-name="P9">Table <text:sequence text:ref-name="refTable5" text:name="Table" text:formula="ooow:Table+1" style:num-format="1">6</text:sequence>: subset construction for a*\@</text:p>
      <text:p text:style-name="P5">To determine what is wrong we examine a couple input and variable values, using the example pattern in a fully anchored situation (ie. ^a*\@$)</text:p>
      <text:p text:style-name="P5"/>
      <table:table table:name="Table7" table:style-name="Table7">
        <table:table-column table:style-name="Table7.A" table:number-columns-repeated="3"/>
        <table:table-row>
          <table:table-cell table:style-name="Table7.A1" office:value-type="string">
            <text:p text:style-name="Table_20_Heading">Remaining input</text:p>
          </table:table-cell>
          <table:table-cell table:style-name="Table7.A1" office:value-type="string">
            <text:p text:style-name="Table_20_Heading">State transition</text:p>
          </table:table-cell>
          <table:table-cell table:style-name="Table7.C1" office:value-type="string">
            <text:p text:style-name="Table_20_Heading">Variable position</text:p>
          </table:table-cell>
        </table:table-row>
        <table:table-row>
          <table:table-cell table:style-name="Table7.A2" office:value-type="string">
            <text:p text:style-name="Table_20_Contents">aa</text:p>
          </table:table-cell>
          <table:table-cell table:style-name="Table7.A2" office:value-type="string">
            <text:p text:style-name="Table_20_Contents">{1,2,3,4} → {2,3,4}</text:p>
          </table:table-cell>
          <table:table-cell table:style-name="Table7.C2" office:value-type="string">
            <text:p text:style-name="Table_20_Contents">0 → 1</text:p>
          </table:table-cell>
        </table:table-row>
        <table:table-row>
          <table:table-cell table:style-name="Table7.A2" office:value-type="string">
            <text:p text:style-name="Table_20_Contents">a</text:p>
          </table:table-cell>
          <table:table-cell table:style-name="Table7.A2" office:value-type="string">
            <text:p text:style-name="Table_20_Contents">{2,3,4} → {2,3,4}</text:p>
          </table:table-cell>
          <table:table-cell table:style-name="Table7.C2" office:value-type="string">
            <text:p text:style-name="Table_20_Contents">1 → ?</text:p>
          </table:table-cell>
        </table:table-row>
      </table:table>
      <text:p text:style-name="P9">Table <text:sequence text:ref-name="refTable6" text:name="Table" text:formula="ooow:Table+1" style:num-format="1">7</text:sequence>: Transition for @ = "a" with input aa for pattern ^a*\@$</text:p>
      <text:p text:style-name="P5">Examining the transitions in <text:sequence-ref text:reference-format="category-and-value" text:ref-name="refTable6">Table 7</text:sequence-ref> we see a problem even for a very simple set of input and variable values. <text:s/>Clearly the input should match, as the variable matches last 'a', and a* consumes the first 'a'. <text:s/>The problem with the match is with the variable position. <text:s/>A variable match starts on the transition from {1,2,3,4} to {2,3,4} as the 'a' input matches the start of the variable, and this causes the position to increment.</text:p>
      <text:p text:style-name="P5"/>
      <text:p text:style-name="P5">If we were not to consume any more input we have a valid match, a* consumes nothing and <text:s/>'a' matches the variable. <text:s/>If the next input symbol was 'b' the match would stop here and for an unachored match, this would have give a correct match. <text:s/>However this does not work for longest left match, nor tail anchored matches.</text:p>
      <text:p text:style-name="P5"/>
      <text:p text:style-name="P5">So we need to modify our variable match and position increment rules, in this case we could get away with resetting the match position to 0 and rerunning the match against the remainder of the input. <text:s/>This however would not work for input “aaa” and variable “aa”, as shown in <text:sequence-ref text:reference-format="category-and-value" text:ref-name="refTable7">Table 8</text:sequence-ref>.</text:p>
      <text:p text:style-name="P5"/>
      <table:table table:name="Table9" table:style-name="Table9">
        <table:table-column table:style-name="Table9.A" table:number-columns-repeated="3"/>
        <table:table-row>
          <table:table-cell table:style-name="Table9.A1" office:value-type="string">
            <text:p text:style-name="Table_20_Heading">Remaining input</text:p>
          </table:table-cell>
          <table:table-cell table:style-name="Table9.A1" office:value-type="string">
            <text:p text:style-name="Table_20_Heading">State transition</text:p>
          </table:table-cell>
          <table:table-cell table:style-name="Table9.C1" office:value-type="string">
            <text:p text:style-name="Table_20_Heading">Variable position</text:p>
          </table:table-cell>
        </table:table-row>
        <table:table-row>
          <table:table-cell table:style-name="Table9.A2" office:value-type="string">
            <text:p text:style-name="Table_20_Contents">aaa</text:p>
          </table:table-cell>
          <table:table-cell table:style-name="Table9.A2" office:value-type="string">
            <text:p text:style-name="Table_20_Contents">{1,2,3,4} → {2,3,4}</text:p>
          </table:table-cell>
          <table:table-cell table:style-name="Table9.C2" office:value-type="string">
            <text:p text:style-name="Table_20_Contents">0 → 1</text:p>
          </table:table-cell>
        </table:table-row>
        <table:table-row>
          <table:table-cell table:style-name="Table9.A2" office:value-type="string">
            <text:p text:style-name="Table_20_Contents">aa</text:p>
          </table:table-cell>
          <table:table-cell table:style-name="Table9.A2" office:value-type="string">
            <text:p text:style-name="Table_20_Contents">{2,3,4} → {2,3,4}</text:p>
          </table:table-cell>
          <table:table-cell table:style-name="Table9.C2" office:value-type="string">
            <text:p text:style-name="Table_20_Contents">1 → 2</text:p>
          </table:table-cell>
        </table:table-row>
        <table:table-row>
          <table:table-cell table:style-name="Table9.A2" office:value-type="string">
            <text:p text:style-name="Table_20_Contents">a</text:p>
          </table:table-cell>
          <table:table-cell table:style-name="Table9.A2" office:value-type="string">
            <text:p text:style-name="Table_20_Contents">{2,3,4} → {2,3,4}</text:p>
          </table:table-cell>
          <table:table-cell table:style-name="Table9.C2" office:value-type="string">
            <text:p text:style-name="Table_20_Contents">0 → 1</text:p>
          </table:table-cell>
        </table:table-row>
      </table:table>
      <text:p text:style-name="P9">Table <text:sequence text:ref-name="refTable7" text:name="Table" text:formula="ooow:Table+1" style:num-format="1">8</text:sequence>: Transitions for @ = "aa" with input aaa for pattern ^a*\@$</text:p>
      <text:p text:style-name="P5">In this case the variable matches with the next input character, and then resets to 0 but there is not enough input to fully match the variable again. <text:s/>A successful match needs to begin when the first variable match is at position 1. <text:s/>The DFA either needs to know that the first matching being performed will not lead to a successful match or it needs to be able to track another set of positions simultaneously.</text:p>
      <text:p text:style-name="P5"/>
      <text:p text:style-name="P5">The DFA can not know that the first match being performed will not lead to a successful match unless it can look ahead by completing the match (depth first search). <text:s/>This can be done by using backtracking, pushing the current state onto a stack and letting the match continue, if the match fails, the state is popped and the variable can be restarted. <text:s/>However this may require rerunning match <text:soft-page-break/>comparisons several times for each input character and does not work for online matches where the input in not available to revisit.</text:p>
      <text:p text:style-name="P5"/>
      <text:p text:style-name="P5">Instead of using backtracking the variable will be allowed to track multiple positions (breadth first). <text:s/>A variable match starts when the match variable is transitioned to, but not every transition into a variable consuming state starts a match. <text:s/>The previous examples worked because there was only a single transition into the variable match state (state 2 to state 3 in <text:sequence-ref text:reference-format="category-and-value" text:ref-name="refIllustration11">Illustration 12</text:sequence-ref>), and transitions with the variable match state looping back on it self did not result in the need for a new match to begin.</text:p>
      <text:p text:style-name="P5"/>
      <text:p text:style-name="P5">We augment the NFA and DFA with a new flag indicating whether a transition instantiates a new match for the variable. For the subset construction when a transition contains a transition flagged to instantiate a match, the DFA transition also picks up the match. <text:s/>That is to say if the NFA transition 1 → 2 is flagged as the start of a match then any DFA transition X → Y where X contains 1 and Y contains 2, also is flagged as instantiating a match. We indicate this as shown in <text:sequence-ref text:reference-format="category-and-value" text:ref-name="refIllustration12">Illustration 13</text:sequence-ref> with a dotted transition line and ^@ to indicate the instantiation of a variable match.</text:p>
      <text:p text:style-name="P5"/>
      <text:p text:style-name="P5">The match instance can be created either pre or post transition. <text:s/>However creating the instance pretransition causes a lot of instances to be created that will just be thrown away as the input character may not even match the first character of the variable. Creating transition after the input character is consumed reduces the number of instances that are extraneously created, but breaks conditional matching for null value variables as they never have an instance value that can be matched against. <text:s/>To fix this the conditional accept state match is modified so that it is always true when comparing against null variables. <text:s/>Modifying the condition accept in this way also means that the start state does not need to instantiate a match, to be able to match null variables.</text:p>
      <text:p text:style-name="P5"/>
      <text:p text:style-name="P5">The addition of potentially multiple match positions for a variable requires further modifications to variable matching and subset construction. <text:s/>It is possible that any of the positions may not match on a given transition. <text:s/>If this occurs the instance is discarded as it will not lead to a successful match.</text:p>
      <text:p text:style-name="P5"/>
      <text:p text:style-name="P5">If there are more than one variable instance and one of them resolves to a match, the others may still be in a valid matching state. <text:s/>That is to say there are both |= and |@ transitions happening simultaneously. <text:s/>We deal with this just as we have for 'a' and a|@ happening simultaneously, that is we create a transition to the state created the set of <text:s/>'a', 'a|@', and 'a|=' transitions. <text:s/>Instead of labeling the transition with |@ and |= (which are still valid conditions and could exist independently), we represent the new transition condition by '|*'. <text:s/>This means for a state that matches against a variable we now have 4 potential transitions per character 'a', 'a|@', 'a|=', and 'a|*'.</text:p>
      <text:p text:style-name="P5"/>
      <text:p text:style-name="P5">When a '|=' or '|*' transition occurs the variable instance that caused the match is removed from the set of variable positions (ie. Its consumed). <text:s/>Conditional accept states do not remove variable instances but if the match continues to run those instances will be removed, as they no longer match anything.</text:p>
      <text:p text:style-name="P5"/>
      <text:p text:style-name="P5">If a matching engine is doing a tail anchored match, then it should be run, ignoring accept states, until all input is consumed. <text:s/>If the engine is doing a match that is unanchored on the tail then, if it is a a shortest left match it should stop at the first accept state, and if it is doing a longest left match it should remember the last encountered accept state until input is exhausted or the match engine enters the trap state indicating that no match is possible.</text:p>
      <text:p text:style-name="P5"/>
      <text:p text:style-name="P5"><draw:frame draw:style-name="fr1" draw:name="Frame12" text:anchor-type="paragraph" svg:y="0.0075in" svg:width="6.7402in" draw:z-index="25"><draw:text-box fo:min-height="2.5772in"><text:p text:style-name="P7"><draw:g text:anchor-type="paragraph" draw:z-index="26" draw:style-name="gr9"><draw:custom-shape draw:style-name="gr17" draw:text-style-name="P20" xml:id="id66" draw:id="id66" svg:width="0.5024in" svg:height="0.5016in" svg:x="5.9835in" svg:y="1.5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0" xml:id="id65" draw:id="id65" svg:width="0.5024in" svg:height="0.5016in" svg:x="5.9835in" svg:y="0.5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0" svg:width="0.5031in" svg:height="0.5016in" svg:x="4.9854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307in" svg:height="0.4831in" svg:x="5.0217in" svg:y="1.0508in"><draw:text-box><text:p text:style-name="P21"><text:span text:style-name="T7">1,2</text:span></text:p><text:p text:style-name="P21"><text:span text:style-name="T7">3,4</text:span></text:p></draw:text-box></draw:frame><draw:frame draw:style-name="gr3" draw:text-style-name="P23" svg:width="0.5043in" svg:height="0.2913in" svg:x="6.2354in" svg:y="1.25in"><draw:text-box><text:p text:style-name="P21"><text:span text:style-name="T7">b|@</text:span></text:p></draw:text-box></draw:frame><draw:connector draw:style-name="gr2" draw:text-style-name="P25" draw:type="line" svg:x1="0.0008in" svg:y1="1.2882in" svg:x2="0.4807in" svg:y2="1.2846in" draw:end-shape="id61" draw:end-glue-point="6" svg:d="m2 3272 1219-9"><text:p/></draw:connector><draw:custom-shape draw:style-name="gr7" draw:text-style-name="P20" xml:id="id62" draw:id="id62" svg:width="0.5031in" svg:height="0.5016in" svg:x="2.4854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4232in" svg:height="0.2913in" svg:x="2.9854in" svg:y="1in"><draw:text-box><text:p text:style-name="P21"><text:span text:style-name="T8">λ</text:span><text:span text:style-name="T9">|=</text:span></text:p></draw:text-box></draw:frame><draw:frame draw:style-name="gr3" draw:text-style-name="P23" svg:width="0.476in" svg:height="0.2913in" svg:x="2.5146in" svg:y="0.5in"><draw:text-box><text:p text:style-name="P21"><text:span text:style-name="T7">*|@</text:span></text:p></draw:text-box></draw:frame><draw:frame draw:style-name="gr3" draw:text-style-name="P23" svg:width="0.2921in" svg:height="0.2913in" svg:x="0.5862in" svg:y="1.1425in"><draw:text-box><text:p text:style-name="P21"><text:span text:style-name="T7">1</text:span></text:p></draw:text-box></draw:frame><draw:custom-shape draw:style-name="gr6" draw:text-style-name="P20" xml:id="id63" draw:id="id63" svg:width="0.5016in" svg:height="0.5016in" svg:x="3.4898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3.5945in" svg:y="1.1425in"><draw:text-box><text:p text:style-name="P21"><text:span text:style-name="T7">4</text:span></text:p></draw:text-box></draw:frame><draw:custom-shape draw:style-name="gr8" draw:text-style-name="P20" svg:width="0.3016in" svg:height="0.3016in" svg:x="3.5898in" svg:y="1.1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5917in" svg:y="1.1402in"><draw:text-box><text:p text:style-name="P21"><text:span text:style-name="T7">3</text:span></text:p></draw:text-box></draw:frame><draw:custom-shape draw:style-name="gr6" draw:text-style-name="P20" xml:id="id61" draw:id="id61" svg:width="0.5016in" svg:height="0.5016in" svg:x="0.4807in" svg:y="1.03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4854in" svg:y="0.5354in"><draw:text-box><text:p text:style-name="P21"><text:span text:style-name="T8">a</text:span></text:p></draw:text-box></draw:frame><draw:connector draw:style-name="gr2" draw:text-style-name="P25" draw:type="curve" svg:x1="2.9146in" svg:y1="1.1083in" svg:x2="2.5591in" svg:y2="1.1083in" draw:start-shape="id62" draw:start-glue-point="11" draw:end-shape="id62" draw:end-glue-point="5" svg:d="m7403 2815c0-1028-903-1028-903 0"><text:p/></draw:connector><draw:connector draw:style-name="gr2" draw:text-style-name="P25" draw:type="line" svg:x1="2.9882in" svg:y1="1.2862in" svg:x2="3.4898in" svg:y2="1.2846in" draw:start-shape="id62" draw:start-glue-point="10" draw:end-shape="id63" draw:end-glue-point="6" svg:d="m7590 3267 1274-4"><text:p/></draw:connector><draw:custom-shape draw:style-name="gr6" draw:text-style-name="P20" xml:id="id64" draw:id="id64" svg:width="0.5016in" svg:height="0.5016in" svg:x="1.4843in" svg:y="1.035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 draw:text-style-name="P25" draw:type="line" svg:x1="0.9819in" svg:y1="1.2846in" svg:x2="1.4839in" svg:y2="1.2862in" draw:start-shape="id61" draw:start-glue-point="10" draw:end-shape="id64" draw:end-glue-point="6" svg:d="m2494 3263 1275 4"><text:p/></draw:connector><draw:connector draw:style-name="gr18" draw:text-style-name="P25" draw:type="line" svg:x1="1.9854in" svg:y1="1.2862in" svg:x2="2.4854in" svg:y2="1.2862in" draw:start-shape="id64" draw:start-glue-point="10" draw:end-shape="id62" draw:end-glue-point="6" svg:d="m5043 3267h1270"><text:p/></draw:connector><draw:frame draw:style-name="gr3" draw:text-style-name="P23" svg:width="0.2823in" svg:height="0.2913in" svg:x="0.9854in" svg:y="1in"><draw:text-box><text:p text:style-name="P21"><text:span text:style-name="T8">λ</text:span></text:p></draw:text-box></draw:frame><draw:connector draw:style-name="gr2" draw:text-style-name="P25" draw:type="curve" svg:x1="1.9126in" svg:y1="1.1083in" svg:x2="1.5571in" svg:y2="1.1083in" draw:start-shape="id64" draw:start-glue-point="11" draw:end-shape="id64" draw:end-glue-point="5" svg:d="m4858 2815c0-1028-903-1028-903 0"><text:p/></draw:connector><draw:frame draw:style-name="gr3" draw:text-style-name="P23" svg:width="0.5295in" svg:height="0.2913in" svg:x="1.9571in" svg:y="1in"><draw:text-box><text:p text:style-name="P21"><text:span text:style-name="T8">λ^@</text:span></text:p></draw:text-box></draw:frame><draw:frame draw:style-name="gr3" draw:text-style-name="P23" svg:width="0.2921in" svg:height="0.2913in" svg:x="1.5898in" svg:y="1.1437in"><draw:text-box><text:p text:style-name="P21"><text:span text:style-name="T7">2</text:span></text:p></draw:text-box></draw:frame><draw:frame draw:style-name="gr3" draw:text-style-name="P23" svg:width="0.5697in" svg:height="0.2913in" svg:x="5.9492in" svg:y="1.6437in"><draw:text-box><text:p text:style-name="P21"><text:span text:style-name="T7">2,3,4</text:span></text:p></draw:text-box></draw:frame><draw:frame draw:style-name="gr3" draw:text-style-name="P23" svg:width="0.4307in" svg:height="0.2913in" svg:x="6.0197in" svg:y="0.6417in"><draw:text-box><text:p text:style-name="P21"><text:span text:style-name="T7">3,4</text:span></text:p></draw:text-box></draw:frame><draw:connector draw:style-name="gr18" draw:text-style-name="P25" draw:type="line" svg:x1="5.4146in" svg:y1="1.4646in" svg:x2="5.9835in" svg:y2="1.7866in" svg:d="m13753 3720 1445 818"><text:p/></draw:connector><draw:connector draw:style-name="gr18" draw:text-style-name="P25" draw:type="line" svg:x1="5.4146in" svg:y1="1.1083in" svg:x2="5.9835in" svg:y2="0.7839in" svg:d="m13753 2815 1445-824"><text:p/></draw:connector><draw:connector draw:style-name="gr2" draw:text-style-name="P25" draw:type="line" svg:x1="6.2346in" svg:y1="1.5354in" svg:x2="6.2346in" svg:y2="1.0354in" svg:d="m15836 3900v-1270"><text:p/></draw:connector><draw:custom-shape draw:style-name="gr11" draw:text-style-name="P20" svg:width="0.3031in" svg:height="0.3024in" svg:x="5.0854in" svg:y="1.13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0" svg:width="0.3024in" svg:height="0.3024in" svg:x="6.0835in" svg:y="0.63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 draw:text-style-name="P20" svg:width="0.3024in" svg:height="0.3024in" svg:x="6.0835in" svg:y="1.63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7" svg:width="0.5386in" svg:height="0.4831in" svg:x="5.1965in" svg:y="1.5354in"><draw:text-box><text:p text:style-name="P26"><text:span text:style-name="T7">a,a|*</text:span></text:p><text:p text:style-name="P26"><text:span text:style-name="T7">^@</text:span></text:p></draw:text-box></draw:frame><draw:frame draw:style-name="gr3" draw:text-style-name="P27" svg:width="0.5224in" svg:height="0.4831in" svg:x="5.2354in" svg:y="0.75in"><draw:text-box><text:p text:style-name="P26"><text:span text:style-name="T7">B|@</text:span></text:p><text:p text:style-name="P26"><text:span text:style-name="T7">^@</text:span></text:p></draw:text-box></draw:frame><draw:frame draw:style-name="gr3" draw:text-style-name="P23" svg:width="0.476in" svg:height="0.2913in" svg:x="5.9815in" svg:y="0in"><draw:text-box><text:p text:style-name="P21"><text:span text:style-name="T7">*|@</text:span></text:p></draw:text-box></draw:frame><draw:frame draw:style-name="gr3" draw:text-style-name="P25" svg:width="0.937in" svg:height="0.2913in" svg:x="5.7965in" svg:y="2.2854in"><draw:text-box><text:p text:style-name="P28"><text:span text:style-name="T7">a,a|@ ^@</text:span></text:p></draw:text-box></draw:frame><draw:line draw:style-name="gr19" draw:text-style-name="P24" svg:x1="4.4858in" svg:y1="1.2854in" svg:x2="4.9858in" svg:y2="1.2854in"><text:p/></draw:line><draw:connector draw:style-name="gr2" draw:text-style-name="P24" draw:type="curve" svg:x1="6.4118in" svg:y1="0.6083in" svg:x2="6.0571in" svg:y2="0.6083in" draw:start-shape="id65" draw:start-glue-point="11" draw:end-shape="id65" draw:end-glue-point="5" svg:d="m16286 1545c0-1028-901-1028-901 0"><text:p/></draw:connector><draw:connector draw:style-name="gr18" draw:text-style-name="P24" draw:type="curve" svg:x1="6.4118in" svg:y1="1.9626in" svg:x2="6.0571in" svg:y2="1.9626in" draw:start-shape="id66" draw:start-glue-point="9" draw:end-shape="id66" draw:end-glue-point="7" svg:d="m16286 4985c0 1032-901 1032-901 0"><text:p/></draw:connector></draw:g>Illustration <text:sequence text:ref-name="refIllustration12" text:name="Illustration" text:formula="ooow:Illustration+1" style:num-format="1">13</text:sequence>: NFA (left) and (DFA) right with variable instantiation transitions for a*\@</text:p></draw:text-box></draw:frame><text:soft-page-break/></text:p>
      <text:p text:style-name="P5"/>
      <text:p text:style-name="P5">Examining <text:sequence-ref text:reference-format="category-and-value" text:ref-name="refIllustration12">Illustration 13</text:sequence-ref> and its subset construction in <text:sequence-ref text:reference-format="category-and-value" text:ref-name="refTable8">Table 9</text:sequence-ref> we can see the mark for the variable instantiating transition but not a '|*' transition. <text:s/>That is because it is not needed for this particular pattern as the DFA doesn't contain any a|= transitions.</text:p>
      <text:p text:style-name="P5"/>
      <table:table table:name="Table8" table:style-name="Table8">
        <table:table-column table:style-name="Table8.A" table:number-columns-repeated="6"/>
        <table:table-column table:style-name="Table8.G"/>
        <table:table-row>
          <table:table-cell table:style-name="Table8.A1" office:value-type="string">
            <text:p text:style-name="Table_20_Heading">DFA State</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a|=</text:p>
          </table:table-cell>
          <table:table-cell table:style-name="Table8.A1" office:value-type="string">
            <text:p text:style-name="Table_20_Heading">b</text:p>
          </table:table-cell>
          <table:table-cell table:style-name="Table8.A1" office:value-type="string">
            <text:p text:style-name="Table_20_Heading">b|@</text:p>
          </table:table-cell>
          <table:table-cell table:style-name="Table8.G1" office:value-type="string">
            <text:p text:style-name="Table_20_Heading">b|=</text:p>
          </table:table-cell>
        </table:table-row>
        <table:table-row>
          <table:table-cell table:style-name="Table8.A2" office:value-type="string">
            <text:p text:style-name="P1">1 (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2 (3, 4|=)</text:p>
          </table:table-cell>
          <table:table-cell table:style-name="Table8.A2" office:value-type="string">
            <text:p text:style-name="P1">2 (3, 4|=)</text:p>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row>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3 (4|=)</text:p>
          </table:table-cell>
          <table:table-cell table:style-name="Table8.A2" office:value-type="string">
            <text:p text:style-name="P1"/>
          </table:table-cell>
          <table:table-cell table:style-name="Table8.A2" office:value-type="string">
            <text:p text:style-name="P1"/>
          </table:table-cell>
          <table:table-cell table:style-name="Table8.A2" office:value-type="string">
            <text:p text:style-name="P1">3 (4|=)</text:p>
          </table:table-cell>
          <table:table-cell table:style-name="Table8.G2" office:value-type="string">
            <text:p text:style-name="P1"/>
          </table:table-cell>
        </table:table-row>
      </table:table>
      <text:p text:style-name="P9">Table <text:sequence text:ref-name="refTable8" text:name="Table" text:formula="ooow:Table+1" style:num-format="1">9</text:sequence>: Subset construction using the revised rules for a*\@</text:p>
      <text:p text:style-name="P5"><text:sequence-ref text:reference-format="category-and-value" text:ref-name="refTable9">Table 10</text:sequence-ref> shows the transitions of the previous example reworked for the new rules. <text:s/>The first input character causes the first variable to instantiate and move to position 1. <text:s/>The next input char consumed moves the first instance to position 2, and starts a new instance which is at position 1. <text:s/>At this point if an unanchored match was being used the state {2,3,4} could be tested for the accept condition and find it to be true. <text:s/>Assuming an anchored match is being done, the state is not checked for acceptance and the next input character is consumed. <text:s/>This causes the matching instance to be removed, the next instance to be moved from 1 → 2, and a new instance to be added.</text:p>
      <text:p text:style-name="P5"/>
      <table:table table:name="Table10" table:style-name="Table10">
        <table:table-column table:style-name="Table10.A" table:number-columns-repeated="3"/>
        <table:table-row>
          <table:table-cell table:style-name="Table10.A1" office:value-type="string">
            <text:p text:style-name="Table_20_Heading">Remaining input</text:p>
          </table:table-cell>
          <table:table-cell table:style-name="Table10.A1" office:value-type="string">
            <text:p text:style-name="Table_20_Heading">State transition</text:p>
          </table:table-cell>
          <table:table-cell table:style-name="Table10.C1" office:value-type="string">
            <text:p text:style-name="Table_20_Heading">Variable position</text:p>
          </table:table-cell>
        </table:table-row>
        <table:table-row>
          <table:table-cell table:style-name="Table10.A2" office:value-type="string">
            <text:p text:style-name="Table_20_Contents">aaa</text:p>
          </table:table-cell>
          <table:table-cell table:style-name="Table10.A2" office:value-type="string">
            <text:p text:style-name="Table_20_Contents">{1,2,3,4} → {2,3,4}</text:p>
          </table:table-cell>
          <table:table-cell table:style-name="Table10.C2" office:value-type="string">
            <text:p text:style-name="Table_20_Contents">0 → 1</text:p>
          </table:table-cell>
        </table:table-row>
        <table:table-row>
          <table:table-cell table:style-name="Table10.A2" office:value-type="string">
            <text:p text:style-name="Table_20_Contents">aa</text:p>
          </table:table-cell>
          <table:table-cell table:style-name="Table10.A2" office:value-type="string">
            <text:p text:style-name="Table_20_Contents">{2,3,4} → {2,3,4}</text:p>
          </table:table-cell>
          <table:table-cell table:style-name="Table10.C2" office:value-type="string">
            <text:p text:style-name="Table_20_Contents"><text:span text:style-name="T5">1 → 2</text:span>, 1 → 2, 0 → 1</text:p>
          </table:table-cell>
        </table:table-row>
        <table:table-row>
          <table:table-cell table:style-name="Table10.A2" office:value-type="string">
            <text:p text:style-name="Table_20_Contents">a</text:p>
          </table:table-cell>
          <table:table-cell table:style-name="Table10.A2" office:value-type="string">
            <text:p text:style-name="Table_20_Contents">{2,3,4} → {2,3,4}</text:p>
          </table:table-cell>
          <table:table-cell table:style-name="Table10.C2" office:value-type="string">
            <text:p text:style-name="Table_20_Contents">0 → 1</text:p>
          </table:table-cell>
        </table:table-row>
      </table:table>
      <text:p text:style-name="P9">Table <text:sequence text:ref-name="refTable9" text:name="Table" text:formula="ooow:Table+1" style:num-format="1">10</text:sequence>: Reworked transitions for @ = "aa" with input aaa for pattern ^a*\@$</text:p>
      <text:p text:style-name="P5">Example 8: (a*\@a)</text:p>
      <text:p text:style-name="P5"/>
      <text:p text:style-name="P5">foo</text:p>
      <text:p text:style-name="P5"><draw:frame draw:style-name="fr1" draw:name="Frame15" text:anchor-type="paragraph" svg:y="0.0075in" svg:width="7.4937in" draw:z-index="29"><draw:text-box fo:min-height="2.4783in"><text:p text:style-name="P19"><draw:g text:anchor-type="paragraph" draw:z-index="30" draw:style-name="gr20"><draw:custom-shape draw:style-name="gr83" draw:text-style-name="P20" xml:id="id80" draw:id="id80" svg:width="0.5024in" svg:height="0.5016in" svg:x="4.7673in" svg:y="0.9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4" draw:text-style-name="P20" xml:id="id78" draw:id="id78" svg:width="0.5016in" svg:height="0.5016in" svg:x="2.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5" draw:text-style-name="P20" xml:id="id76" draw:id="id76" svg:width="0.5031in" svg:height="0.5024in" svg:x="1.5083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6" draw:text-style-name="P23" svg:width="0.4232in" svg:height="0.2913in" svg:x="2.0083in" svg:y="0.9346in"><draw:text-box><text:p text:style-name="P21"><text:span text:style-name="T8">λ</text:span><text:span text:style-name="T9">|=</text:span></text:p></draw:text-box></draw:frame><draw:frame draw:style-name="gr87" draw:text-style-name="P23" svg:width="0.476in" svg:height="0.2913in" svg:x="1.5374in" svg:y="0.4346in"><draw:text-box><text:p text:style-name="P21"><text:span text:style-name="T7">*|@</text:span></text:p></draw:text-box></draw:frame><draw:custom-shape draw:style-name="gr88" draw:text-style-name="P20" xml:id="id79" draw:id="id79" svg:width="0.5016in" svg:height="0.5016in" svg:x="3.5067in" svg:y="0.9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9" draw:text-style-name="P23" svg:width="0.2921in" svg:height="0.2913in" svg:x="3.6122in" svg:y="1.0772in"><draw:text-box><text:p text:style-name="P21"><text:span text:style-name="T7">4</text:span></text:p></draw:text-box></draw:frame><draw:custom-shape draw:style-name="gr90" draw:text-style-name="P20" svg:width="0.3016in" svg:height="0.3016in" svg:x="3.6067in" svg:y="1.06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91" draw:text-style-name="P23" svg:width="0.2921in" svg:height="0.2913in" svg:x="1.6146in" svg:y="1.0756in"><draw:text-box><text:p text:style-name="P21"><text:span text:style-name="T7">2</text:span></text:p></draw:text-box></draw:frame><draw:frame draw:style-name="gr92" draw:text-style-name="P23" svg:width="0.2921in" svg:height="0.2913in" svg:x="0.5083in" svg:y="0.4701in"><draw:text-box><text:p text:style-name="P21"><text:span text:style-name="T8">a</text:span></text:p></draw:text-box></draw:frame><draw:connector draw:style-name="gr93" draw:text-style-name="P25" draw:type="curve" svg:x1="1.9374in" svg:y1="1.0437in" svg:x2="1.5819in" svg:y2="1.0437in" draw:start-shape="id76" draw:start-glue-point="11" draw:end-shape="id76" draw:end-glue-point="5" svg:d="m4921 2651c0-1034-903-1034-903 0"><text:p/></draw:connector><draw:custom-shape draw:style-name="gr94" draw:text-style-name="P20" xml:id="id77" draw:id="id77" svg:width="0.5016in" svg:height="0.5024in" svg:x="0.5067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5" draw:text-style-name="P25" draw:type="line" svg:x1="0.0047in" svg:y1="1.2193in" svg:x2="0.5071in" svg:y2="1.2217in" draw:end-shape="id77" draw:end-glue-point="6" svg:d="m12 3097 1276 6"><text:p/></draw:connector><draw:connector draw:style-name="gr96" draw:text-style-name="P25" draw:type="line" svg:x1="1.0083in" svg:y1="1.2217in" svg:x2="1.5083in" svg:y2="1.2217in" draw:start-shape="id77" draw:start-glue-point="10" draw:end-shape="id76" draw:end-glue-point="6" svg:d="m2561 3103h1270"><text:p/></draw:connector><draw:connector draw:style-name="gr97" draw:text-style-name="P25" draw:type="curve" svg:x1="0.9354in" svg:y1="1.0437in" svg:x2="0.5799in" svg:y2="1.0437in" draw:start-shape="id77" draw:start-glue-point="11" draw:end-shape="id77" draw:end-glue-point="5" svg:d="m2376 2651c0-1034-903-1034-903 0"><text:p/></draw:connector><draw:frame draw:style-name="gr98" draw:text-style-name="P23" svg:width="0.5295in" svg:height="0.2913in" svg:x="0.9791in" svg:y="0.9346in"><draw:text-box><text:p text:style-name="P21"><text:span text:style-name="T8">λ^@</text:span></text:p></draw:text-box></draw:frame><draw:frame draw:style-name="gr99" draw:text-style-name="P23" svg:width="0.2921in" svg:height="0.2913in" svg:x="0.6122in" svg:y="1.0783in"><draw:text-box><text:p text:style-name="P21"><text:span text:style-name="T7">1</text:span></text:p></draw:text-box></draw:frame><draw:frame draw:style-name="gr100" draw:text-style-name="P23" svg:width="0.2921in" svg:height="0.2913in" svg:x="2.6122in" svg:y="1.0772in"><draw:text-box><text:p text:style-name="P21"><text:span text:style-name="T7">3</text:span></text:p></draw:text-box></draw:frame><draw:connector draw:style-name="gr101" draw:text-style-name="P24" draw:type="line" svg:x1="2.011in" svg:y1="1.2217in" svg:x2="2.5071in" svg:y2="1.2193in" draw:start-shape="id76" draw:start-glue-point="10" draw:end-shape="id78" draw:end-glue-point="6" svg:d="m5108 3103 1260-6"><text:p/></draw:connector><draw:connector draw:style-name="gr102" draw:text-style-name="P24" draw:type="line" svg:x1="3.0083in" svg:y1="1.2193in" svg:x2="3.5071in" svg:y2="1.2193in" draw:start-shape="id78" draw:start-glue-point="10" draw:end-shape="id79" draw:end-glue-point="6" svg:d="m7641 3097h1267"><text:p/></draw:connector><draw:frame draw:style-name="gr103" draw:text-style-name="P23" svg:width="0.2921in" svg:height="0.2913in" svg:x="3.0083in" svg:y="0.9366in"><draw:text-box><text:p text:style-name="P21"><text:span text:style-name="T8">a</text:span></text:p></draw:text-box></draw:frame><draw:custom-shape draw:style-name="gr104" draw:text-style-name="P20" xml:id="id82" draw:id="id82" svg:width="0.5024in" svg:height="0.5016in" svg:x="6.7673in" svg:y="1.46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5" draw:text-style-name="P20" xml:id="id84" draw:id="id84" svg:width="0.5031in" svg:height="0.5016in" svg:x="5.7646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06" draw:text-style-name="P20" xml:id="id81" draw:id="id81" svg:width="0.5031in" svg:height="0.5016in" svg:x="5.7646in" svg:y="1.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7" draw:text-style-name="P23" xml:id="id85" draw:id="id85" svg:width="0.4323in" svg:height="0.4831in" svg:x="4.8028in" svg:y="0.9744in"><draw:text-box><text:p text:style-name="P21"><text:span text:style-name="T7">1,2</text:span></text:p><text:p text:style-name="P21"><text:span text:style-name="T7">3|=</text:span></text:p></draw:text-box></draw:frame><draw:frame draw:style-name="gr108" draw:text-style-name="P25" svg:width="0.5713in" svg:height="0.2913in" svg:x="5.7303in" svg:y="1.5681in"><draw:text-box><text:p text:style-name="P28"><text:span text:style-name="T7">2,3|=</text:span></text:p></draw:text-box></draw:frame><draw:custom-shape draw:style-name="gr109" draw:text-style-name="P20" xml:id="id83" draw:id="id83" svg:width="0.5024in" svg:height="0.5016in" svg:x="6.765in" svg:y="0.4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10" draw:text-style-name="P25" svg:width="0.5713in" svg:height="0.4831in" svg:x="5.7303in" svg:y="0.4744in"><draw:text-box><text:p text:style-name="P28"><text:span text:style-name="T7">1,2,</text:span></text:p><text:p text:style-name="P28"><text:span text:style-name="T7">3|=,4</text:span></text:p></draw:text-box></draw:frame><draw:connector draw:style-name="gr111" draw:text-style-name="P25" draw:type="line" svg:x1="4.2583in" svg:y1="1.202in" svg:x2="4.7673in" svg:y2="1.2102in" draw:end-shape="id80" draw:end-glue-point="6" svg:d="m10816 3053 1293 21"><text:p/></draw:connector><draw:connector draw:style-name="gr112" draw:text-style-name="P25" draw:type="line" svg:x1="5.1957in" svg:y1="1.3882in" svg:x2="5.7646in" svg:y2="1.7102in" draw:start-shape="id80" draw:start-glue-point="9" draw:end-shape="id81" draw:end-glue-point="6" svg:d="m13197 3526 1445 818"><text:p/></draw:connector><draw:frame draw:style-name="gr113" draw:text-style-name="P23" svg:width="0.2921in" svg:height="0.2913in" svg:x="6.8709in" svg:y="0.5681in"><draw:text-box><text:p text:style-name="P21"><text:span text:style-name="T7">4</text:span></text:p></draw:text-box></draw:frame><draw:frame draw:style-name="gr114" draw:text-style-name="P25" svg:width="0.5713in" svg:height="0.4831in" svg:x="6.7327in" svg:y="1.4756in"><draw:text-box><text:p text:style-name="P28"><text:span text:style-name="T7">2,3|=</text:span></text:p><text:p text:style-name="P28"><text:span text:style-name="T7">4</text:span></text:p></draw:text-box></draw:frame><draw:custom-shape draw:style-name="gr115" draw:text-style-name="P20" svg:width="0.3024in" svg:height="0.3031in" svg:x="6.8673in" svg:y="1.56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16" draw:text-style-name="P20" svg:width="0.3024in" svg:height="0.3024in" svg:x="6.865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17" draw:text-style-name="P25" draw:type="line" svg:x1="7.0189in" svg:y1="1.461in" svg:x2="7.0165in" svg:y2="0.961in" draw:start-shape="id82" draw:start-glue-point="4" draw:end-shape="id83" draw:end-glue-point="8" svg:d="m17828 3711-6-1270"><text:p/></draw:connector><draw:frame draw:style-name="gr118" draw:text-style-name="P25" svg:width="0.6433in" svg:height="0.4831in" svg:x="4.2583in" svg:y="0.472in"><draw:text-box><text:p text:style-name="P28"><text:span text:style-name="T7">a,a|@</text:span></text:p><text:p text:style-name="P28"><text:span text:style-name="T7">^@</text:span></text:p></draw:text-box></draw:frame><draw:frame draw:style-name="gr119" draw:text-style-name="P23" svg:width="0.5043in" svg:height="0.4831in" svg:x="5.0039in" svg:y="1.472in"><draw:text-box><text:p text:style-name="P21"><text:span text:style-name="T7">b|@</text:span></text:p><text:p text:style-name="P21"><text:span text:style-name="T7">^@</text:span></text:p></draw:text-box></draw:frame><draw:frame draw:style-name="gr120" draw:text-style-name="P23" svg:width="0.476in" svg:height="0.2913in" svg:x="5.2827in" svg:y="1.972in"><draw:text-box><text:p text:style-name="P21"><text:span text:style-name="T7">*|@</text:span></text:p></draw:text-box></draw:frame><draw:frame draw:style-name="gr121" draw:text-style-name="P23" svg:width="0.3996in" svg:height="0.2913in" svg:x="7.0083in" svg:y="2.1866in"><draw:text-box><text:p text:style-name="P21"><text:span text:style-name="T7">a|*</text:span></text:p></draw:text-box></draw:frame><draw:frame draw:style-name="gr122" draw:text-style-name="P23" svg:width="0.4323in" svg:height="0.2913in" svg:x="7.0083in" svg:y="1.1866in"><draw:text-box><text:p text:style-name="P21"><text:span text:style-name="T7">a|=</text:span></text:p></draw:text-box></draw:frame><draw:connector draw:style-name="gr123" draw:text-style-name="P25" draw:type="curve" svg:x1="7.0185in" svg:y1="1.9626in" svg:x2="7.2689in" svg:y2="1.7118in" draw:start-shape="id82" draw:start-glue-point="8" draw:end-shape="id82" draw:end-glue-point="10" svg:d="m17827 4985c0 753 569 628 917 280s471-917-281-917"><text:p/></draw:connector><draw:frame draw:style-name="gr124" draw:text-style-name="P23" svg:width="0.6898in" svg:height="0.4831in" svg:x="5.7583in" svg:y="0.972in"><draw:text-box><text:p text:style-name="P21"><text:span text:style-name="T7"><text:s text:c="4"/></text:span><text:span text:style-name="T7">b|@</text:span></text:p><text:p text:style-name="P21"><text:span text:style-name="T7"><text:s text:c="5"/></text:span><text:span text:style-name="T7">^@</text:span></text:p></draw:text-box></draw:frame><draw:connector draw:style-name="gr125" draw:text-style-name="P25" draw:type="curve" svg:x1="6.0161in" svg:y1="1.961in" svg:x2="5.7646in" svg:y2="1.7102in" draw:start-shape="id81" draw:start-glue-point="8" draw:end-shape="id81" draw:end-glue-point="6" svg:d="m15281 4981c0 753-570 628-918 281s-472-918 279-918"><text:p/></draw:connector><draw:connector draw:style-name="gr126" draw:text-style-name="P25" draw:type="curve" svg:x1="6.0157in" svg:y1="0.961in" svg:x2="6.0157in" svg:y2="1.4598in" draw:start-shape="id84" draw:start-glue-point="8" draw:end-shape="id81" svg:d="m15280 2441v1267"><text:p/></draw:connector><draw:connector draw:style-name="gr127" draw:text-style-name="P25" draw:type="curve" svg:x1="6.2669in" svg:y1="0.7102in" svg:x2="6.0157in" svg:y2="0.4598in" draw:start-shape="id84" draw:start-glue-point="10" draw:end-shape="id84" draw:end-glue-point="4" svg:d="m15918 1804c753 0 628-569 281-917s-919-471-919 281"><text:p/></draw:connector><draw:connector draw:style-name="gr128" draw:text-style-name="P25" draw:type="curve" svg:x1="6.1937in" svg:y1="1.5327in" svg:x2="6.7654in" svg:y2="0.7102in" draw:start-shape="id81" draw:start-glue-point="11" draw:end-shape="id83" draw:end-glue-point="6" svg:d="m15732 3893c1230 0 505-2089 1452-2089"><text:p/></draw:connector><draw:connector draw:style-name="gr129" draw:text-style-name="P25" draw:type="curve" svg:x1="6.2673in" svg:y1="1.7102in" svg:x2="6.7673in" svg:y2="1.7118in" draw:start-shape="id81" draw:start-glue-point="10" draw:end-shape="id82" draw:end-glue-point="6" svg:d="m15919 4344c953 0 318 4 1270 4"><text:p/></draw:connector><draw:connector draw:style-name="gr130" draw:text-style-name="P25" draw:type="curve" svg:x1="7.0185in" svg:y1="1.9626in" svg:x2="6.0157in" svg:y2="1.961in" draw:start-shape="id82" draw:start-glue-point="8" draw:end-shape="id81" draw:end-glue-point="8" svg:d="m17827 4985c0 753-2547 755-2547-4"><text:p/></draw:connector><draw:custom-shape draw:style-name="gr131" draw:text-style-name="P20" svg:width="0.3031in" svg:height="0.3024in" svg:x="5.8646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32" draw:text-style-name="P25" draw:type="curve" svg:x1="6.0161in" svg:y1="0.961in" svg:x2="5.2693in" svg:y2="1.2102in" draw:start-shape="id84" draw:start-glue-point="8" draw:end-shape="id80" draw:end-glue-point="10" svg:d="m15281 2441c0 424-632 633-1897 633"><text:p/></draw:connector><draw:connector draw:style-name="gr133" draw:text-style-name="P25" draw:type="curve" svg:x1="5.1957in" svg:y1="1.0327in" svg:x2="5.8382in" svg:y2="0.5327in" draw:start-shape="id80" draw:start-glue-point="11" draw:end-shape="id84" draw:end-glue-point="5" svg:d="m13197 2623c1225 0 410-1270 1632-1270"><text:p/></draw:connector><draw:connector draw:style-name="gr134" draw:text-style-name="P25" draw:type="curve" svg:x1="4.7673in" svg:y1="1.2102in" svg:x2="5.0189in" svg:y2="0.9744in" draw:start-shape="id80" draw:start-glue-point="6" draw:end-shape="id85" draw:end-glue-point="0" svg:d="m12109 3074c-753 0-628-569-280-920s919-485 919 321"><text:p/></draw:connector><draw:frame draw:style-name="gr135" draw:text-style-name="P23" svg:width="0.4323in" svg:height="0.2913in" svg:x="6.5083in" svg:y="0.972in"><draw:text-box><text:p text:style-name="P21"><text:span text:style-name="T7">a|=</text:span></text:p></draw:text-box></draw:frame><draw:frame draw:style-name="gr136" draw:text-style-name="P23" svg:width="0.3996in" svg:height="0.2913in" svg:x="6.2583in" svg:y="1.6866in"><draw:text-box><text:p text:style-name="P21"><text:span text:style-name="T7">a|*</text:span></text:p></draw:text-box></draw:frame><draw:frame draw:style-name="gr137" draw:text-style-name="P23" svg:width="0.476in" svg:height="0.2913in" svg:x="6.2827in" svg:y="2.1866in"><draw:text-box><text:p text:style-name="P21"><text:span text:style-name="T7">*|@</text:span></text:p></draw:text-box></draw:frame><draw:frame draw:style-name="gr138" draw:text-style-name="P23" svg:width="0.6795in" svg:height="0.4831in" svg:x="5.0791in" svg:y="0.5in"><draw:text-box><text:p text:style-name="P21"><text:span text:style-name="T7">a|*,a|=</text:span></text:p><text:p text:style-name="P21"><text:span text:style-name="T7">^@</text:span></text:p></draw:text-box></draw:frame><draw:frame draw:style-name="gr139" draw:text-style-name="P25" svg:width="0.6433in" svg:height="0.4831in" svg:x="5.3638in" svg:y="0.972in"><draw:text-box><text:p text:style-name="P28"><text:span text:style-name="T7">a,a|@</text:span></text:p><text:p text:style-name="P28"><text:span text:style-name="T7">^@</text:span></text:p></draw:text-box></draw:frame><draw:frame draw:style-name="gr140" draw:text-style-name="P23" svg:width="0.6795in" svg:height="0.4831in" svg:x="6.0791in" svg:y="0in"><draw:text-box><text:p text:style-name="P21"><text:span text:style-name="T7">a|=,a|*</text:span></text:p><text:p text:style-name="P28"><text:span text:style-name="T7">^@</text:span></text:p></draw:text-box></draw:frame></draw:g>Drawing <text:sequence text:ref-name="refDrawing1" text:name="Drawing" text:formula="ooow:Drawing+1" style:num-format="1">1</text:sequence>: NFA (left) and DFA (right) for a*\@a</text:p></draw:text-box></draw:frame><text:soft-page-break/></text:p>
      <text:p text:style-name="P5">bar</text:p>
      <text:p text:style-name="P5"/>
      <table:table table:name="Table12" table:style-name="Table12">
        <table:table-column table:style-name="Table12.A" table:number-columns-repeated="6"/>
        <table:table-column table:style-name="Table12.G"/>
        <table:table-row>
          <table:table-cell table:style-name="Table12.A1" office:value-type="string">
            <text:p text:style-name="Table_20_Heading">DFA State</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a|=</text:p>
          </table:table-cell>
          <table:table-cell table:style-name="Table12.A1" office:value-type="string">
            <text:p text:style-name="Table_20_Heading">b</text:p>
          </table:table-cell>
          <table:table-cell table:style-name="Table12.A1" office:value-type="string">
            <text:p text:style-name="Table_20_Heading">b|@</text:p>
          </table:table-cell>
          <table:table-cell table:style-name="Table12.G1" office:value-type="string">
            <text:p text:style-name="Table_20_Heading">b|=</text:p>
          </table:table-cell>
        </table:table-row>
        <table:table-row>
          <table:table-cell table:style-name="Table12.A2" office:value-type="string">
            <text:p text:style-name="P1">1 (2,3|=)</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1(2,3|=)4</text:p>
          </table:table-cell>
          <table:table-cell table:style-name="Table12.A2" office:value-type="string">
            <text:p text:style-name="P1">1(2,3|=)</text:p>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2(3|=)4</text:p>
          </table:table-cell>
          <table:table-cell table:style-name="Table12.A2" office:value-type="string">
            <text:p text:style-name="P1"/>
          </table:table-cell>
          <table:table-cell table:style-name="Table12.A2" office:value-type="string">
            <text:p text:style-name="P1">2(3|=)</text:p>
          </table:table-cell>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2(3|=)</text:p>
          </table:table-cell>
          <table:table-cell table:style-name="Table12.G2" office:value-type="string">
            <text:p text:style-name="P1"/>
          </table:table-cell>
        </table:table-row>
        <table:table-row>
          <table:table-cell table:style-name="Table12.A2" office:value-type="string">
            <text:p text:style-name="P1">4</text:p>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A2" office:value-type="string">
            <text:p text:style-name="P1"/>
          </table:table-cell>
          <table:table-cell table:style-name="Table12.G2" office:value-type="string">
            <text:p text:style-name="P1"/>
          </table:table-cell>
        </table:table-row>
      </table:table>
      <text:p text:style-name="P5"/>
      <text:p text:style-name="P5">Example 9: (a*\@a*)</text:p>
      <text:p text:style-name="P5">We now examine an example that uses the new '|*' transition condition.</text:p>
      <text:p text:style-name="P5"/>
      <text:p text:style-name="P5"><draw:frame draw:style-name="fr1" draw:name="Frame14" text:anchor-type="paragraph" svg:y="0.0075in" svg:width="7.5091in" draw:z-index="27"><draw:text-box fo:min-height="2.7563in"><text:p text:style-name="P19"><draw:g text:anchor-type="paragraph" draw:z-index="28" draw:style-name="gr20"><draw:g draw:style-name="gr5"><draw:custom-shape draw:style-name="gr21" draw:text-style-name="P20" xml:id="id69" draw:id="id69" svg:width="0.5016in" svg:height="0.5024in" svg:x="2.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20" xml:id="id67" draw:id="id67" svg:width="0.5031in" svg:height="0.5016in" svg:x="1.5035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3" draw:text-style-name="P23" svg:width="0.4232in" svg:height="0.2913in" svg:x="2.0035in" svg:y="1.2134in"><draw:text-box><text:p text:style-name="P21"><text:span text:style-name="T8">λ</text:span><text:span text:style-name="T9">|=</text:span></text:p></draw:text-box></draw:frame><draw:frame draw:style-name="gr24" draw:text-style-name="P23" svg:width="0.476in" svg:height="0.2913in" svg:x="1.5327in" svg:y="0.7134in"><draw:text-box><text:p text:style-name="P21"><text:span text:style-name="T7">*|@</text:span></text:p></draw:text-box></draw:frame><draw:custom-shape draw:style-name="gr25" draw:text-style-name="P20" xml:id="id70" draw:id="id70" svg:width="0.5016in" svg:height="0.5024in" svg:x="3.502in" svg:y="1.2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6" draw:text-style-name="P23" svg:width="0.2921in" svg:height="0.2913in" svg:x="3.6075in" svg:y="1.3547in"><draw:text-box><text:p text:style-name="P21"><text:span text:style-name="T7">4</text:span></text:p></draw:text-box></draw:frame><draw:custom-shape draw:style-name="gr27" draw:text-style-name="P20" svg:width="0.3016in" svg:height="0.3024in" svg:x="3.602in" svg:y="1.346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8" draw:text-style-name="P23" svg:width="0.2921in" svg:height="0.2913in" svg:x="1.6098in" svg:y="1.3535in"><draw:text-box><text:p text:style-name="P21"><text:span text:style-name="T7">2</text:span></text:p></draw:text-box></draw:frame><draw:frame draw:style-name="gr29" draw:text-style-name="P23" svg:width="0.2921in" svg:height="0.2913in" svg:x="0.5035in" svg:y="0.7484in"><draw:text-box><text:p text:style-name="P21"><text:span text:style-name="T8">a</text:span></text:p></draw:text-box></draw:frame><draw:connector draw:style-name="gr30" draw:text-style-name="P25" draw:type="curve" svg:x1="1.9327in" svg:y1="1.3217in" svg:x2="1.5772in" svg:y2="1.3217in" draw:start-shape="id67" draw:start-glue-point="11" draw:end-shape="id67" draw:end-glue-point="5" svg:d="m4909 3357c0-1029-903-1029-903 0"><text:p/></draw:connector><draw:custom-shape draw:style-name="gr31" draw:text-style-name="P20" xml:id="id68" draw:id="id68" svg:width="0.5016in" svg:height="0.5016in" svg:x="0.502in" svg:y="1.2484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32" draw:text-style-name="P25" draw:type="line" svg:x1="0in" svg:y1="1.498in" svg:x2="0.502in" svg:y2="1.4992in" draw:end-shape="id68" draw:end-glue-point="6" svg:d="m0 3805 1275 3"><text:p/></draw:connector><draw:connector draw:style-name="gr33" draw:text-style-name="P25" draw:type="line" svg:x1="1.0035in" svg:y1="1.4992in" svg:x2="1.5035in" svg:y2="1.4992in" draw:start-shape="id68" draw:start-glue-point="10" draw:end-shape="id67" draw:end-glue-point="6" svg:d="m2549 3808h1270"><text:p/></draw:connector><draw:connector draw:style-name="gr34" draw:text-style-name="P25" draw:type="curve" svg:x1="0.9307in" svg:y1="1.3217in" svg:x2="0.5752in" svg:y2="1.3217in" draw:start-shape="id68" draw:start-glue-point="11" draw:end-shape="id68" draw:end-glue-point="5" svg:d="m2364 3357c0-1029-903-1029-903 0"><text:p/></draw:connector><draw:frame draw:style-name="gr35" draw:text-style-name="P23" svg:width="0.5295in" svg:height="0.2913in" svg:x="0.9744in" svg:y="1.2134in"><draw:text-box><text:p text:style-name="P21"><text:span text:style-name="T8">λ^@</text:span></text:p></draw:text-box></draw:frame><draw:frame draw:style-name="gr36" draw:text-style-name="P23" svg:width="0.2921in" svg:height="0.2913in" svg:x="0.6075in" svg:y="1.3571in"><draw:text-box><text:p text:style-name="P21"><text:span text:style-name="T7">1</text:span></text:p></draw:text-box></draw:frame><draw:frame draw:style-name="gr37" draw:text-style-name="P23" svg:width="0.2921in" svg:height="0.2913in" svg:x="2.6075in" svg:y="1.3547in"><draw:text-box><text:p text:style-name="P21"><text:span text:style-name="T7">3</text:span></text:p></draw:text-box></draw:frame><draw:connector draw:style-name="gr38" draw:text-style-name="P24" draw:type="line" svg:x1="2.0063in" svg:y1="1.4992in" svg:x2="2.502in" svg:y2="1.498in" draw:start-shape="id67" draw:start-glue-point="10" draw:end-shape="id69" draw:end-glue-point="6" svg:d="m5096 3808 1259-3"><text:p/></draw:connector><draw:connector draw:style-name="gr39" draw:text-style-name="P24" draw:type="line" svg:x1="3.0035in" svg:y1="1.498in" svg:x2="3.502in" svg:y2="1.498in" draw:start-shape="id69" draw:start-glue-point="10" draw:end-shape="id70" draw:end-glue-point="6" svg:d="m7629 3805h1266"><text:p/></draw:connector><draw:frame draw:style-name="gr40" draw:text-style-name="P23" svg:width="0.2823in" svg:height="0.2913in" svg:x="3.0035in" svg:y="1.2134in"><draw:text-box><text:p text:style-name="P21"><text:span text:style-name="T8">λ</text:span></text:p></draw:text-box></draw:frame><draw:connector draw:style-name="gr41" draw:text-style-name="P24" draw:type="curve" svg:x1="2.9307in" svg:y1="1.3201in" svg:x2="2.5752in" svg:y2="1.3201in" draw:start-shape="id69" draw:start-glue-point="11" draw:end-shape="id69" draw:end-glue-point="5" svg:d="m7444 3353c0-1033-903-1033-903 0"><text:p/></draw:connector><draw:frame draw:style-name="gr42" draw:text-style-name="P23" svg:width="0.2921in" svg:height="0.2913in" svg:x="2.5035in" svg:y="0.7134in"><draw:text-box><text:p text:style-name="P21"><text:span text:style-name="T8">a</text:span></text:p></draw:text-box></draw:frame></draw:g><draw:custom-shape draw:style-name="gr43" draw:text-style-name="P20" xml:id="id75" draw:id="id75" svg:width="0.5024in" svg:height="0.5016in" svg:x="6.7626in" svg:y="1.7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4" draw:text-style-name="P20" xml:id="id73" draw:id="id73" svg:width="0.5031in" svg:height="0.5016in" svg:x="5.7598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5" draw:text-style-name="P20" xml:id="id72" draw:id="id72" svg:width="0.5031in" svg:height="0.5016in" svg:x="5.7598in" svg:y="1.7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6" draw:text-style-name="P23" svg:width="0.4307in" svg:height="0.4831in" svg:x="5.7957in" svg:y="0.752in"><draw:text-box><text:p text:style-name="P21"><text:span text:style-name="T7">1,2</text:span></text:p><text:p text:style-name="P21"><text:span text:style-name="T7">3,4</text:span></text:p></draw:text-box></draw:frame><draw:frame draw:style-name="gr47" draw:text-style-name="P25" svg:width="0.528in" svg:height="0.4831in" svg:x="5.7472in" svg:y="1.752in"><draw:text-box><text:p text:style-name="P28"><text:span text:style-name="T7">2,3=</text:span></text:p><text:p text:style-name="P28"><text:span text:style-name="T7">4=</text:span></text:p></draw:text-box></draw:frame><draw:custom-shape draw:style-name="gr48" draw:text-style-name="P20" xml:id="id74" draw:id="id74" svg:width="0.5024in" svg:height="0.5016in" svg:x="6.7602in" svg:y="0.737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9" draw:text-style-name="P20" xml:id="id71" draw:id="id71" svg:width="0.5024in" svg:height="0.5016in" svg:x="4.7626in" svg:y="1.237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0" draw:text-style-name="P25" svg:width="0.6252in" svg:height="0.4831in" svg:x="4.7016in" svg:y="1.252in"><draw:text-box><text:p text:style-name="P28"><text:span text:style-name="T7">1,2,</text:span></text:p><text:p text:style-name="P28"><text:span text:style-name="T7">3=,4=</text:span></text:p></draw:text-box></draw:frame><draw:custom-shape draw:style-name="gr51" draw:text-style-name="P20" svg:width="0.3031in" svg:height="0.3031in" svg:x="5.8598in" svg:y="1.8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2" draw:text-style-name="P20" svg:width="0.3024in" svg:height="0.3031in" svg:x="4.8626in" svg:y="1.336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3" draw:text-style-name="P20" svg:width="0.3031in" svg:height="0.3031in" svg:x="5.8598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4" draw:text-style-name="P25" draw:type="line" svg:x1="4.2535in" svg:y1="1.4799in" svg:x2="4.7626in" svg:y2="1.4882in" draw:end-shape="id71" draw:end-glue-point="6" svg:d="m10804 3759 1293 21"><text:p/></draw:connector><draw:connector draw:style-name="gr55" draw:text-style-name="P25" draw:type="line" svg:x1="5.1909in" svg:y1="1.6661in" svg:x2="5.7598in" svg:y2="1.9882in" draw:start-shape="id71" draw:start-glue-point="9" draw:end-shape="id72" draw:end-glue-point="6" svg:d="m13185 4232 1445 818"><text:p/></draw:connector><draw:connector draw:style-name="gr56" draw:text-style-name="P25" draw:type="line" svg:x1="5.1909in" svg:y1="1.3102in" svg:x2="5.7598in" svg:y2="0.9882in" draw:start-shape="id71" draw:start-glue-point="11" draw:end-shape="id73" draw:end-glue-point="6" svg:d="m13185 3328 1445-818"><text:p/></draw:connector><draw:frame draw:style-name="gr57" draw:text-style-name="P23" svg:width="0.4307in" svg:height="0.2913in" svg:x="6.7957in" svg:y="0.8457in"><draw:text-box><text:p text:style-name="P21"><text:span text:style-name="T7">3,4</text:span></text:p></draw:text-box></draw:frame><draw:frame draw:style-name="gr58" draw:text-style-name="P23" svg:width="0.5697in" svg:height="0.2913in" svg:x="6.728in" svg:y="1.8472in"><draw:text-box><text:p text:style-name="P21"><text:span text:style-name="T7">2,3,4</text:span></text:p></draw:text-box></draw:frame><draw:custom-shape draw:style-name="gr59" draw:text-style-name="P20" svg:width="0.3024in" svg:height="0.3024in" svg:x="6.8626in" svg:y="1.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0" draw:text-style-name="P20" svg:width="0.3024in" svg:height="0.3031in" svg:x="6.8602in" svg:y="0.8366i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61" draw:text-style-name="P25" draw:type="curve" svg:x1="6.189in" svg:y1="0.8102in" svg:x2="5.8335in" svg:y2="0.8102in" draw:start-shape="id73" draw:start-glue-point="11" draw:end-shape="id73" draw:end-glue-point="5" svg:d="m15720 2058c0-1028-903-1028-903 0"><text:p/></draw:connector><draw:connector draw:style-name="gr62" draw:text-style-name="P25" draw:type="curve" svg:x1="7.189in" svg:y1="0.8102in" svg:x2="6.8339in" svg:y2="0.8102in" draw:start-shape="id74" draw:start-glue-point="11" draw:end-shape="id74" draw:end-glue-point="5" svg:d="m18260 2058c0-1028-902-1028-902 0"><text:p/></draw:connector><draw:connector draw:style-name="gr63" draw:text-style-name="P25" draw:type="line" svg:x1="6.011in" svg:y1="1.239in" svg:x2="6.011in" svg:y2="1.7374in" draw:start-shape="id73" draw:start-glue-point="8" draw:end-shape="id72" draw:end-glue-point="4" svg:d="m15268 3147v1266"><text:p/></draw:connector><draw:connector draw:style-name="gr64" draw:text-style-name="P25" draw:type="line" svg:x1="6.189in" svg:y1="1.8102in" svg:x2="6.8339in" svg:y2="1.1661in" draw:start-shape="id72" draw:start-glue-point="11" draw:end-shape="id74" draw:end-glue-point="7" svg:d="m15720 4598 1638-1636"><text:p/></draw:connector><draw:connector draw:style-name="gr65" draw:text-style-name="P25" draw:type="curve" svg:x1="5.1909in" svg:y1="1.3102in" svg:x2="4.8362in" svg:y2="1.3102in" draw:start-shape="id71" draw:start-glue-point="11" draw:end-shape="id71" draw:end-glue-point="5" svg:d="m13185 3328c0-1028-901-1028-901 0"><text:p/></draw:connector><draw:connector draw:style-name="gr66" draw:text-style-name="P25" draw:type="line" svg:x1="7.0138in" svg:y1="1.739in" svg:x2="7.0118in" svg:y2="1.239in" draw:start-shape="id75" draw:start-glue-point="4" draw:end-shape="id74" draw:end-glue-point="8" svg:d="m17815 4417-5-1270"><text:p/></draw:connector><draw:frame draw:style-name="gr67" draw:text-style-name="P25" svg:width="0.6433in" svg:height="0.4831in" svg:x="4.6091in" svg:y="0.5in"><draw:text-box><text:p text:style-name="P28"><text:span text:style-name="T7">^@</text:span></text:p><text:p text:style-name="P28"><text:span text:style-name="T7">a,a|@</text:span></text:p></draw:text-box></draw:frame><draw:frame draw:style-name="gr68" draw:text-style-name="P23" svg:width="0.6795in" svg:height="0.4831in" svg:x="5.161in" svg:y="0.75in"><draw:text-box><text:p text:style-name="P21"><text:span text:style-name="T7">a|=,a|*</text:span></text:p><text:p text:style-name="P29"><text:span text:style-name="T7">^@</text:span></text:p></draw:text-box></draw:frame><draw:frame draw:style-name="gr69" draw:text-style-name="P25" svg:width="0.6433in" svg:height="0.4831in" svg:x="5.7535in" svg:y="0in"><draw:text-box><text:p text:style-name="P28"><text:span text:style-name="T7">^@</text:span></text:p><text:p text:style-name="P28"><text:span text:style-name="T7">a,a|@</text:span></text:p></draw:text-box></draw:frame><draw:frame draw:style-name="gr70" draw:text-style-name="P23" svg:width="0.2921in" svg:height="0.2913in" svg:x="6.9626in" svg:y="0.222in"><draw:text-box><text:p text:style-name="P21"><text:span text:style-name="T7">a</text:span></text:p></draw:text-box></draw:frame><draw:frame draw:style-name="gr71" draw:text-style-name="P23" svg:width="0.5043in" svg:height="0.4831in" svg:x="5.0425in" svg:y="1.722in"><draw:text-box><text:p text:style-name="P21"><text:span text:style-name="T7">b|@</text:span></text:p><text:p text:style-name="P21"><text:span text:style-name="T7">^@</text:span></text:p></draw:text-box></draw:frame><draw:frame draw:style-name="gr72" draw:text-style-name="P23" svg:width="0.476in" svg:height="0.2913in" svg:x="5.278in" svg:y="2.25in"><draw:text-box><text:p text:style-name="P21"><text:span text:style-name="T7">*|@</text:span></text:p></draw:text-box></draw:frame><draw:frame draw:style-name="gr73" draw:text-style-name="P23" svg:width="0.798in" svg:height="0.2913in" svg:x="5.5035in" svg:y="1.222in"><draw:text-box><text:p text:style-name="P21"><text:span text:style-name="T7">b|@ ^@</text:span></text:p></draw:text-box></draw:frame><draw:frame draw:style-name="gr74" draw:text-style-name="P23" svg:width="0.5043in" svg:height="0.2913in" svg:x="7.0035in" svg:y="2.4646in"><draw:text-box><text:p text:style-name="P21"><text:span text:style-name="T7">a|@</text:span></text:p></draw:text-box></draw:frame><draw:frame draw:style-name="gr75" draw:text-style-name="P23" svg:width="0.3996in" svg:height="0.2913in" svg:x="6.2535in" svg:y="1.9646in"><draw:text-box><text:p text:style-name="P21"><text:span text:style-name="T7">a|*</text:span></text:p></draw:text-box></draw:frame><draw:frame draw:style-name="gr76" draw:text-style-name="P23" svg:width="0.4323in" svg:height="0.2913in" svg:x="6.322in" svg:y="1.472in"><draw:text-box><text:p text:style-name="P21"><text:span text:style-name="T7">a|=</text:span></text:p></draw:text-box></draw:frame><draw:frame draw:style-name="gr77" draw:text-style-name="P23" svg:width="0.2921in" svg:height="0.2913in" svg:x="7.0035in" svg:y="1.4366in"><draw:text-box><text:p text:style-name="P21"><text:span text:style-name="T7">a</text:span></text:p></draw:text-box></draw:frame><draw:connector draw:style-name="gr78" draw:text-style-name="P25" draw:type="curve" svg:x1="7.0138in" svg:y1="2.2402in" svg:x2="7.2646in" svg:y2="1.9898in" draw:start-shape="id75" draw:start-glue-point="8" draw:end-shape="id75" draw:end-glue-point="10" svg:d="m17815 5690c0 753 570 628 918 281s470-917-281-917"><text:p/></draw:connector><draw:connector draw:style-name="gr79" draw:text-style-name="P25" draw:type="curve" svg:x1="7.0138in" svg:y1="2.2402in" svg:x2="6.189in" svg:y2="2.1661in" draw:start-shape="id75" draw:start-glue-point="8" draw:end-shape="id72" draw:end-glue-point="9" svg:d="m17815 5690c0 753-2095 849-2095-188"><text:p/></draw:connector><draw:connector draw:style-name="gr80" draw:text-style-name="P25" draw:type="curve" svg:x1="6.011in" svg:y1="2.239in" svg:x2="5.7598in" svg:y2="1.9882in" draw:start-shape="id72" draw:start-glue-point="8" draw:end-shape="id72" draw:end-glue-point="6" svg:d="m15268 5687c0 753-570 628-917 280s-473-917 279-917"><text:p/></draw:connector><draw:connector draw:style-name="gr81" draw:text-style-name="P25" draw:type="curve" svg:x1="6.2626in" svg:y1="1.9882in" svg:x2="6.7626in" svg:y2="1.9898in" draw:start-shape="id72" draw:start-glue-point="10" draw:end-shape="id75" draw:end-glue-point="6" svg:d="m15907 5050c952 0 317 4 1270 4"><text:p/></draw:connector><draw:frame draw:style-name="gr82" draw:text-style-name="P23" svg:width="0.5043in" svg:height="0.2913in" svg:x="6.2535in" svg:y="2.4646in"><draw:text-box><text:p text:style-name="P21"><text:span text:style-name="T7">b|@</text:span></text:p></draw:text-box></draw:frame></draw:g>Drawing <text:sequence text:ref-name="refDrawing0" text:name="Drawing" text:formula="ooow:Drawing+1" style:num-format="1">2</text:sequence>: NFA (left) and DFA (right) for a*\@a*</text:p></draw:text-box></draw:frame></text:p>
      <text:p text:style-name="P5">Foo</text:p>
      <text:p text:style-name="P5"/>
      <table:table table:name="Table11" table:style-name="Table11">
        <table:table-column table:style-name="Table11.A" table:number-columns-repeated="6"/>
        <table:table-column table:style-name="Table11.G"/>
        <table:table-row>
          <table:table-cell table:style-name="Table11.A1" office:value-type="string">
            <text:p text:style-name="Table_20_Heading">DFA State</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a|=</text:p>
          </table:table-cell>
          <table:table-cell table:style-name="Table11.A1" office:value-type="string">
            <text:p text:style-name="Table_20_Heading">b</text:p>
          </table:table-cell>
          <table:table-cell table:style-name="Table11.A1" office:value-type="string">
            <text:p text:style-name="Table_20_Heading">b|@</text:p>
          </table:table-cell>
          <table:table-cell table:style-name="Table11.G1" office:value-type="string">
            <text:p text:style-name="Table_20_Heading">b|=</text:p>
          </table:table-cell>
        </table:table-row>
        <table:table-row>
          <table:table-cell table:style-name="Table11.A2" office:value-type="string">
            <text:p text:style-name="P1">1(2,3|=,4|=)</text:p>
          </table:table-cell>
          <table:table-cell table:style-name="Table11.A2" office:value-type="string">
            <text:p text:style-name="P1">1(2,3|=,4|=)</text:p>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ext:soft-page-break/>
        <table:table-row>
          <table:table-cell table:style-name="Table11.A2" office:value-type="string">
            <text:p text:style-name="P1">1(2,3,4)</text:p>
          </table:table-cell>
          <table:table-cell table:style-name="Table11.A2" office:value-type="string">
            <text:p text:style-name="P1">1(2,3|=,4|=)</text:p>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2(3,4)</text:p>
          </table:table-cell>
          <table:table-cell table:style-name="Table11.A2" office:value-type="string">
            <text:p text:style-name="P1">3(4)</text:p>
          </table:table-cell>
          <table:table-cell table:style-name="Table11.A2" office:value-type="string">
            <text:p text:style-name="P1">2(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2(3|=,4|=)</text:p>
          </table:table-cell>
          <table:table-cell table:style-name="Table11.G2" office:value-type="string">
            <text:p text:style-name="P1"/>
          </table:table-cell>
        </table:table-row>
        <table:table-row>
          <table:table-cell table:style-name="Table11.A2" office:value-type="string">
            <text:p text:style-name="P1">3(4)</text:p>
          </table:table-cell>
          <table:table-cell table:style-name="Table11.A2" office:value-type="string">
            <text:p text:style-name="P1">3(4)</text:p>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A2" office:value-type="string">
            <text:p text:style-name="P1"/>
          </table:table-cell>
          <table:table-cell table:style-name="Table11.G2" office:value-type="string">
            <text:p text:style-name="P1"/>
          </table:table-cell>
        </table:table-row>
      </table:table>
      <text:p text:style-name="P5"/>
      <text:p text:style-name="P5"/>
      <text:p text:style-name="P5">Example 9: <text:s/>a variable followed by a variable (\@\@)</text:p>
      <text:p text:style-name="P5"/>
      <text:p text:style-name="P5">Example 10: a variable or a variable (\@|\@)</text:p>
      <text:p text:style-name="P5"/>
      <text:p text:style-name="P5">Example 11: a variable or a variable offset so that match does not begin the same (\@|a\@)</text:p>
      <text:p text:style-name="P5"/>
      <text:p text:style-name="P5"/>
      <text:p text:style-name="P5"/>
      <text:p text:style-name="P5">looking for the longest match that is not anchored at the tail (all input consumed), </text:p>
      <text:p text:style-name="P5"/>
      <text:p text:style-name="P5"/>
      <text:p text:style-name="P5"/>
      <text:p text:style-name="Standard">Two var example where same var has 1 variable is in accept and another isn't on the dfa state so that accept condition and consumption set are different.</text:p>
      <text:p text:style-name="Standard"/>
      <text:p text:style-name="Standard">Example?: A pattern matching a variable followed by the same variable (\@\@)</text:p>
      <text:p text:style-name="Standard"/>
      <text:p text:style-name="Standard"/>
      <text:p text:style-name="Standard">Example 4: A pattern matching the letter 'a' followed by a variable (a\@)</text:p>
      <text:p text:style-name="Standard"/>
      <text:p text:style-name="Standard">Example 5: A pattern matching any text followed by a variable (.*\@)</text:p>
      <text:p text:style-name="Standard"/>
      <text:p text:style-name="Standard">Example 5.1: A pattern matching an arbitrary number of “a”s followed by a variable (a*\@)</text:p>
      <text:p text:style-name="Standard"/>
      <text:p text:style-name="Standard">Example 6: A pattern matching </text:p>
      <text:p text:style-name="Standard"/>
      <text:p text:style-name="Standard">pattern with 2 variables</text:p>
      <text:p text:style-name="Standard">extend syntax to allow for multiple variables.</text:p>
      <text:p text:style-name="Standard"/>
      <text:p text:style-name="Standard"/>
      <text:p text:style-name="Standard"/>
      <text:p text:style-name="Standard"/>
      <text:p text:style-name="Standard">??? how to work this in</text:p>
      <text:p text:style-name="Standard">Beyond providing the special case ability to have efficient pattern matching with late bound variables this provides the back half of an implementation needed to deal with back references, which are a widely used feature in advanced pattern matching.</text:p>
      <text:p text:style-name="Standard"/>
      <text:p text:style-name="Standard">Modeling as an NFA</text:p>
      <text:p text:style-name="Standard">??? First Example – showing how to model it and put it together with other NFA components ???</text:p>
      <text:p text:style-name="Standard"><draw:g text:anchor-type="paragraph" draw:z-index="0" draw:style-name="gr1"><draw:connector draw:style-name="gr2" draw:text-style-name="P20" draw:type="line" svg:x1="1.7516in" svg:y1="0.7874in" svg:x2="2.5in" svg:y2="0.7874in" draw:start-shape="id1" draw:start-glue-point="10" draw:end-shape="id2" draw:end-glue-point="6" svg:d="m4449 1999h1901"><text:p/></draw:connector><draw:connector draw:style-name="gr2" draw:text-style-name="P20" draw:type="line" svg:x1="3.0016in" svg:y1="0.7874in" svg:x2="3.7484in" svg:y2="0.7874in" draw:start-shape="id2" draw:start-glue-point="10" draw:end-shape="id3" draw:end-glue-point="6" svg:d="m7624 1999h1897"><text:p/></draw:connector><draw:connector draw:style-name="gr2" draw:text-style-name="P20" draw:type="curve" svg:x1="2.9283in" svg:y1="0.6091in" svg:x2="2.5728in" svg:y2="0.6091in" draw:start-shape="id2" draw:start-glue-point="11" draw:end-shape="id2" draw:end-glue-point="5" svg:d="m7438 1546c0-1028-903-1028-903 0"><text:p/></draw:connector><draw:frame draw:style-name="gr3" draw:text-style-name="P22" svg:width="0.2921in" svg:height="0.2913in" svg:x="0.7091in" svg:y="0.5008in"><draw:text-box><text:p text:style-name="P21"><text:span text:style-name="T6">a</text:span></text:p></draw:text-box></draw:frame><draw:frame draw:style-name="gr3" draw:text-style-name="P23" svg:width="0.2921in" svg:height="0.2913in" svg:x="4.4591in" svg:y="0.5008in"><draw:text-box><text:p text:style-name="P21"><text:span text:style-name="T7">b</text:span></text:p></draw:text-box></draw:frame><draw:connector draw:style-name="gr2" draw:text-style-name="P24" draw:type="line" svg:x1="0.5016in" svg:y1="0.7858in" svg:x2="1.25in" svg:y2="0.7874in" draw:start-shape="id4" draw:start-glue-point="10" draw:end-shape="id1" draw:end-glue-point="6" svg:d="m1274 1995 1901 4"><text:p/></draw:connector><draw:connector draw:style-name="gr2" draw:text-style-name="P24" draw:type="line" svg:x1="4.25in" svg:y1="0.7874in" svg:x2="4.9984in" svg:y2="0.7874in" draw:start-shape="id3" draw:start-glue-point="10" draw:end-shape="id5" draw:end-glue-point="3" svg:d="m10795 1999h1901"><text:p/></draw:connector><draw:frame draw:style-name="gr4" draw:text-style-name="P23" svg:width="0.2815in" svg:height="0.2913in" svg:x="1.9689in" svg:y="0.5008in"><draw:text-box><text:p text:style-name="P21"><text:span text:style-name="T8">λ</text:span></text:p></draw:text-box></draw:frame><draw:frame draw:style-name="gr3" draw:text-style-name="P23" svg:width="0.5067in" svg:height="0.2913in" svg:x="3in" svg:y="0.5008in"><draw:text-box><text:p text:style-name="P21"><text:span text:style-name="T8">λ</text:span><text:span text:style-name="T9">|v=</text:span></text:p></draw:text-box></draw:frame><draw:frame draw:style-name="gr3" draw:text-style-name="P23" svg:width="0.4823in" svg:height="0.2913in" svg:x="2.4673in" svg:y="0.0008in"><draw:text-box><text:p text:style-name="P21"><text:span text:style-name="T7">*|v</text:span><text:span text:style-name="T8">≠</text:span></text:p></draw:text-box></draw:frame><draw:g draw:style-name="gr5"><draw:custom-shape draw:style-name="gr6" draw:text-style-name="P20" xml:id="id4" draw:id="id4" svg:width="0.5016in" svg:height="0.5016in" svg:x="0in" svg:y="0.5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0.1055in" svg:y="0.6433in"><draw:text-box><text:p text:style-name="P21"><text:span text:style-name="T7">1</text:span></text:p></draw:text-box></draw:frame></draw:g><draw:g draw:style-name="gr5"><draw:custom-shape draw:style-name="gr6" draw:text-style-name="P20" xml:id="id1" draw:id="id1" svg:width="0.5016in" svg:height="0.5016in" svg:x="1.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3555in" svg:y="0.6445in"><draw:text-box><text:p text:style-name="P21"><text:span text:style-name="T7">2</text:span></text:p></draw:text-box></draw:frame></draw:g><draw:g draw:style-name="gr5"><draw:custom-shape draw:style-name="gr7" draw:text-style-name="P20" xml:id="id2" draw:id="id2" svg:width="0.5016in" svg:height="0.5016in" svg:x="2.5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55in" svg:y="0.6445in"><draw:text-box><text:p text:style-name="P21"><text:span text:style-name="T7">3</text:span></text:p></draw:text-box></draw:frame></draw:g><draw:g draw:style-name="gr5"><draw:custom-shape draw:style-name="gr6" draw:text-style-name="P20" xml:id="id3" draw:id="id3" svg:width="0.5016in" svg:height="0.5016in" svg:x="3.74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3.8543in" svg:y="0.6445in"><draw:text-box><text:p text:style-name="P21"><text:span text:style-name="T7">4</text:span></text:p></draw:text-box></draw:frame></draw:g><draw:g draw:style-name="gr5"><draw:g draw:style-name="gr5" xml:id="id5" draw:id="id5"><draw:custom-shape draw:style-name="gr6" draw:text-style-name="P20" svg:width="0.5016in" svg:height="0.5016in" svg:x="4.9984in" svg:y="0.536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5.0984in" svg:y="0.6362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23" svg:width="0.2921in" svg:height="0.2913in" svg:x="5.1043in" svg:y="0.6445in"><draw:text-box><text:p text:style-name="P21"><text:span text:style-name="T7">5</text:span></text:p></draw:text-box></draw:frame></draw:g><draw:connector draw:style-name="gr2" draw:text-style-name="P20" draw:type="line" svg:x1="3in" svg:y1="2.2854in" svg:x2="3.75in" svg:y2="2.2854in" draw:start-shape="id6" draw:start-glue-point="10" draw:end-shape="id7" draw:end-glue-point="3" svg:d="m7620 5805h1905"><text:p/></draw:connector><draw:connector draw:style-name="gr2" draw:text-style-name="P20" draw:type="curve" svg:x1="2.9272in" svg:y1="2.1079in" svg:x2="2.5717in" svg:y2="2.1079in" draw:start-shape="id6" draw:start-glue-point="11" draw:end-shape="id6" draw:end-glue-point="5" svg:d="m7435 5354c0-1028-903-1028-903 0"><text:p/></draw:connector><draw:frame draw:style-name="gr3" draw:text-style-name="P22" svg:width="0.2921in" svg:height="0.2913in" svg:x="1.9591in" svg:y="2.0008in"><draw:text-box><text:p text:style-name="P21"><text:span text:style-name="T6">a</text:span></text:p></draw:text-box></draw:frame><draw:connector draw:style-name="gr2" draw:text-style-name="P24" draw:type="line" svg:x1="1.75in" svg:y1="2.287in" svg:x2="2.4984in" svg:y2="2.2854in" draw:start-shape="id8" draw:start-glue-point="10" draw:end-shape="id9" draw:end-glue-point="3" svg:d="m4445 5809 1901-4"><text:p/></draw:connector><draw:frame draw:style-name="gr3" draw:text-style-name="P23" svg:width="0.5161in" svg:height="0.2913in" svg:x="3in" svg:y="2.0008in"><draw:text-box><text:p text:style-name="P21"><text:span text:style-name="T8">b</text:span><text:span text:style-name="T9">|v=</text:span></text:p></draw:text-box></draw:frame><draw:frame draw:style-name="gr3" draw:text-style-name="P23" svg:width="0.4823in" svg:height="0.2913in" svg:x="2.5189in" svg:y="1.5008in"><draw:text-box><text:p text:style-name="P21"><text:span text:style-name="T7">*|v</text:span><text:span text:style-name="T8">≠</text:span></text:p></draw:text-box></draw:frame><draw:g draw:style-name="gr5"><draw:custom-shape draw:style-name="gr6" draw:text-style-name="P20" xml:id="id8" draw:id="id8" svg:width="0.5016in" svg:height="0.5016in" svg:x="1.2484in" svg:y="2.0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1.3543in" svg:y="2.1445in"><draw:text-box><text:p text:style-name="P21"><text:span text:style-name="T7">1</text:span></text:p></draw:text-box></draw:frame></draw:g><draw:g draw:style-name="gr5" xml:id="id9" draw:id="id9"><draw:custom-shape draw:style-name="gr7" draw:text-style-name="P20" xml:id="id6" draw:id="id6" svg:width="0.5016in" svg:height="0.5016in" svg:x="2.4984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 draw:text-style-name="P23" svg:width="0.2921in" svg:height="0.2913in" svg:x="2.6043in" svg:y="2.1433in"><draw:text-box><text:p text:style-name="P21"><text:span text:style-name="T7">3</text:span></text:p></draw:text-box></draw:frame></draw:g><draw:g draw:style-name="gr5" xml:id="id7" draw:id="id7"><draw:g draw:style-name="gr5"><draw:custom-shape draw:style-name="gr6" draw:text-style-name="P20" svg:width="0.5016in" svg:height="0.5016in" svg:x="3.75in" svg:y="2.03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20" svg:width="0.3016in" svg:height="0.3016in" svg:x="3.85in" svg:y="2.1346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3" draw:text-style-name="P23" svg:width="0.2921in" svg:height="0.2913in" svg:x="3.8555in" svg:y="2.1433in"><draw:text-box><text:p text:style-name="P21"><text:span text:style-name="T7">5</text:span></text:p></draw:text-box></draw:frame></draw:g></draw:g></text:p>
      <text:p text:style-name="Standard"><text:soft-page-break/>Second example overlapping leading chars that could cause alternate evals</text:p>
      <text:p text:style-name="Standard"/>
      <text:p text:style-name="Standard">Third trailing chars causing expansion</text:p>
      <text:p text:style-name="Standard"/>
      <text:p text:style-name="Standard"/>
      <text:p text:style-name="Standard">fourth example, two alternating paths with the same variable slightly offset (multiple activations)</text:p>
      <text:p text:style-name="Standard"/>
      <text:p text:style-name="Standard">Fith example multiple variables</text:p>
      <text:p text:style-name="Standard"/>
      <text:p text:style-name="Standard">Converting to a DFA</text:p>
      <text:list xml:id="list1655851745" text:style-name="L2">
        <text:list-item>
          <text:p text:style-name="P11">subset construction</text:p>
        </text:list-item>
      </text:list>
      <text:p text:style-name="Standard"/>
      <text:p text:style-name="Standard">modifying ahos algorithm</text:p>
      <text:p text:style-name="Standard"/>
      <text:p text:style-name="Standard">When conditional and unconditional transitions overlap</text:p>
      <text:p text:style-name="Standard">a dfa allows only a single transition per character</text:p>
      <text:p text:style-name="Standard"/>
      <text:p text:style-name="Standard"/>
      <text:p text:style-name="Standard">Encoding conditional transitions</text:p>
      <text:list xml:id="list156940035" text:style-name="L3">
        <text:list-item>
          <text:p text:style-name="P12">expanding the vector</text:p>
        </text:list-item>
        <text:list-item>
          <text:p text:style-name="P12">augmenting with additional information</text:p>
        </text:list-item>
        <text:list-item>
          <text:p text:style-name="P12"/>
        </text:list-item>
      </text:list>
      <text:p text:style-name="Standard">Using a pattern to Limit state expansion</text:p>
      <text:p text:style-name="Standard">So far the variable has been matched using a customized state that matches the pattern used to match .* expressions. <text:s/>This however results in the same exponential state expansion that kleen closure expressions can have when constructing a DFA.</text:p>
      <text:p text:style-name="Standard"/>
      <text:p text:style-name="Standard">If the variable in question, has a limited set of values the .* pattern can be replaced with a more limiting pattern. <text:s/>This will result in dfa construction that is bounded by the characteristics of the selected subpattern which in most cases will be better than the bounds afforded by .* expressions.</text:p>
      <text:p text:style-name="Standard"/>
      <text:p text:style-name="Standard">Using variable variable sets to control state expansion</text:p>
      <text:p text:style-name="Standard">There is alternate way to control state expansion with variables. <text:s/>Instead of expanding the number of states used to track the current position and variables. <text:s/>The state can be partially carried in the set of variables being matchd against.</text:p>
      <text:p text:style-name="Standard"/>
      <text:p text:style-name="Standard"/>
      <text:p text:style-name="Standard">Extending to backreferences</text:p>
      <text:p text:style-name="Standard"/>
      <text:p text:style-name="Standard"/>
      <text:p text:style-name="Standard">???? Rework earlier example ???</text:p>
      <text:p text:style-name="Standard"/>
      <text:p text:style-name="Standard">DFA</text:p>
      <text:list xml:id="list1834714731" text:style-name="L4">
        <text:list-item>
          <text:p text:style-name="P13">state explosion</text:p>
          <text:list>
            <text:list-item>
              <text:p text:style-name="P13">what causes it</text:p>
              <text:list>
                <text:list-item>
                  <text:p text:style-name="P13">counting constraints</text:p>
                </text:list-item>
                <text:list-item>
                  <text:p text:style-name="P13">rule overlap</text:p>
                </text:list-item>
                <text:list-item>
                  <text:p text:style-name="P13"/>
                </text:list-item>
              </text:list>
            </text:list-item>
          </text:list>
        </text:list-item>
        <text:list-item>
          <text:p text:style-name="P13"><text:soft-page-break/>use stored state instead of exponential states</text:p>
        </text:list-item>
        <text:list-item>
          <text:p text:style-name="P13">explosion of stored state</text:p>
          <text:list>
            <text:list-item>
              <text:p text:style-name="P13">control with (nfa breadth, vs. depth first traversal, vs. hybrid)</text:p>
            </text:list-item>
          </text:list>
        </text:list-item>
      </text:list>
      <text:p text:style-name="Standard">NFA</text:p>
      <text:p text:style-name="Standard">HFA</text:p>
      <text:list xml:id="list1475610418" text:style-name="L5">
        <text:list-item>
          <text:p text:style-name="P14">NFA decomposed into DFA segments</text:p>
        </text:list-item>
      </text:list>
      <text:p text:style-name="Standard"/>
      <text:p text:style-name="Standard">Integrating in variables</text:p>
      <text:list xml:id="list2040427590" text:style-name="L6">
        <text:list-item>
          <text:p text:style-name="P15">basic simple example, no multi entry etc</text:p>
          <text:list>
            <text:list-item>
              <text:p text:style-name="P15">nfa</text:p>
            </text:list-item>
            <text:list-item>
              <text:p text:style-name="P15">dfa</text:p>
            </text:list-item>
          </text:list>
        </text:list-item>
        <text:list-item>
          <text:p text:style-name="P15">multi-entry example</text:p>
          <text:list>
            <text:list-item>
              <text:p text:style-name="P15">nfa</text:p>
            </text:list-item>
            <text:list-item>
              <text:p text:style-name="P15">dfa</text:p>
            </text:list-item>
          </text:list>
        </text:list-item>
        <text:list-item>
          <text:p text:style-name="P15">2 var example to show combining</text:p>
          <text:list>
            <text:list-item>
              <text:p text:style-name="P15">what of trailing?</text:p>
            </text:list-item>
          </text:list>
        </text:list-item>
        <text:list-item>
          <text:p text:style-name="P15">Encoding into next check/tables</text:p>
          <text:list>
            <text:list-item>
              <text:p text:style-name="P15">as if extending the dfa to have more transitions</text:p>
            </text:list-item>
            <text:list-item>
              <text:p text:style-name="P15"/>
            </text:list-item>
          </text:list>
        </text:list-item>
      </text:list>
      <text:p text:style-name="Standard"/>
      <text:p text:style-name="Standard"/>
      <text:p text:style-name="Standard"/>
      <text:p text:style-name="Standard">Dealing with variables and back references in a dfa</text:p>
      <text:p text:style-name="Standard"/>
      <text:p text:style-name="Standard"/>
      <text:list xml:id="list209716129" text:style-name="L7">
        <text:list-item>
          <text:p text:style-name="P16">dealing with a variable in an nfa</text:p>
          <text:list>
            <text:list-item>
              <text:p text:style-name="P16">instantiate match on entry to variable state</text:p>
            </text:list-item>
            <text:list-item>
              <text:p text:style-name="P16">3 conditional transitions equivalent to extending the alphabet by 3* (==, !=, and == &amp;&amp; != holding at the same time)</text:p>
            </text:list-item>
            <text:list-item>
              <text:p text:style-name="P16">variables that can be null and lambda values</text:p>
            </text:list-item>
            <text:list-item>
              <text:p text:style-name="P16">back tracking vs multithread approach</text:p>
            </text:list-item>
          </text:list>
        </text:list-item>
        <text:list-item>
          <text:p text:style-name="P16">converting the nfa to a dfa</text:p>
        </text:list-item>
        <text:list-item>
          <text:p text:style-name="P16">empty var – lambda pushes conditional into previous state</text:p>
        </text:list-item>
        <text:list-item>
          <text:p text:style-name="P16">multi-var/overlapping var example</text:p>
        </text:list-item>
        <text:list-item>
          <text:p text:style-name="P16">efficient handling on the consume action</text:p>
        </text:list-item>
        <text:list-item>
          <text:p text:style-name="P16">representation and compressing</text:p>
        </text:list-item>
        <text:list-item>
          <text:p text:style-name="P16">reducing the state expansion</text:p>
          <text:list>
            <text:list-item>
              <text:p text:style-name="P16">variables effect on dfa expansion is the same as .*</text:p>
            </text:list-item>
            <text:list-item>
              <text:p text:style-name="P16">associate the variable with a limiting pattern, each state within the pattern is a consuming state, for the variable</text:p>
            </text:list-item>
          </text:list>
        </text:list-item>
        <text:list-item>
          <text:p text:style-name="P16">extending aho algorithm to create dfas from expr trees</text:p>
        </text:list-item>
        <text:list-item>
          <text:p text:style-name="P16">variable relation to back referenc</text:p>
          <text:list>
            <text:list-item>
              <text:p text:style-name="P16">back reference is a dynamically defined variable that is created by matching</text:p>
            </text:list-item>
            <text:list-item>
              <text:p text:style-name="P16">back references create a set of potential values for the state</text:p>
            </text:list-item>
            <text:list-item>
              <text:p text:style-name="P16">back references need transition tagging to buildup back reference values</text:p>
            </text:list-item>
            <text:list-item>
              <text:p text:style-name="P16">variable matching state (consuming state) must process all potential value in the value set</text:p>
            </text:list-item>
          </text:list>
        </text:list-item>
      </text:list>
      <text:p text:style-name="Standard"><text:soft-page-break/></text:p>
      <text:p text:style-name="Standard"/>
      <text:p text:style-name="Standard">Appendix</text:p>
      <text:p text:style-name="Standard"/>
      <text:p text:style-name="Standard">The subset construction works on sets of states of an NFA. <text:s/>Each DFA state is created from a set (one or more states) from the NFA.</text:p>
      <text:p text:style-name="Standard"/>
      <text:p text:style-name="Standard">Subset construction</text:p>
      <text:p text:style-name="Standard"><text:s text:c="3"/>let S, T be sets of NFA states</text:p>
      <text:p text:style-name="Standard"><text:s text:c="3"/>work_queue := <text:span text:style-name="T2">λ</text:span><text:span text:style-name="T1">-closure({start state})</text:span></text:p>
      <text:p text:style-name="Standard"><text:s text:c="3"/>while (work_queue is not empty)</text:p>
      <text:p text:style-name="Standard"><text:s text:c="6"/>S := pop(work_queue)</text:p>
      <text:p text:style-name="Standard"><text:s text:c="6"/>foreach input symbol c do</text:p>
      <text:p text:style-name="Standard"><text:span text:style-name="T1"><text:s text:c="9"/>T := <text:s/></text:span><text:span text:style-name="T2">λ</text:span><text:span text:style-name="T1">-closure(move(S, c))</text:span></text:p>
      <text:p text:style-name="Standard"><text:s text:c="9"/>if T is not in States</text:p>
      <text:p text:style-name="Standard"><text:s text:c="12"/>insert T into States</text:p>
      <text:p text:style-name="Standard"><text:s text:c="12"/>push T onto work_queue</text:p>
      <text:p text:style-name="Standard"><text:s text:c="9"/>S.transition[c] := T</text:p>
      <text:p text:style-name="Standard"/>
      <text:p text:style-name="Standard">Move finds the set of NFA states that can be transitioned to from the DFA state S (which is a set of NFA states) for the input character c</text:p>
      <text:p text:style-name="Standard">move(S, c)</text:p>
      <text:p text:style-name="Standard"><text:s text:c="3"/>let T be a set of NFA states</text:p>
      <text:p text:style-name="Standard"><text:s text:c="3"/>let x be an NFA state</text:p>
      <text:p text:style-name="Standard"><text:s text:c="3"/>foreach x in S do</text:p>
      <text:p text:style-name="Standard"><text:s text:c="6"/>foreach NFA state t that c can transition to from x</text:p>
      <text:p text:style-name="Standard"><text:s text:c="9"/>push(T, t)</text:p>
      <text:p text:style-name="Standard"><text:s text:c="3"/>return T</text:p>
      <text:p text:style-name="Standard"><text:s/></text:p>
      <text:p text:style-name="Standard">Lambda closure computes the set of NFA states that can be transitioned to from the set of NFA states S using only lambda (null transitions)</text:p>
      <text:p text:style-name="Standard"><text:span text:style-name="T2">λ</text:span><text:span text:style-name="T1">-closure(S)</text:span></text:p>
      <text:p text:style-name="Standard"><text:s text:c="3"/>let work_queue be a set of NFA states</text:p>
      <text:p text:style-name="Standard"><text:s text:c="3"/>let t be an NFA state</text:p>
      <text:p text:style-name="Standard"><text:s text:c="3"/>work_queue := S</text:p>
      <text:p text:style-name="Standard"><text:s text:c="3"/>while work_queue is not empty</text:p>
      <text:p text:style-name="Standard"><text:s text:c="6"/>s := pop(work_queue)</text:p>
      <text:p text:style-name="Standard"><text:s text:c="6"/>foreach 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DejaVu Sans" svg:font-family="'DejaVu Sans'" style:font-family-generic="swiss"/>
    <style:font-face style:name="Liberation Sans3" svg:font-family="'Liberation Sans'" style:font-family-generic="swiss"/>
    <style:font-face style:name="Liberation Sans2" svg:font-family="'Liberation Sans'" style:font-adornments="Regular" style:font-family-generic="swiss"/>
    <style:font-face style:name="Arial1"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Liberation Sans1" svg:font-family="'Liberation Sans'" style:font-family-generic="swiss" style:font-pitch="variable"/>
    <style:font-face style:name="Lohit Hindi1" svg:font-family="'Lohit Hindi'" style:font-family-generic="swiss" style:font-pitch="variable"/>
    <style:font-face style:name="Times New Roman1" svg:font-family="'Times New Roman'"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draw:stroke-dash draw:name="Fine_20_Dashed_20__28_var_29_" draw:display-name="Fine Dashed (var)" draw:style="rect" draw:dots1="1" draw:dots1-length="112%" draw:distance="112%"/>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Johansen</meta:initial-creator>
    <meta:creation-date>2011-02-28T05:27:19</meta:creation-date>
    <dc:date>2011-06-27T08:50:31</dc:date>
    <dc:creator>John Johansen</dc:creator>
    <meta:editing-duration>P14DT4H12M33S</meta:editing-duration>
    <meta:editing-cycles>95</meta:editing-cycles>
    <meta:generator>LibreOffice/3.3$Unix LibreOffice_project/330m19$Build-202</meta:generator>
    <meta:document-statistic meta:table-count="12" meta:image-count="0" meta:object-count="0" meta:page-count="16" meta:paragraph-count="413" meta:word-count="5168" meta:character-count="28968"/>
  </office:meta>
</office:document-meta>
</file>